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table:shapes>
          <draw:frame draw:z-index="0" draw:style-name="gr1" draw:text-style-name="P1" svg:width="247.16mm" svg:height="127.51mm" svg:x="119.55mm" svg:y="4.51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number-columns-repeated="6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-2908.64" calcext:value-type="float">
            <text:p>-2908,6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28])" office:value-type="percentage" office:value="0.645777242857972" calcext:value-type="percentage">
            <text:p>64,58%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-0.234708" calcext:value-type="float">
            <text:p>-0,23470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1.55741" calcext:value-type="float">
            <text:p>1,55741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0.968124" calcext:value-type="float">
            <text:p>0,96812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-2059.42" calcext:value-type="float">
            <text:p>-2059,4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-0.212678" calcext:value-type="float">
            <text:p>-0,21267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341.19" calcext:value-type="float">
            <text:p>1341,19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14.005361101253" calcext:value-type="float">
            <text:p>314</text:p>
          </table:table-cell>
          <table:table-cell table:style-name="ce10" table:formula="of:=ABS([.E13]-[.C13])/[.C13]" office:value-type="percentage" office:value="0.0000170735708683899" calcext:value-type="percentage">
            <text:p>0,00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387.537850661332" calcext:value-type="float">
            <text:p>388</text:p>
          </table:table-cell>
          <table:table-cell table:style-name="ce10" table:formula="of:=ABS([.E14]-[.C14])/[.C14]" office:value-type="percentage" office:value="0.330677287286128" calcext:value-type="percentage">
            <text:p>33,07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891.56200643198" calcext:value-type="float">
            <text:p>892</text:p>
          </table:table-cell>
          <table:table-cell table:style-name="ce10" table:formula="of:=ABS([.E15]-[.C15])/[.C15]" office:value-type="percentage" office:value="0.0576061760758958" calcext:value-type="percentage">
            <text:p>5,76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10.52868807675" calcext:value-type="float">
            <text:p>1 311</text:p>
          </table:table-cell>
          <table:table-cell table:style-name="ce10" table:formula="of:=ABS([.E16]-[.C16])/[.C16]" office:value-type="percentage" office:value="0.0197990365918113" calcext:value-type="percentage">
            <text:p>1,98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2014.00109998292" calcext:value-type="float">
            <text:p>2 014</text:p>
          </table:table-cell>
          <table:table-cell table:style-name="ce10" table:formula="of:=ABS([.E17]-[.C17])/[.C17]" office:value-type="percentage" office:value="0.000000546168280831375" calcext:value-type="percentage">
            <text:p>0,00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906.24862323543" calcext:value-type="float">
            <text:p>2 906</text:p>
          </table:table-cell>
          <table:table-cell table:style-name="ce10" table:formula="of:=ABS([.E18]-[.C18])/[.C18]" office:value-type="percentage" office:value="0.0386878567674863" calcext:value-type="percentage">
            <text:p>3,87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892.47698255537" calcext:value-type="float">
            <text:p>3 892</text:p>
          </table:table-cell>
          <table:table-cell table:style-name="ce10" table:formula="of:=ABS([.E19]-[.C19])/[.C19]" office:value-type="percentage" office:value="0.152519707695326" calcext:value-type="percentage">
            <text:p>15,25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063.77636881857" calcext:value-type="float">
            <text:p>6 064</text:p>
          </table:table-cell>
          <table:table-cell table:style-name="ce10" table:formula="of:=ABS([.E20]-[.C20])/[.C20]" office:value-type="percentage" office:value="0.00020175287410229" calcext:value-type="percentage">
            <text:p>0,02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7797.32324834497" calcext:value-type="float">
            <text:p>7 797</text:p>
          </table:table-cell>
          <table:table-cell table:style-name="ce10" table:formula="of:=ABS([.E21]-[.C21])/[.C21]" office:value-type="percentage" office:value="0.00264476229918566" calcext:value-type="percentage">
            <text:p>0,26%</text:p>
          </table:table-cell>
          <table:table-cell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9829.98864243307" calcext:value-type="float">
            <text:p>9 830</text:p>
          </table:table-cell>
          <table:table-cell table:style-name="ce10" table:formula="of:=ABS([.E22]-[.C22])/[.C22]" office:value-type="percentage" office:value="0.000405927379713726" calcext:value-type="percentage">
            <text:p>0,04%</text:p>
          </table:table-cell>
          <table:table-cell table:number-columns-repeated="5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129.5662121633" calcext:value-type="float">
            <text:p>12 130</text:p>
          </table:table-cell>
          <table:table-cell table:style-name="ce10" table:formula="of:=ABS([.E23]-[.C23])/[.C23]" office:value-type="percentage" office:value="0.0147717068654963" calcext:value-type="percentage">
            <text:p>1,48%</text:p>
          </table:table-cell>
          <table:table-cell table:number-columns-repeated="5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541.3161217301" calcext:value-type="float">
            <text:p>14 541</text:p>
          </table:table-cell>
          <table:table-cell table:style-name="ce10" table:formula="of:=ABS([.E24]-[.C24])/[.C24]" office:value-type="percentage" office:value="0.00107741143573199" calcext:value-type="percentage">
            <text:p>0,11%</text:p>
          </table:table-cell>
          <table:table-cell table:number-columns-repeated="5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468.6130071103" calcext:value-type="float">
            <text:p>17 469</text:p>
          </table:table-cell>
          <table:table-cell table:style-name="ce10" table:formula="of:=ABS([.E25]-[.C25])/[.C25]" office:value-type="percentage" office:value="0.00446282600829801" calcext:value-type="percentage">
            <text:p>0,45%</text:p>
          </table:table-cell>
          <table:table-cell table:number-columns-repeated="5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629.9113418326" calcext:value-type="float">
            <text:p>20 630</text:p>
          </table:table-cell>
          <table:table-cell table:style-name="ce10" table:formula="of:=ABS([.E26]-[.C26])/[.C26]" office:value-type="percentage" office:value="0.00000429753598529844" calcext:value-type="percentage">
            <text:p>0,00%</text:p>
          </table:table-cell>
          <table:table-cell table:number-columns-repeated="5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4218.1847751298" calcext:value-type="float">
            <text:p>24 218</text:p>
          </table:table-cell>
          <table:table-cell table:style-name="ce10" table:formula="of:=ABS([.E27]-[.C27])/[.C27]" office:value-type="percentage" office:value="0.0136765995304289" calcext:value-type="percentage">
            <text:p>1,37%</text:p>
          </table:table-cell>
          <table:table-cell table:number-columns-repeated="5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8536.825593488" calcext:value-type="float">
            <text:p>28 537</text:p>
          </table:table-cell>
          <table:table-cell table:style-name="ce10" table:formula="of:=ABS([.E28]-[.C28])/[.C28]" office:value-type="percentage" office:value="0.00922427477323358" calcext:value-type="percentage">
            <text:p>0,92%</text:p>
          </table:table-cell>
          <table:table-cell table:number-columns-repeated="5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table:formula="of:=IF([.E29]&lt;10000000000;[.E29];10000000000)" office:value-type="float" office:value="32609.4415420722" calcext:value-type="float">
            <text:p>32 609</text:p>
          </table:table-cell>
          <table:table-cell/>
          <table:table-cell table:formula="of:=[.F$2]*[.C28]^[.F$3]+[.F$4]*[.C28]^[.F$5]+[.F$6]*[.C28]^[.F$7]+[.F$8]" office:value-type="float" office:value="32609.4415420722" calcext:value-type="float">
            <text:p>32 609</text:p>
          </table:table-cell>
          <table:table-cell table:number-columns-repeated="6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table:formula="of:=IF([.E30]&lt;10000000000;[.E30];10000000000)" office:value-type="float" office:value="37326.8235978732" calcext:value-type="float">
            <text:p>37 327</text:p>
          </table:table-cell>
          <table:table-cell/>
          <table:table-cell table:formula="of:=[.F$2]*[.C29]^[.F$3]+[.F$4]*[.C29]^[.F$5]+[.F$6]*[.C29]^[.F$7]+[.F$8]" office:value-type="float" office:value="37326.8235978732" calcext:value-type="float">
            <text:p>37 327</text:p>
          </table:table-cell>
          <table:table-cell table:number-columns-repeated="6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table:formula="of:=IF([.E31]&lt;10000000000;[.E31];10000000000)" office:value-type="float" office:value="42436.9340569264" calcext:value-type="float">
            <text:p>42 437</text:p>
          </table:table-cell>
          <table:table-cell/>
          <table:table-cell table:formula="of:=[.F$2]*[.C30]^[.F$3]+[.F$4]*[.C30]^[.F$5]+[.F$6]*[.C30]^[.F$7]+[.F$8]" office:value-type="float" office:value="42436.9340569264" calcext:value-type="float">
            <text:p>42 437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table:formula="of:=IF([.E32]&lt;10000000000;[.E32];10000000000)" office:value-type="float" office:value="47947.0576627823" calcext:value-type="float">
            <text:p>47 947</text:p>
          </table:table-cell>
          <table:table-cell/>
          <table:table-cell table:formula="of:=[.F$2]*[.C31]^[.F$3]+[.F$4]*[.C31]^[.F$5]+[.F$6]*[.C31]^[.F$7]+[.F$8]" office:value-type="float" office:value="47947.0576627823" calcext:value-type="float">
            <text:p>47 947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table:formula="of:=IF([.E33]&lt;10000000000;[.E33];10000000000)" office:value-type="float" office:value="53862.9020501193" calcext:value-type="float">
            <text:p>53 863</text:p>
          </table:table-cell>
          <table:table-cell/>
          <table:table-cell table:formula="of:=[.F$2]*[.C32]^[.F$3]+[.F$4]*[.C32]^[.F$5]+[.F$6]*[.C32]^[.F$7]+[.F$8]" office:value-type="float" office:value="53862.9020501193" calcext:value-type="float">
            <text:p>53 863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table:formula="of:=IF([.E34]&lt;10000000000;[.E34];10000000000)" office:value-type="float" office:value="60188.5435126081" calcext:value-type="float">
            <text:p>60 189</text:p>
          </table:table-cell>
          <table:table-cell/>
          <table:table-cell table:formula="of:=[.F$2]*[.C33]^[.F$3]+[.F$4]*[.C33]^[.F$5]+[.F$6]*[.C33]^[.F$7]+[.F$8]" office:value-type="float" office:value="60188.5435126081" calcext:value-type="float">
            <text:p>60 189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66926.3918246332" calcext:value-type="float">
            <text:p>66 926</text:p>
          </table:table-cell>
          <table:table-cell/>
          <table:table-cell table:formula="of:=[.F$2]*[.C34]^[.F$3]+[.F$4]*[.C34]^[.F$5]+[.F$6]*[.C34]^[.F$7]+[.F$8]" office:value-type="float" office:value="66926.3918246332" calcext:value-type="float">
            <text:p>66 926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74077.1733444654" calcext:value-type="float">
            <text:p>74 077</text:p>
          </table:table-cell>
          <table:table-cell/>
          <table:table-cell table:formula="of:=[.F$2]*[.C35]^[.F$3]+[.F$4]*[.C35]^[.F$5]+[.F$6]*[.C35]^[.F$7]+[.F$8]" office:value-type="float" office:value="74077.1733444654" calcext:value-type="float">
            <text:p>74 077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81639.9315047171" calcext:value-type="float">
            <text:p>81 640</text:p>
          </table:table-cell>
          <table:table-cell/>
          <table:table-cell table:formula="of:=[.F$2]*[.C36]^[.F$3]+[.F$4]*[.C36]^[.F$5]+[.F$6]*[.C36]^[.F$7]+[.F$8]" office:value-type="float" office:value="81639.9315047171" calcext:value-type="float">
            <text:p>81 640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89612.0436676808" calcext:value-type="float">
            <text:p>89 612</text:p>
          </table:table-cell>
          <table:table-cell/>
          <table:table-cell table:formula="of:=[.F$2]*[.C37]^[.F$3]+[.F$4]*[.C37]^[.F$5]+[.F$6]*[.C37]^[.F$7]+[.F$8]" office:value-type="float" office:value="89612.0436676808" calcext:value-type="float">
            <text:p>89 612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97989.2532014984" calcext:value-type="float">
            <text:p>97 989</text:p>
          </table:table-cell>
          <table:table-cell/>
          <table:table-cell table:formula="of:=[.F$2]*[.C38]^[.F$3]+[.F$4]*[.C38]^[.F$5]+[.F$6]*[.C38]^[.F$7]+[.F$8]" office:value-type="float" office:value="97989.2532014984" calcext:value-type="float">
            <text:p>97 989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106765.71552644" calcext:value-type="float">
            <text:p>106 766</text:p>
          </table:table-cell>
          <table:table-cell/>
          <table:table-cell table:formula="of:=[.F$2]*[.C39]^[.F$3]+[.F$4]*[.C39]^[.F$5]+[.F$6]*[.C39]^[.F$7]+[.F$8]" office:value-type="float" office:value="106765.71552644" calcext:value-type="float">
            <text:p>106 766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115934.056793989" calcext:value-type="float">
            <text:p>115 934</text:p>
          </table:table-cell>
          <table:table-cell/>
          <table:table-cell table:formula="of:=[.F$2]*[.C40]^[.F$3]+[.F$4]*[.C40]^[.F$5]+[.F$6]*[.C40]^[.F$7]+[.F$8]" office:value-type="float" office:value="115934.056793989" calcext:value-type="float">
            <text:p>115 934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125485.443797642" calcext:value-type="float">
            <text:p>125 485</text:p>
          </table:table-cell>
          <table:table-cell/>
          <table:table-cell table:formula="of:=[.F$2]*[.C41]^[.F$3]+[.F$4]*[.C41]^[.F$5]+[.F$6]*[.C41]^[.F$7]+[.F$8]" office:value-type="float" office:value="125485.443797642" calcext:value-type="float">
            <text:p>125 485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135409.663674394" calcext:value-type="float">
            <text:p>135 410</text:p>
          </table:table-cell>
          <table:table-cell/>
          <table:table-cell table:formula="of:=[.F$2]*[.C42]^[.F$3]+[.F$4]*[.C42]^[.F$5]+[.F$6]*[.C42]^[.F$7]+[.F$8]" office:value-type="float" office:value="135409.663674394" calcext:value-type="float">
            <text:p>135 410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145695.211939446" calcext:value-type="float">
            <text:p>145 695</text:p>
          </table:table-cell>
          <table:table-cell/>
          <table:table-cell table:formula="of:=[.F$2]*[.C43]^[.F$3]+[.F$4]*[.C43]^[.F$5]+[.F$6]*[.C43]^[.F$7]+[.F$8]" office:value-type="float" office:value="145695.211939446" calcext:value-type="float">
            <text:p>145 695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156329.387402761" calcext:value-type="float">
            <text:p>156 329</text:p>
          </table:table-cell>
          <table:table-cell/>
          <table:table-cell table:formula="of:=[.F$2]*[.C44]^[.F$3]+[.F$4]*[.C44]^[.F$5]+[.F$6]*[.C44]^[.F$7]+[.F$8]" office:value-type="float" office:value="156329.387402761" calcext:value-type="float">
            <text:p>156 329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167298.392542701" calcext:value-type="float">
            <text:p>167 298</text:p>
          </table:table-cell>
          <table:table-cell/>
          <table:table-cell table:formula="of:=[.F$2]*[.C45]^[.F$3]+[.F$4]*[.C45]^[.F$5]+[.F$6]*[.C45]^[.F$7]+[.F$8]" office:value-type="float" office:value="167298.392542701" calcext:value-type="float">
            <text:p>167 298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178587.437957121" calcext:value-type="float">
            <text:p>178 587</text:p>
          </table:table-cell>
          <table:table-cell/>
          <table:table-cell table:formula="of:=[.F$2]*[.C46]^[.F$3]+[.F$4]*[.C46]^[.F$5]+[.F$6]*[.C46]^[.F$7]+[.F$8]" office:value-type="float" office:value="178587.437957121" calcext:value-type="float">
            <text:p>178 587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190180.849573319" calcext:value-type="float">
            <text:p>190 181</text:p>
          </table:table-cell>
          <table:table-cell/>
          <table:table-cell table:formula="of:=[.F$2]*[.C47]^[.F$3]+[.F$4]*[.C47]^[.F$5]+[.F$6]*[.C47]^[.F$7]+[.F$8]" office:value-type="float" office:value="190180.849573319" calcext:value-type="float">
            <text:p>190 181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202062.177372674" calcext:value-type="float">
            <text:p>202 062</text:p>
          </table:table-cell>
          <table:table-cell/>
          <table:table-cell table:formula="of:=[.F$2]*[.C48]^[.F$3]+[.F$4]*[.C48]^[.F$5]+[.F$6]*[.C48]^[.F$7]+[.F$8]" office:value-type="float" office:value="202062.177372674" calcext:value-type="float">
            <text:p>202 062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214214.304470978" calcext:value-type="float">
            <text:p>214 214</text:p>
          </table:table-cell>
          <table:table-cell/>
          <table:table-cell table:formula="of:=[.F$2]*[.C49]^[.F$3]+[.F$4]*[.C49]^[.F$5]+[.F$6]*[.C49]^[.F$7]+[.F$8]" office:value-type="float" office:value="214214.304470978" calcext:value-type="float">
            <text:p>214 214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226619.555488811" calcext:value-type="float">
            <text:p>226 620</text:p>
          </table:table-cell>
          <table:table-cell/>
          <table:table-cell table:formula="of:=[.F$2]*[.C50]^[.F$3]+[.F$4]*[.C50]^[.F$5]+[.F$6]*[.C50]^[.F$7]+[.F$8]" office:value-type="float" office:value="226619.555488811" calcext:value-type="float">
            <text:p>226 620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239259.803245437" calcext:value-type="float">
            <text:p>239 260</text:p>
          </table:table-cell>
          <table:table-cell/>
          <table:table-cell table:formula="of:=[.F$2]*[.C51]^[.F$3]+[.F$4]*[.C51]^[.F$5]+[.F$6]*[.C51]^[.F$7]+[.F$8]" office:value-type="float" office:value="239259.803245437" calcext:value-type="float">
            <text:p>239 260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252116.572912355" calcext:value-type="float">
            <text:p>252 117</text:p>
          </table:table-cell>
          <table:table-cell/>
          <table:table-cell table:formula="of:=[.F$2]*[.C52]^[.F$3]+[.F$4]*[.C52]^[.F$5]+[.F$6]*[.C52]^[.F$7]+[.F$8]" office:value-type="float" office:value="252116.572912355" calcext:value-type="float">
            <text:p>252 117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265171.14286668" calcext:value-type="float">
            <text:p>265 171</text:p>
          </table:table-cell>
          <table:table-cell/>
          <table:table-cell table:formula="of:=[.F$2]*[.C53]^[.F$3]+[.F$4]*[.C53]^[.F$5]+[.F$6]*[.C53]^[.F$7]+[.F$8]" office:value-type="float" office:value="265171.14286668" calcext:value-type="float">
            <text:p>265 171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278404.641588283" calcext:value-type="float">
            <text:p>278 405</text:p>
          </table:table-cell>
          <table:table-cell/>
          <table:table-cell table:formula="of:=[.F$2]*[.C54]^[.F$3]+[.F$4]*[.C54]^[.F$5]+[.F$6]*[.C54]^[.F$7]+[.F$8]" office:value-type="float" office:value="278404.641588283" calcext:value-type="float">
            <text:p>278 405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291798.14004633" calcext:value-type="float">
            <text:p>291 798</text:p>
          </table:table-cell>
          <table:table-cell/>
          <table:table-cell table:formula="of:=[.F$2]*[.C55]^[.F$3]+[.F$4]*[.C55]^[.F$5]+[.F$6]*[.C55]^[.F$7]+[.F$8]" office:value-type="float" office:value="291798.14004633" calcext:value-type="float">
            <text:p>291 798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305332.73911929" calcext:value-type="float">
            <text:p>305 333</text:p>
          </table:table-cell>
          <table:table-cell/>
          <table:table-cell table:formula="of:=[.F$2]*[.C56]^[.F$3]+[.F$4]*[.C56]^[.F$5]+[.F$6]*[.C56]^[.F$7]+[.F$8]" office:value-type="float" office:value="305332.73911929" calcext:value-type="float">
            <text:p>305 333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318989.651686486" calcext:value-type="float">
            <text:p>318 990</text:p>
          </table:table-cell>
          <table:table-cell/>
          <table:table-cell table:formula="of:=[.F$2]*[.C57]^[.F$3]+[.F$4]*[.C57]^[.F$5]+[.F$6]*[.C57]^[.F$7]+[.F$8]" office:value-type="float" office:value="318989.651686486" calcext:value-type="float">
            <text:p>318 990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332750.279117893" calcext:value-type="float">
            <text:p>332 750</text:p>
          </table:table-cell>
          <table:table-cell/>
          <table:table-cell table:formula="of:=[.F$2]*[.C58]^[.F$3]+[.F$4]*[.C58]^[.F$5]+[.F$6]*[.C58]^[.F$7]+[.F$8]" office:value-type="float" office:value="332750.279117893" calcext:value-type="float">
            <text:p>332 750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346596.281971522" calcext:value-type="float">
            <text:p>346 596</text:p>
          </table:table-cell>
          <table:table-cell/>
          <table:table-cell table:formula="of:=[.F$2]*[.C59]^[.F$3]+[.F$4]*[.C59]^[.F$5]+[.F$6]*[.C59]^[.F$7]+[.F$8]" office:value-type="float" office:value="346596.281971522" calcext:value-type="float">
            <text:p>346 596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360509.644783887" calcext:value-type="float">
            <text:p>360 510</text:p>
          </table:table-cell>
          <table:table-cell/>
          <table:table-cell table:formula="of:=[.F$2]*[.C60]^[.F$3]+[.F$4]*[.C60]^[.F$5]+[.F$6]*[.C60]^[.F$7]+[.F$8]" office:value-type="float" office:value="360509.644783887" calcext:value-type="float">
            <text:p>360 510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374472.734908335" calcext:value-type="float">
            <text:p>374 473</text:p>
          </table:table-cell>
          <table:table-cell/>
          <table:table-cell table:formula="of:=[.F$2]*[.C61]^[.F$3]+[.F$4]*[.C61]^[.F$5]+[.F$6]*[.C61]^[.F$7]+[.F$8]" office:value-type="float" office:value="374472.734908335" calcext:value-type="float">
            <text:p>374 473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388468.355418374" calcext:value-type="float">
            <text:p>388 468</text:p>
          </table:table-cell>
          <table:table-cell/>
          <table:table-cell table:formula="of:=[.F$2]*[.C62]^[.F$3]+[.F$4]*[.C62]^[.F$5]+[.F$6]*[.C62]^[.F$7]+[.F$8]" office:value-type="float" office:value="388468.355418374" calcext:value-type="float">
            <text:p>388 468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402479.792148463" calcext:value-type="float">
            <text:p>402 480</text:p>
          </table:table-cell>
          <table:table-cell/>
          <table:table-cell table:formula="of:=[.F$2]*[.C63]^[.F$3]+[.F$4]*[.C63]^[.F$5]+[.F$6]*[.C63]^[.F$7]+[.F$8]" office:value-type="float" office:value="402479.792148463" calcext:value-type="float">
            <text:p>402 480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416490.854993179" calcext:value-type="float">
            <text:p>416 491</text:p>
          </table:table-cell>
          <table:table-cell/>
          <table:table-cell table:formula="of:=[.F$2]*[.C64]^[.F$3]+[.F$4]*[.C64]^[.F$5]+[.F$6]*[.C64]^[.F$7]+[.F$8]" office:value-type="float" office:value="416490.854993179" calcext:value-type="float">
            <text:p>416 491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430485.913627404" calcext:value-type="float">
            <text:p>430 486</text:p>
          </table:table-cell>
          <table:table-cell/>
          <table:table-cell table:formula="of:=[.F$2]*[.C65]^[.F$3]+[.F$4]*[.C65]^[.F$5]+[.F$6]*[.C65]^[.F$7]+[.F$8]" office:value-type="float" office:value="430485.913627404" calcext:value-type="float">
            <text:p>430 486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444449.927845457" calcext:value-type="float">
            <text:p>444 450</text:p>
          </table:table-cell>
          <table:table-cell/>
          <table:table-cell table:formula="of:=[.F$2]*[.C66]^[.F$3]+[.F$4]*[.C66]^[.F$5]+[.F$6]*[.C66]^[.F$7]+[.F$8]" office:value-type="float" office:value="444449.927845457" calcext:value-type="float">
            <text:p>444 450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458368.472746312" calcext:value-type="float">
            <text:p>458 368</text:p>
          </table:table-cell>
          <table:table-cell/>
          <table:table-cell table:formula="of:=[.F$2]*[.C67]^[.F$3]+[.F$4]*[.C67]^[.F$5]+[.F$6]*[.C67]^[.F$7]+[.F$8]" office:value-type="float" office:value="458368.472746312" calcext:value-type="float">
            <text:p>458 368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472227.759015491" calcext:value-type="float">
            <text:p>472 228</text:p>
          </table:table-cell>
          <table:table-cell/>
          <table:table-cell table:formula="of:=[.F$2]*[.C68]^[.F$3]+[.F$4]*[.C68]^[.F$5]+[.F$6]*[.C68]^[.F$7]+[.F$8]" office:value-type="float" office:value="472227.759015491" calcext:value-type="float">
            <text:p>472 228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486014.648572426" calcext:value-type="float">
            <text:p>486 015</text:p>
          </table:table-cell>
          <table:table-cell/>
          <table:table-cell table:formula="of:=[.F$2]*[.C69]^[.F$3]+[.F$4]*[.C69]^[.F$5]+[.F$6]*[.C69]^[.F$7]+[.F$8]" office:value-type="float" office:value="486014.648572426" calcext:value-type="float">
            <text:p>486 015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499716.665865338" calcext:value-type="float">
            <text:p>499 717</text:p>
          </table:table-cell>
          <table:table-cell/>
          <table:table-cell table:formula="of:=[.F$2]*[.C70]^[.F$3]+[.F$4]*[.C70]^[.F$5]+[.F$6]*[.C70]^[.F$7]+[.F$8]" office:value-type="float" office:value="499716.665865338" calcext:value-type="float">
            <text:p>499 717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513322.005104623" calcext:value-type="float">
            <text:p>513 322</text:p>
          </table:table-cell>
          <table:table-cell/>
          <table:table-cell table:formula="of:=[.F$2]*[.C71]^[.F$3]+[.F$4]*[.C71]^[.F$5]+[.F$6]*[.C71]^[.F$7]+[.F$8]" office:value-type="float" office:value="513322.005104623" calcext:value-type="float">
            <text:p>513 322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526819.533730582" calcext:value-type="float">
            <text:p>526 820</text:p>
          </table:table-cell>
          <table:table-cell/>
          <table:table-cell table:formula="of:=[.F$2]*[.C72]^[.F$3]+[.F$4]*[.C72]^[.F$5]+[.F$6]*[.C72]^[.F$7]+[.F$8]" office:value-type="float" office:value="526819.533730582" calcext:value-type="float">
            <text:p>526 820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540198.792412781" calcext:value-type="float">
            <text:p>540 199</text:p>
          </table:table-cell>
          <table:table-cell/>
          <table:table-cell table:formula="of:=[.F$2]*[.C73]^[.F$3]+[.F$4]*[.C73]^[.F$5]+[.F$6]*[.C73]^[.F$7]+[.F$8]" office:value-type="float" office:value="540198.792412781" calcext:value-type="float">
            <text:p>540 199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553449.991876555" calcext:value-type="float">
            <text:p>553 450</text:p>
          </table:table-cell>
          <table:table-cell/>
          <table:table-cell table:formula="of:=[.F$2]*[.C74]^[.F$3]+[.F$4]*[.C74]^[.F$5]+[.F$6]*[.C74]^[.F$7]+[.F$8]" office:value-type="float" office:value="553449.991876555" calcext:value-type="float">
            <text:p>553 450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566564.006847799" calcext:value-type="float">
            <text:p>566 564</text:p>
          </table:table-cell>
          <table:table-cell/>
          <table:table-cell table:formula="of:=[.F$2]*[.C75]^[.F$3]+[.F$4]*[.C75]^[.F$5]+[.F$6]*[.C75]^[.F$7]+[.F$8]" office:value-type="float" office:value="566564.006847799" calcext:value-type="float">
            <text:p>566 564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579532.367400506" calcext:value-type="float">
            <text:p>579 532</text:p>
          </table:table-cell>
          <table:table-cell/>
          <table:table-cell table:formula="of:=[.F$2]*[.C76]^[.F$3]+[.F$4]*[.C76]^[.F$5]+[.F$6]*[.C76]^[.F$7]+[.F$8]" office:value-type="float" office:value="579532.367400506" calcext:value-type="float">
            <text:p>579 532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592347.247982858" calcext:value-type="float">
            <text:p>592 347</text:p>
          </table:table-cell>
          <table:table-cell/>
          <table:table-cell table:formula="of:=[.F$2]*[.C77]^[.F$3]+[.F$4]*[.C77]^[.F$5]+[.F$6]*[.C77]^[.F$7]+[.F$8]" office:value-type="float" office:value="592347.247982858" calcext:value-type="float">
            <text:p>592 347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605001.454387499" calcext:value-type="float">
            <text:p>605 001</text:p>
          </table:table-cell>
          <table:table-cell/>
          <table:table-cell table:formula="of:=[.F$2]*[.C78]^[.F$3]+[.F$4]*[.C78]^[.F$5]+[.F$6]*[.C78]^[.F$7]+[.F$8]" office:value-type="float" office:value="605001.454387499" calcext:value-type="float">
            <text:p>605 001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617488.40892014" calcext:value-type="float">
            <text:p>617 488</text:p>
          </table:table-cell>
          <table:table-cell/>
          <table:table-cell table:formula="of:=[.F$2]*[.C79]^[.F$3]+[.F$4]*[.C79]^[.F$5]+[.F$6]*[.C79]^[.F$7]+[.F$8]" office:value-type="float" office:value="617488.40892014" calcext:value-type="float">
            <text:p>617 488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629802.134008196" calcext:value-type="float">
            <text:p>629 802</text:p>
          </table:table-cell>
          <table:table-cell/>
          <table:table-cell table:formula="of:=[.F$2]*[.C80]^[.F$3]+[.F$4]*[.C80]^[.F$5]+[.F$6]*[.C80]^[.F$7]+[.F$8]" office:value-type="float" office:value="629802.134008196" calcext:value-type="float">
            <text:p>629 802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641937.234477948" calcext:value-type="float">
            <text:p>641 937</text:p>
          </table:table-cell>
          <table:table-cell/>
          <table:table-cell table:formula="of:=[.F$2]*[.C81]^[.F$3]+[.F$4]*[.C81]^[.F$5]+[.F$6]*[.C81]^[.F$7]+[.F$8]" office:value-type="float" office:value="641937.234477948" calcext:value-type="float">
            <text:p>641 937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653888.878715087" calcext:value-type="float">
            <text:p>653 889</text:p>
          </table:table-cell>
          <table:table-cell/>
          <table:table-cell table:formula="of:=[.F$2]*[.C82]^[.F$3]+[.F$4]*[.C82]^[.F$5]+[.F$6]*[.C82]^[.F$7]+[.F$8]" office:value-type="float" office:value="653888.878715087" calcext:value-type="float">
            <text:p>653 889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665652.778909511" calcext:value-type="float">
            <text:p>665 653</text:p>
          </table:table-cell>
          <table:table-cell/>
          <table:table-cell table:formula="of:=[.F$2]*[.C83]^[.F$3]+[.F$4]*[.C83]^[.F$5]+[.F$6]*[.C83]^[.F$7]+[.F$8]" office:value-type="float" office:value="665652.778909511" calcext:value-type="float">
            <text:p>665 653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677225.170571175" calcext:value-type="float">
            <text:p>677 225</text:p>
          </table:table-cell>
          <table:table-cell/>
          <table:table-cell table:formula="of:=[.F$2]*[.C84]^[.F$3]+[.F$4]*[.C84]^[.F$5]+[.F$6]*[.C84]^[.F$7]+[.F$8]" office:value-type="float" office:value="677225.170571175" calcext:value-type="float">
            <text:p>677 225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688602.791489798" calcext:value-type="float">
            <text:p>688 603</text:p>
          </table:table-cell>
          <table:table-cell/>
          <table:table-cell table:formula="of:=[.F$2]*[.C85]^[.F$3]+[.F$4]*[.C85]^[.F$5]+[.F$6]*[.C85]^[.F$7]+[.F$8]" office:value-type="float" office:value="688602.791489798" calcext:value-type="float">
            <text:p>688 603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699782.86029736" calcext:value-type="float">
            <text:p>699 783</text:p>
          </table:table-cell>
          <table:table-cell/>
          <table:table-cell table:formula="of:=[.F$2]*[.C86]^[.F$3]+[.F$4]*[.C86]^[.F$5]+[.F$6]*[.C86]^[.F$7]+[.F$8]" office:value-type="float" office:value="699782.86029736" calcext:value-type="float">
            <text:p>699 783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710763.054778796" calcext:value-type="float">
            <text:p>710 763</text:p>
          </table:table-cell>
          <table:table-cell/>
          <table:table-cell table:formula="of:=[.F$2]*[.C87]^[.F$3]+[.F$4]*[.C87]^[.F$5]+[.F$6]*[.C87]^[.F$7]+[.F$8]" office:value-type="float" office:value="710763.054778796" calcext:value-type="float">
            <text:p>710 763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721541.490063143" calcext:value-type="float">
            <text:p>721 541</text:p>
          </table:table-cell>
          <table:table-cell/>
          <table:table-cell table:formula="of:=[.F$2]*[.C88]^[.F$3]+[.F$4]*[.C88]^[.F$5]+[.F$6]*[.C88]^[.F$7]+[.F$8]" office:value-type="float" office:value="721541.490063143" calcext:value-type="float">
            <text:p>721 541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732116.696814673" calcext:value-type="float">
            <text:p>732 117</text:p>
          </table:table-cell>
          <table:table-cell/>
          <table:table-cell table:formula="of:=[.F$2]*[.C89]^[.F$3]+[.F$4]*[.C89]^[.F$5]+[.F$6]*[.C89]^[.F$7]+[.F$8]" office:value-type="float" office:value="732116.696814673" calcext:value-type="float">
            <text:p>732 117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742487.599531422" calcext:value-type="float">
            <text:p>742 488</text:p>
          </table:table-cell>
          <table:table-cell/>
          <table:table-cell table:formula="of:=[.F$2]*[.C90]^[.F$3]+[.F$4]*[.C90]^[.F$5]+[.F$6]*[.C90]^[.F$7]+[.F$8]" office:value-type="float" office:value="742487.599531422" calcext:value-type="float">
            <text:p>742 488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752653.495046874" calcext:value-type="float">
            <text:p>752 653</text:p>
          </table:table-cell>
          <table:table-cell/>
          <table:table-cell table:formula="of:=[.F$2]*[.C91]^[.F$3]+[.F$4]*[.C91]^[.F$5]+[.F$6]*[.C91]^[.F$7]+[.F$8]" office:value-type="float" office:value="752653.495046874" calcext:value-type="float">
            <text:p>752 653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762614.031319619" calcext:value-type="float">
            <text:p>762 614</text:p>
          </table:table-cell>
          <table:table-cell/>
          <table:table-cell table:formula="of:=[.F$2]*[.C92]^[.F$3]+[.F$4]*[.C92]^[.F$5]+[.F$6]*[.C92]^[.F$7]+[.F$8]" office:value-type="float" office:value="762614.031319619" calcext:value-type="float">
            <text:p>762 614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772369.186585386" calcext:value-type="float">
            <text:p>772 369</text:p>
          </table:table-cell>
          <table:table-cell/>
          <table:table-cell table:formula="of:=[.F$2]*[.C93]^[.F$3]+[.F$4]*[.C93]^[.F$5]+[.F$6]*[.C93]^[.F$7]+[.F$8]" office:value-type="float" office:value="772369.186585386" calcext:value-type="float">
            <text:p>772 369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781919.248936165" calcext:value-type="float">
            <text:p>781 919</text:p>
          </table:table-cell>
          <table:table-cell/>
          <table:table-cell table:formula="of:=[.F$2]*[.C94]^[.F$3]+[.F$4]*[.C94]^[.F$5]+[.F$6]*[.C94]^[.F$7]+[.F$8]" office:value-type="float" office:value="781919.248936165" calcext:value-type="float">
            <text:p>781 919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791264.796382019" calcext:value-type="float">
            <text:p>791 265</text:p>
          </table:table-cell>
          <table:table-cell/>
          <table:table-cell table:formula="of:=[.F$2]*[.C95]^[.F$3]+[.F$4]*[.C95]^[.F$5]+[.F$6]*[.C95]^[.F$7]+[.F$8]" office:value-type="float" office:value="791264.796382019" calcext:value-type="float">
            <text:p>791 265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800406.677442754" calcext:value-type="float">
            <text:p>800 407</text:p>
          </table:table-cell>
          <table:table-cell/>
          <table:table-cell table:formula="of:=[.F$2]*[.C96]^[.F$3]+[.F$4]*[.C96]^[.F$5]+[.F$6]*[.C96]^[.F$7]+[.F$8]" office:value-type="float" office:value="800406.677442754" calcext:value-type="float">
            <text:p>800 407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809345.992308805" calcext:value-type="float">
            <text:p>809 346</text:p>
          </table:table-cell>
          <table:table-cell/>
          <table:table-cell table:formula="of:=[.F$2]*[.C97]^[.F$3]+[.F$4]*[.C97]^[.F$5]+[.F$6]*[.C97]^[.F$7]+[.F$8]" office:value-type="float" office:value="809345.992308805" calcext:value-type="float">
            <text:p>809 346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818084.074603485" calcext:value-type="float">
            <text:p>818 084</text:p>
          </table:table-cell>
          <table:table-cell/>
          <table:table-cell table:formula="of:=[.F$2]*[.C98]^[.F$3]+[.F$4]*[.C98]^[.F$5]+[.F$6]*[.C98]^[.F$7]+[.F$8]" office:value-type="float" office:value="818084.074603485" calcext:value-type="float">
            <text:p>818 084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826622.473772175" calcext:value-type="float">
            <text:p>826 622</text:p>
          </table:table-cell>
          <table:table-cell/>
          <table:table-cell table:formula="of:=[.F$2]*[.C99]^[.F$3]+[.F$4]*[.C99]^[.F$5]+[.F$6]*[.C99]^[.F$7]+[.F$8]" office:value-type="float" office:value="826622.473772175" calcext:value-type="float">
            <text:p>826 622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834962.938117975" calcext:value-type="float">
            <text:p>834 963</text:p>
          </table:table-cell>
          <table:table-cell/>
          <table:table-cell table:formula="of:=[.F$2]*[.C100]^[.F$3]+[.F$4]*[.C100]^[.F$5]+[.F$6]*[.C100]^[.F$7]+[.F$8]" office:value-type="float" office:value="834962.938117975" calcext:value-type="float">
            <text:p>834 963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843107.398497916" calcext:value-type="float">
            <text:p>843 107</text:p>
          </table:table-cell>
          <table:table-cell/>
          <table:table-cell table:formula="of:=[.F$2]*[.C101]^[.F$3]+[.F$4]*[.C101]^[.F$5]+[.F$6]*[.C101]^[.F$7]+[.F$8]" office:value-type="float" office:value="843107.398497916" calcext:value-type="float">
            <text:p>843 107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851057.952688855" calcext:value-type="float">
            <text:p>851 058</text:p>
          </table:table-cell>
          <table:table-cell/>
          <table:table-cell table:formula="of:=[.F$2]*[.C102]^[.F$3]+[.F$4]*[.C102]^[.F$5]+[.F$6]*[.C102]^[.F$7]+[.F$8]" office:value-type="float" office:value="851057.952688855" calcext:value-type="float">
            <text:p>851 058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858816.850427775" calcext:value-type="float">
            <text:p>858 817</text:p>
          </table:table-cell>
          <table:table-cell/>
          <table:table-cell table:formula="of:=[.F$2]*[.C103]^[.F$3]+[.F$4]*[.C103]^[.F$5]+[.F$6]*[.C103]^[.F$7]+[.F$8]" office:value-type="float" office:value="858816.850427775" calcext:value-type="float">
            <text:p>858 817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866386.479127214" calcext:value-type="float">
            <text:p>866 386</text:p>
          </table:table-cell>
          <table:table-cell/>
          <table:table-cell table:formula="of:=[.F$2]*[.C104]^[.F$3]+[.F$4]*[.C104]^[.F$5]+[.F$6]*[.C104]^[.F$7]+[.F$8]" office:value-type="float" office:value="866386.479127214" calcext:value-type="float">
            <text:p>866 386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873769.350263044" calcext:value-type="float">
            <text:p>873 769</text:p>
          </table:table-cell>
          <table:table-cell/>
          <table:table-cell table:formula="of:=[.F$2]*[.C105]^[.F$3]+[.F$4]*[.C105]^[.F$5]+[.F$6]*[.C105]^[.F$7]+[.F$8]" office:value-type="float" office:value="873769.350263044" calcext:value-type="float">
            <text:p>873 769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880968.086428729" calcext:value-type="float">
            <text:p>880 968</text:p>
          </table:table-cell>
          <table:table-cell/>
          <table:table-cell table:formula="of:=[.F$2]*[.C106]^[.F$3]+[.F$4]*[.C106]^[.F$5]+[.F$6]*[.C106]^[.F$7]+[.F$8]" office:value-type="float" office:value="880968.086428729" calcext:value-type="float">
            <text:p>880 968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887985.409047431" calcext:value-type="float">
            <text:p>887 985</text:p>
          </table:table-cell>
          <table:table-cell/>
          <table:table-cell table:formula="of:=[.F$2]*[.C107]^[.F$3]+[.F$4]*[.C107]^[.F$5]+[.F$6]*[.C107]^[.F$7]+[.F$8]" office:value-type="float" office:value="887985.409047431" calcext:value-type="float">
            <text:p>887 985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894824.126731011" calcext:value-type="float">
            <text:p>894 824</text:p>
          </table:table-cell>
          <table:table-cell/>
          <table:table-cell table:formula="of:=[.F$2]*[.C108]^[.F$3]+[.F$4]*[.C108]^[.F$5]+[.F$6]*[.C108]^[.F$7]+[.F$8]" office:value-type="float" office:value="894824.126731011" calcext:value-type="float">
            <text:p>894 824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901487.124272923" calcext:value-type="float">
            <text:p>901 487</text:p>
          </table:table-cell>
          <table:table-cell/>
          <table:table-cell table:formula="of:=[.F$2]*[.C109]^[.F$3]+[.F$4]*[.C109]^[.F$5]+[.F$6]*[.C109]^[.F$7]+[.F$8]" office:value-type="float" office:value="901487.124272923" calcext:value-type="float">
            <text:p>901 487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907977.352260276" calcext:value-type="float">
            <text:p>907 977</text:p>
          </table:table-cell>
          <table:table-cell/>
          <table:table-cell table:formula="of:=[.F$2]*[.C110]^[.F$3]+[.F$4]*[.C110]^[.F$5]+[.F$6]*[.C110]^[.F$7]+[.F$8]" office:value-type="float" office:value="907977.352260276" calcext:value-type="float">
            <text:p>907 977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914297.817288891" calcext:value-type="float">
            <text:p>914 298</text:p>
          </table:table-cell>
          <table:table-cell/>
          <table:table-cell table:formula="of:=[.F$2]*[.C111]^[.F$3]+[.F$4]*[.C111]^[.F$5]+[.F$6]*[.C111]^[.F$7]+[.F$8]" office:value-type="float" office:value="914297.817288891" calcext:value-type="float">
            <text:p>914 298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920451.57276399" calcext:value-type="float">
            <text:p>920 452</text:p>
          </table:table-cell>
          <table:table-cell/>
          <table:table-cell table:formula="of:=[.F$2]*[.C112]^[.F$3]+[.F$4]*[.C112]^[.F$5]+[.F$6]*[.C112]^[.F$7]+[.F$8]" office:value-type="float" office:value="920451.57276399" calcext:value-type="float">
            <text:p>920 452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926441.710268206" calcext:value-type="float">
            <text:p>926 442</text:p>
          </table:table-cell>
          <table:table-cell/>
          <table:table-cell table:formula="of:=[.F$2]*[.C113]^[.F$3]+[.F$4]*[.C113]^[.F$5]+[.F$6]*[.C113]^[.F$7]+[.F$8]" office:value-type="float" office:value="926441.710268206" calcext:value-type="float">
            <text:p>926 442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932271.351477818" calcext:value-type="float">
            <text:p>932 271</text:p>
          </table:table-cell>
          <table:table-cell/>
          <table:table-cell table:formula="of:=[.F$2]*[.C114]^[.F$3]+[.F$4]*[.C114]^[.F$5]+[.F$6]*[.C114]^[.F$7]+[.F$8]" office:value-type="float" office:value="932271.351477818" calcext:value-type="float">
            <text:p>932 271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937943.64060761" calcext:value-type="float">
            <text:p>937 944</text:p>
          </table:table-cell>
          <table:table-cell/>
          <table:table-cell table:formula="of:=[.F$2]*[.C115]^[.F$3]+[.F$4]*[.C115]^[.F$5]+[.F$6]*[.C115]^[.F$7]+[.F$8]" office:value-type="float" office:value="937943.64060761" calcext:value-type="float">
            <text:p>937 944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943461.737364301" calcext:value-type="float">
            <text:p>943 462</text:p>
          </table:table-cell>
          <table:table-cell/>
          <table:table-cell table:formula="of:=[.F$2]*[.C116]^[.F$3]+[.F$4]*[.C116]^[.F$5]+[.F$6]*[.C116]^[.F$7]+[.F$8]" office:value-type="float" office:value="943461.737364301" calcext:value-type="float">
            <text:p>943 462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948828.810388297" calcext:value-type="float">
            <text:p>948 829</text:p>
          </table:table-cell>
          <table:table-cell/>
          <table:table-cell table:formula="of:=[.F$2]*[.C117]^[.F$3]+[.F$4]*[.C117]^[.F$5]+[.F$6]*[.C117]^[.F$7]+[.F$8]" office:value-type="float" office:value="948828.810388297" calcext:value-type="float">
            <text:p>948 829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954048.031163404" calcext:value-type="float">
            <text:p>954 048</text:p>
          </table:table-cell>
          <table:table-cell/>
          <table:table-cell table:formula="of:=[.F$2]*[.C118]^[.F$3]+[.F$4]*[.C118]^[.F$5]+[.F$6]*[.C118]^[.F$7]+[.F$8]" office:value-type="float" office:value="954048.031163404" calcext:value-type="float">
            <text:p>954 048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959122.568374131" calcext:value-type="float">
            <text:p>959 123</text:p>
          </table:table-cell>
          <table:table-cell/>
          <table:table-cell table:formula="of:=[.F$2]*[.C119]^[.F$3]+[.F$4]*[.C119]^[.F$5]+[.F$6]*[.C119]^[.F$7]+[.F$8]" office:value-type="float" office:value="959122.568374131" calcext:value-type="float">
            <text:p>959 123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964055.58269037" calcext:value-type="float">
            <text:p>964 056</text:p>
          </table:table-cell>
          <table:table-cell/>
          <table:table-cell table:formula="of:=[.F$2]*[.C120]^[.F$3]+[.F$4]*[.C120]^[.F$5]+[.F$6]*[.C120]^[.F$7]+[.F$8]" office:value-type="float" office:value="964055.58269037" calcext:value-type="float">
            <text:p>964 056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968850.221959411" calcext:value-type="float">
            <text:p>968 850</text:p>
          </table:table-cell>
          <table:table-cell/>
          <table:table-cell table:formula="of:=[.F$2]*[.C121]^[.F$3]+[.F$4]*[.C121]^[.F$5]+[.F$6]*[.C121]^[.F$7]+[.F$8]" office:value-type="float" office:value="968850.221959411" calcext:value-type="float">
            <text:p>968 850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973509.616785582" calcext:value-type="float">
            <text:p>973 510</text:p>
          </table:table-cell>
          <table:table-cell/>
          <table:table-cell table:formula="of:=[.F$2]*[.C122]^[.F$3]+[.F$4]*[.C122]^[.F$5]+[.F$6]*[.C122]^[.F$7]+[.F$8]" office:value-type="float" office:value="973509.616785582" calcext:value-type="float">
            <text:p>973 510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978036.876478107" calcext:value-type="float">
            <text:p>978 037</text:p>
          </table:table-cell>
          <table:table-cell/>
          <table:table-cell table:formula="of:=[.F$2]*[.C123]^[.F$3]+[.F$4]*[.C123]^[.F$5]+[.F$6]*[.C123]^[.F$7]+[.F$8]" office:value-type="float" office:value="978036.876478107" calcext:value-type="float">
            <text:p>978 037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982435.085348255" calcext:value-type="float">
            <text:p>982 435</text:p>
          </table:table-cell>
          <table:table-cell/>
          <table:table-cell table:formula="of:=[.F$2]*[.C124]^[.F$3]+[.F$4]*[.C124]^[.F$5]+[.F$6]*[.C124]^[.F$7]+[.F$8]" office:value-type="float" office:value="982435.085348255" calcext:value-type="float">
            <text:p>982 435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986707.29933725" calcext:value-type="float">
            <text:p>986 707</text:p>
          </table:table-cell>
          <table:table-cell/>
          <table:table-cell table:formula="of:=[.F$2]*[.C125]^[.F$3]+[.F$4]*[.C125]^[.F$5]+[.F$6]*[.C125]^[.F$7]+[.F$8]" office:value-type="float" office:value="986707.29933725" calcext:value-type="float">
            <text:p>986 707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990856.542956966" calcext:value-type="float">
            <text:p>990 857</text:p>
          </table:table-cell>
          <table:table-cell/>
          <table:table-cell table:formula="of:=[.F$2]*[.C126]^[.F$3]+[.F$4]*[.C126]^[.F$5]+[.F$6]*[.C126]^[.F$7]+[.F$8]" office:value-type="float" office:value="990856.542956966" calcext:value-type="float">
            <text:p>990 857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994885.80652594" calcext:value-type="float">
            <text:p>994 886</text:p>
          </table:table-cell>
          <table:table-cell/>
          <table:table-cell table:formula="of:=[.F$2]*[.C127]^[.F$3]+[.F$4]*[.C127]^[.F$5]+[.F$6]*[.C127]^[.F$7]+[.F$8]" office:value-type="float" office:value="994885.80652594" calcext:value-type="float">
            <text:p>994 886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998798.043683786" calcext:value-type="float">
            <text:p>998 798</text:p>
          </table:table-cell>
          <table:table-cell/>
          <table:table-cell table:formula="of:=[.F$2]*[.C128]^[.F$3]+[.F$4]*[.C128]^[.F$5]+[.F$6]*[.C128]^[.F$7]+[.F$8]" office:value-type="float" office:value="998798.043683786" calcext:value-type="float">
            <text:p>998 798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1002596.16916771" calcext:value-type="float">
            <text:p>1 002 596</text:p>
          </table:table-cell>
          <table:table-cell/>
          <table:table-cell table:formula="of:=[.F$2]*[.C129]^[.F$3]+[.F$4]*[.C129]^[.F$5]+[.F$6]*[.C129]^[.F$7]+[.F$8]" office:value-type="float" office:value="1002596.16916771" calcext:value-type="float">
            <text:p>1 002 596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1006283.05683538" calcext:value-type="float">
            <text:p>1 006 283</text:p>
          </table:table-cell>
          <table:table-cell/>
          <table:table-cell table:formula="of:=[.F$2]*[.C130]^[.F$3]+[.F$4]*[.C130]^[.F$5]+[.F$6]*[.C130]^[.F$7]+[.F$8]" office:value-type="float" office:value="1006283.05683538" calcext:value-type="float">
            <text:p>1 006 283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1009861.537919" calcext:value-type="float">
            <text:p>1 009 862</text:p>
          </table:table-cell>
          <table:table-cell/>
          <table:table-cell table:formula="of:=[.F$2]*[.C131]^[.F$3]+[.F$4]*[.C131]^[.F$5]+[.F$6]*[.C131]^[.F$7]+[.F$8]" office:value-type="float" office:value="1009861.537919" calcext:value-type="float">
            <text:p>1 009 862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1013334.3994961" calcext:value-type="float">
            <text:p>1 013 334</text:p>
          </table:table-cell>
          <table:table-cell/>
          <table:table-cell table:formula="of:=[.F$2]*[.C132]^[.F$3]+[.F$4]*[.C132]^[.F$5]+[.F$6]*[.C132]^[.F$7]+[.F$8]" office:value-type="float" office:value="1013334.3994961" calcext:value-type="float">
            <text:p>1 013 334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1016704.38316309" calcext:value-type="float">
            <text:p>1 016 704</text:p>
          </table:table-cell>
          <table:table-cell/>
          <table:table-cell table:formula="of:=[.F$2]*[.C133]^[.F$3]+[.F$4]*[.C133]^[.F$5]+[.F$6]*[.C133]^[.F$7]+[.F$8]" office:value-type="float" office:value="1016704.38316309" calcext:value-type="float">
            <text:p>1 016 704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1019974.1838983" calcext:value-type="float">
            <text:p>1 019 974</text:p>
          </table:table-cell>
          <table:table-cell/>
          <table:table-cell table:formula="of:=[.F$2]*[.C134]^[.F$3]+[.F$4]*[.C134]^[.F$5]+[.F$6]*[.C134]^[.F$7]+[.F$8]" office:value-type="float" office:value="1019974.1838983" calcext:value-type="float">
            <text:p>1 019 974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1023146.44910166" calcext:value-type="float">
            <text:p>1 023 146</text:p>
          </table:table-cell>
          <table:table-cell/>
          <table:table-cell table:formula="of:=[.F$2]*[.C135]^[.F$3]+[.F$4]*[.C135]^[.F$5]+[.F$6]*[.C135]^[.F$7]+[.F$8]" office:value-type="float" office:value="1023146.44910166" calcext:value-type="float">
            <text:p>1 023 146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1026223.77779914" calcext:value-type="float">
            <text:p>1 026 224</text:p>
          </table:table-cell>
          <table:table-cell/>
          <table:table-cell table:formula="of:=[.F$2]*[.C136]^[.F$3]+[.F$4]*[.C136]^[.F$5]+[.F$6]*[.C136]^[.F$7]+[.F$8]" office:value-type="float" office:value="1026223.77779914" calcext:value-type="float">
            <text:p>1 026 224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1029208.72000006" calcext:value-type="float">
            <text:p>1 029 209</text:p>
          </table:table-cell>
          <table:table-cell/>
          <table:table-cell table:formula="of:=[.F$2]*[.C137]^[.F$3]+[.F$4]*[.C137]^[.F$5]+[.F$6]*[.C137]^[.F$7]+[.F$8]" office:value-type="float" office:value="1029208.72000006" calcext:value-type="float">
            <text:p>1 029 209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1032103.77619659" calcext:value-type="float">
            <text:p>1 032 104</text:p>
          </table:table-cell>
          <table:table-cell/>
          <table:table-cell table:formula="of:=[.F$2]*[.C138]^[.F$3]+[.F$4]*[.C138]^[.F$5]+[.F$6]*[.C138]^[.F$7]+[.F$8]" office:value-type="float" office:value="1032103.77619659" calcext:value-type="float">
            <text:p>1 032 104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1034911.3969948" calcext:value-type="float">
            <text:p>1 034 911</text:p>
          </table:table-cell>
          <table:table-cell/>
          <table:table-cell table:formula="of:=[.F$2]*[.C139]^[.F$3]+[.F$4]*[.C139]^[.F$5]+[.F$6]*[.C139]^[.F$7]+[.F$8]" office:value-type="float" office:value="1034911.3969948" calcext:value-type="float">
            <text:p>1 034 911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1037633.98286751" calcext:value-type="float">
            <text:p>1 037 634</text:p>
          </table:table-cell>
          <table:table-cell/>
          <table:table-cell table:formula="of:=[.F$2]*[.C140]^[.F$3]+[.F$4]*[.C140]^[.F$5]+[.F$6]*[.C140]^[.F$7]+[.F$8]" office:value-type="float" office:value="1037633.98286751" calcext:value-type="float">
            <text:p>1 037 634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1040273.88401942" calcext:value-type="float">
            <text:p>1 040 274</text:p>
          </table:table-cell>
          <table:table-cell/>
          <table:table-cell table:formula="of:=[.F$2]*[.C141]^[.F$3]+[.F$4]*[.C141]^[.F$5]+[.F$6]*[.C141]^[.F$7]+[.F$8]" office:value-type="float" office:value="1040273.88401942" calcext:value-type="float">
            <text:p>1 040 274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1042833.40035578" calcext:value-type="float">
            <text:p>1 042 833</text:p>
          </table:table-cell>
          <table:table-cell/>
          <table:table-cell table:formula="of:=[.F$2]*[.C142]^[.F$3]+[.F$4]*[.C142]^[.F$5]+[.F$6]*[.C142]^[.F$7]+[.F$8]" office:value-type="float" office:value="1042833.40035578" calcext:value-type="float">
            <text:p>1 042 833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1045314.7815462" calcext:value-type="float">
            <text:p>1 045 315</text:p>
          </table:table-cell>
          <table:table-cell/>
          <table:table-cell table:formula="of:=[.F$2]*[.C143]^[.F$3]+[.F$4]*[.C143]^[.F$5]+[.F$6]*[.C143]^[.F$7]+[.F$8]" office:value-type="float" office:value="1045314.7815462" calcext:value-type="float">
            <text:p>1 045 315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1047720.22717562" calcext:value-type="float">
            <text:p>1 047 720</text:p>
          </table:table-cell>
          <table:table-cell/>
          <table:table-cell table:formula="of:=[.F$2]*[.C144]^[.F$3]+[.F$4]*[.C144]^[.F$5]+[.F$6]*[.C144]^[.F$7]+[.F$8]" office:value-type="float" office:value="1047720.22717562" calcext:value-type="float">
            <text:p>1 047 720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1050051.88697508" calcext:value-type="float">
            <text:p>1 050 052</text:p>
          </table:table-cell>
          <table:table-cell/>
          <table:table-cell table:formula="of:=[.F$2]*[.C145]^[.F$3]+[.F$4]*[.C145]^[.F$5]+[.F$6]*[.C145]^[.F$7]+[.F$8]" office:value-type="float" office:value="1050051.88697508" calcext:value-type="float">
            <text:p>1 050 052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1052311.86112524" calcext:value-type="float">
            <text:p>1 052 312</text:p>
          </table:table-cell>
          <table:table-cell/>
          <table:table-cell table:formula="of:=[.F$2]*[.C146]^[.F$3]+[.F$4]*[.C146]^[.F$5]+[.F$6]*[.C146]^[.F$7]+[.F$8]" office:value-type="float" office:value="1052311.86112524" calcext:value-type="float">
            <text:p>1 052 312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1054502.20062605" calcext:value-type="float">
            <text:p>1 054 502</text:p>
          </table:table-cell>
          <table:table-cell/>
          <table:table-cell table:formula="of:=[.F$2]*[.C147]^[.F$3]+[.F$4]*[.C147]^[.F$5]+[.F$6]*[.C147]^[.F$7]+[.F$8]" office:value-type="float" office:value="1054502.20062605" calcext:value-type="float">
            <text:p>1 054 502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1056624.90772643" calcext:value-type="float">
            <text:p>1 056 625</text:p>
          </table:table-cell>
          <table:table-cell/>
          <table:table-cell table:formula="of:=[.F$2]*[.C148]^[.F$3]+[.F$4]*[.C148]^[.F$5]+[.F$6]*[.C148]^[.F$7]+[.F$8]" office:value-type="float" office:value="1056624.90772643" calcext:value-type="float">
            <text:p>1 056 625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1058681.93640802" calcext:value-type="float">
            <text:p>1 058 682</text:p>
          </table:table-cell>
          <table:table-cell/>
          <table:table-cell table:formula="of:=[.F$2]*[.C149]^[.F$3]+[.F$4]*[.C149]^[.F$5]+[.F$6]*[.C149]^[.F$7]+[.F$8]" office:value-type="float" office:value="1058681.93640802" calcext:value-type="float">
            <text:p>1 058 682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1060675.19291776" calcext:value-type="float">
            <text:p>1 060 675</text:p>
          </table:table-cell>
          <table:table-cell/>
          <table:table-cell table:formula="of:=[.F$2]*[.C150]^[.F$3]+[.F$4]*[.C150]^[.F$5]+[.F$6]*[.C150]^[.F$7]+[.F$8]" office:value-type="float" office:value="1060675.19291776" calcext:value-type="float">
            <text:p>1 060 675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1062606.53634401" calcext:value-type="float">
            <text:p>1 062 607</text:p>
          </table:table-cell>
          <table:table-cell/>
          <table:table-cell table:formula="of:=[.F$2]*[.C151]^[.F$3]+[.F$4]*[.C151]^[.F$5]+[.F$6]*[.C151]^[.F$7]+[.F$8]" office:value-type="float" office:value="1062606.53634401" calcext:value-type="float">
            <text:p>1 062 607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1064477.77923157" calcext:value-type="float">
            <text:p>1 064 478</text:p>
          </table:table-cell>
          <table:table-cell/>
          <table:table-cell table:formula="of:=[.F$2]*[.C152]^[.F$3]+[.F$4]*[.C152]^[.F$5]+[.F$6]*[.C152]^[.F$7]+[.F$8]" office:value-type="float" office:value="1064477.77923157" calcext:value-type="float">
            <text:p>1 064 478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1066290.6882311" calcext:value-type="float">
            <text:p>1 066 291</text:p>
          </table:table-cell>
          <table:table-cell/>
          <table:table-cell table:formula="of:=[.F$2]*[.C153]^[.F$3]+[.F$4]*[.C153]^[.F$5]+[.F$6]*[.C153]^[.F$7]+[.F$8]" office:value-type="float" office:value="1066290.6882311" calcext:value-type="float">
            <text:p>1 066 291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1068046.98477881" calcext:value-type="float">
            <text:p>1 068 047</text:p>
          </table:table-cell>
          <table:table-cell/>
          <table:table-cell table:formula="of:=[.F$2]*[.C154]^[.F$3]+[.F$4]*[.C154]^[.F$5]+[.F$6]*[.C154]^[.F$7]+[.F$8]" office:value-type="float" office:value="1068046.98477881" calcext:value-type="float">
            <text:p>1 068 047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1069748.34580263" calcext:value-type="float">
            <text:p>1 069 748</text:p>
          </table:table-cell>
          <table:table-cell/>
          <table:table-cell table:formula="of:=[.F$2]*[.C155]^[.F$3]+[.F$4]*[.C155]^[.F$5]+[.F$6]*[.C155]^[.F$7]+[.F$8]" office:value-type="float" office:value="1069748.34580263" calcext:value-type="float">
            <text:p>1 069 748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1071396.40445107" calcext:value-type="float">
            <text:p>1 071 396</text:p>
          </table:table-cell>
          <table:table-cell/>
          <table:table-cell table:formula="of:=[.F$2]*[.C156]^[.F$3]+[.F$4]*[.C156]^[.F$5]+[.F$6]*[.C156]^[.F$7]+[.F$8]" office:value-type="float" office:value="1071396.40445107" calcext:value-type="float">
            <text:p>1 071 396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1072992.75084171" calcext:value-type="float">
            <text:p>1 072 993</text:p>
          </table:table-cell>
          <table:table-cell/>
          <table:table-cell table:formula="of:=[.F$2]*[.C157]^[.F$3]+[.F$4]*[.C157]^[.F$5]+[.F$6]*[.C157]^[.F$7]+[.F$8]" office:value-type="float" office:value="1072992.75084171" calcext:value-type="float">
            <text:p>1 072 993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1074538.93282597" calcext:value-type="float">
            <text:p>1 074 539</text:p>
          </table:table-cell>
          <table:table-cell/>
          <table:table-cell table:formula="of:=[.F$2]*[.C158]^[.F$3]+[.F$4]*[.C158]^[.F$5]+[.F$6]*[.C158]^[.F$7]+[.F$8]" office:value-type="float" office:value="1074538.93282597" calcext:value-type="float">
            <text:p>1 074 539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1076036.45676751" calcext:value-type="float">
            <text:p>1 076 036</text:p>
          </table:table-cell>
          <table:table-cell/>
          <table:table-cell table:formula="of:=[.F$2]*[.C159]^[.F$3]+[.F$4]*[.C159]^[.F$5]+[.F$6]*[.C159]^[.F$7]+[.F$8]" office:value-type="float" office:value="1076036.45676751" calcext:value-type="float">
            <text:p>1 076 036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1077486.78833143" calcext:value-type="float">
            <text:p>1 077 487</text:p>
          </table:table-cell>
          <table:table-cell/>
          <table:table-cell table:formula="of:=[.F$2]*[.C160]^[.F$3]+[.F$4]*[.C160]^[.F$5]+[.F$6]*[.C160]^[.F$7]+[.F$8]" office:value-type="float" office:value="1077486.78833143" calcext:value-type="float">
            <text:p>1 077 487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1078891.35328197" calcext:value-type="float">
            <text:p>1 078 891</text:p>
          </table:table-cell>
          <table:table-cell/>
          <table:table-cell table:formula="of:=[.F$2]*[.C161]^[.F$3]+[.F$4]*[.C161]^[.F$5]+[.F$6]*[.C161]^[.F$7]+[.F$8]" office:value-type="float" office:value="1078891.35328197" calcext:value-type="float">
            <text:p>1 078 891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1080251.53828634" calcext:value-type="float">
            <text:p>1 080 252</text:p>
          </table:table-cell>
          <table:table-cell/>
          <table:table-cell table:formula="of:=[.F$2]*[.C162]^[.F$3]+[.F$4]*[.C162]^[.F$5]+[.F$6]*[.C162]^[.F$7]+[.F$8]" office:value-type="float" office:value="1080251.53828634" calcext:value-type="float">
            <text:p>1 080 252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1081568.69172267" calcext:value-type="float">
            <text:p>1 081 569</text:p>
          </table:table-cell>
          <table:table-cell/>
          <table:table-cell table:formula="of:=[.F$2]*[.C163]^[.F$3]+[.F$4]*[.C163]^[.F$5]+[.F$6]*[.C163]^[.F$7]+[.F$8]" office:value-type="float" office:value="1081568.69172267" calcext:value-type="float">
            <text:p>1 081 569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1082844.12449021" calcext:value-type="float">
            <text:p>1 082 844</text:p>
          </table:table-cell>
          <table:table-cell/>
          <table:table-cell table:formula="of:=[.F$2]*[.C164]^[.F$3]+[.F$4]*[.C164]^[.F$5]+[.F$6]*[.C164]^[.F$7]+[.F$8]" office:value-type="float" office:value="1082844.12449021" calcext:value-type="float">
            <text:p>1 082 844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1084079.1108199" calcext:value-type="float">
            <text:p>1 084 079</text:p>
          </table:table-cell>
          <table:table-cell/>
          <table:table-cell table:formula="of:=[.F$2]*[.C165]^[.F$3]+[.F$4]*[.C165]^[.F$5]+[.F$6]*[.C165]^[.F$7]+[.F$8]" office:value-type="float" office:value="1084079.1108199" calcext:value-type="float">
            <text:p>1 084 079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1085274.88908388" calcext:value-type="float">
            <text:p>1 085 275</text:p>
          </table:table-cell>
          <table:table-cell/>
          <table:table-cell table:formula="of:=[.F$2]*[.C166]^[.F$3]+[.F$4]*[.C166]^[.F$5]+[.F$6]*[.C166]^[.F$7]+[.F$8]" office:value-type="float" office:value="1085274.88908388" calcext:value-type="float">
            <text:p>1 085 275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1086432.66260231" calcext:value-type="float">
            <text:p>1 086 433</text:p>
          </table:table-cell>
          <table:table-cell/>
          <table:table-cell table:formula="of:=[.F$2]*[.C167]^[.F$3]+[.F$4]*[.C167]^[.F$5]+[.F$6]*[.C167]^[.F$7]+[.F$8]" office:value-type="float" office:value="1086432.66260231" calcext:value-type="float">
            <text:p>1 086 433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1087553.60044636" calcext:value-type="float">
            <text:p>1 087 554</text:p>
          </table:table-cell>
          <table:table-cell/>
          <table:table-cell table:formula="of:=[.F$2]*[.C168]^[.F$3]+[.F$4]*[.C168]^[.F$5]+[.F$6]*[.C168]^[.F$7]+[.F$8]" office:value-type="float" office:value="1087553.60044636" calcext:value-type="float">
            <text:p>1 087 554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1088638.83823598" calcext:value-type="float">
            <text:p>1 088 639</text:p>
          </table:table-cell>
          <table:table-cell/>
          <table:table-cell table:formula="of:=[.F$2]*[.C169]^[.F$3]+[.F$4]*[.C169]^[.F$5]+[.F$6]*[.C169]^[.F$7]+[.F$8]" office:value-type="float" office:value="1088638.83823598" calcext:value-type="float">
            <text:p>1 088 639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1089689.47893148" calcext:value-type="float">
            <text:p>1 089 689</text:p>
          </table:table-cell>
          <table:table-cell/>
          <table:table-cell table:formula="of:=[.F$2]*[.C170]^[.F$3]+[.F$4]*[.C170]^[.F$5]+[.F$6]*[.C170]^[.F$7]+[.F$8]" office:value-type="float" office:value="1089689.47893148" calcext:value-type="float">
            <text:p>1 089 689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1090706.59361794" calcext:value-type="float">
            <text:p>1 090 707</text:p>
          </table:table-cell>
          <table:table-cell/>
          <table:table-cell table:formula="of:=[.F$2]*[.C171]^[.F$3]+[.F$4]*[.C171]^[.F$5]+[.F$6]*[.C171]^[.F$7]+[.F$8]" office:value-type="float" office:value="1090706.59361794" calcext:value-type="float">
            <text:p>1 090 707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1091691.22228145" calcext:value-type="float">
            <text:p>1 091 691</text:p>
          </table:table-cell>
          <table:table-cell/>
          <table:table-cell table:formula="of:=[.F$2]*[.C172]^[.F$3]+[.F$4]*[.C172]^[.F$5]+[.F$6]*[.C172]^[.F$7]+[.F$8]" office:value-type="float" office:value="1091691.22228145" calcext:value-type="float">
            <text:p>1 091 691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1092644.37457652" calcext:value-type="float">
            <text:p>1 092 644</text:p>
          </table:table-cell>
          <table:table-cell/>
          <table:table-cell table:formula="of:=[.F$2]*[.C173]^[.F$3]+[.F$4]*[.C173]^[.F$5]+[.F$6]*[.C173]^[.F$7]+[.F$8]" office:value-type="float" office:value="1092644.37457652" calcext:value-type="float">
            <text:p>1 092 644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1093567.03058393" calcext:value-type="float">
            <text:p>1 093 567</text:p>
          </table:table-cell>
          <table:table-cell/>
          <table:table-cell table:formula="of:=[.F$2]*[.C174]^[.F$3]+[.F$4]*[.C174]^[.F$5]+[.F$6]*[.C174]^[.F$7]+[.F$8]" office:value-type="float" office:value="1093567.03058393" calcext:value-type="float">
            <text:p>1 093 567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1094460.14155827" calcext:value-type="float">
            <text:p>1 094 460</text:p>
          </table:table-cell>
          <table:table-cell/>
          <table:table-cell table:formula="of:=[.F$2]*[.C175]^[.F$3]+[.F$4]*[.C175]^[.F$5]+[.F$6]*[.C175]^[.F$7]+[.F$8]" office:value-type="float" office:value="1094460.14155827" calcext:value-type="float">
            <text:p>1 094 460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1095324.63066484" calcext:value-type="float">
            <text:p>1 095 325</text:p>
          </table:table-cell>
          <table:table-cell/>
          <table:table-cell table:formula="of:=[.F$2]*[.C176]^[.F$3]+[.F$4]*[.C176]^[.F$5]+[.F$6]*[.C176]^[.F$7]+[.F$8]" office:value-type="float" office:value="1095324.63066484" calcext:value-type="float">
            <text:p>1 095 325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1096161.39370524" calcext:value-type="float">
            <text:p>1 096 161</text:p>
          </table:table-cell>
          <table:table-cell/>
          <table:table-cell table:formula="of:=[.F$2]*[.C177]^[.F$3]+[.F$4]*[.C177]^[.F$5]+[.F$6]*[.C177]^[.F$7]+[.F$8]" office:value-type="float" office:value="1096161.39370524" calcext:value-type="float">
            <text:p>1 096 161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1096971.29983129" calcext:value-type="float">
            <text:p>1 096 971</text:p>
          </table:table-cell>
          <table:table-cell/>
          <table:table-cell table:formula="of:=[.F$2]*[.C178]^[.F$3]+[.F$4]*[.C178]^[.F$5]+[.F$6]*[.C178]^[.F$7]+[.F$8]" office:value-type="float" office:value="1096971.29983129" calcext:value-type="float">
            <text:p>1 096 971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1097755.19224702" calcext:value-type="float">
            <text:p>1 097 755</text:p>
          </table:table-cell>
          <table:table-cell/>
          <table:table-cell table:formula="of:=[.F$2]*[.C179]^[.F$3]+[.F$4]*[.C179]^[.F$5]+[.F$6]*[.C179]^[.F$7]+[.F$8]" office:value-type="float" office:value="1097755.19224702" calcext:value-type="float">
            <text:p>1 097 755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1098513.88889827" calcext:value-type="float">
            <text:p>1 098 514</text:p>
          </table:table-cell>
          <table:table-cell/>
          <table:table-cell table:formula="of:=[.F$2]*[.C180]^[.F$3]+[.F$4]*[.C180]^[.F$5]+[.F$6]*[.C180]^[.F$7]+[.F$8]" office:value-type="float" office:value="1098513.88889827" calcext:value-type="float">
            <text:p>1 098 514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1099248.18314974" calcext:value-type="float">
            <text:p>1 099 248</text:p>
          </table:table-cell>
          <table:table-cell/>
          <table:table-cell table:formula="of:=[.F$2]*[.C181]^[.F$3]+[.F$4]*[.C181]^[.F$5]+[.F$6]*[.C181]^[.F$7]+[.F$8]" office:value-type="float" office:value="1099248.18314974" calcext:value-type="float">
            <text:p>1 099 248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1099958.84444935" calcext:value-type="float">
            <text:p>1 099 959</text:p>
          </table:table-cell>
          <table:table-cell/>
          <table:table-cell table:formula="of:=[.F$2]*[.C182]^[.F$3]+[.F$4]*[.C182]^[.F$5]+[.F$6]*[.C182]^[.F$7]+[.F$8]" office:value-type="float" office:value="1099958.84444935" calcext:value-type="float">
            <text:p>1 099 959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1100646.61897956" calcext:value-type="float">
            <text:p>1 100 647</text:p>
          </table:table-cell>
          <table:table-cell/>
          <table:table-cell table:formula="of:=[.F$2]*[.C183]^[.F$3]+[.F$4]*[.C183]^[.F$5]+[.F$6]*[.C183]^[.F$7]+[.F$8]" office:value-type="float" office:value="1100646.61897956" calcext:value-type="float">
            <text:p>1 100 647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1101312.23029576" calcext:value-type="float">
            <text:p>1 101 312</text:p>
          </table:table-cell>
          <table:table-cell/>
          <table:table-cell table:formula="of:=[.F$2]*[.C184]^[.F$3]+[.F$4]*[.C184]^[.F$5]+[.F$6]*[.C184]^[.F$7]+[.F$8]" office:value-type="float" office:value="1101312.23029576" calcext:value-type="float">
            <text:p>1 101 312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1101956.37995141" calcext:value-type="float">
            <text:p>1 101 956</text:p>
          </table:table-cell>
          <table:table-cell/>
          <table:table-cell table:formula="of:=[.F$2]*[.C185]^[.F$3]+[.F$4]*[.C185]^[.F$5]+[.F$6]*[.C185]^[.F$7]+[.F$8]" office:value-type="float" office:value="1101956.37995141" calcext:value-type="float">
            <text:p>1 101 956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1102579.74811015" calcext:value-type="float">
            <text:p>1 102 580</text:p>
          </table:table-cell>
          <table:table-cell/>
          <table:table-cell table:formula="of:=[.F$2]*[.C186]^[.F$3]+[.F$4]*[.C186]^[.F$5]+[.F$6]*[.C186]^[.F$7]+[.F$8]" office:value-type="float" office:value="1102579.74811015" calcext:value-type="float">
            <text:p>1 102 580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1103182.99414455" calcext:value-type="float">
            <text:p>1 103 183</text:p>
          </table:table-cell>
          <table:table-cell/>
          <table:table-cell table:formula="of:=[.F$2]*[.C187]^[.F$3]+[.F$4]*[.C187]^[.F$5]+[.F$6]*[.C187]^[.F$7]+[.F$8]" office:value-type="float" office:value="1103182.99414455" calcext:value-type="float">
            <text:p>1 103 183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1103766.75722181" calcext:value-type="float">
            <text:p>1 103 767</text:p>
          </table:table-cell>
          <table:table-cell/>
          <table:table-cell table:formula="of:=[.F$2]*[.C188]^[.F$3]+[.F$4]*[.C188]^[.F$5]+[.F$6]*[.C188]^[.F$7]+[.F$8]" office:value-type="float" office:value="1103766.75722181" calcext:value-type="float">
            <text:p>1 103 767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1104331.65687621" calcext:value-type="float">
            <text:p>1 104 332</text:p>
          </table:table-cell>
          <table:table-cell/>
          <table:table-cell table:formula="of:=[.F$2]*[.C189]^[.F$3]+[.F$4]*[.C189]^[.F$5]+[.F$6]*[.C189]^[.F$7]+[.F$8]" office:value-type="float" office:value="1104331.65687621" calcext:value-type="float">
            <text:p>1 104 332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1104878.29356851" calcext:value-type="float">
            <text:p>1 104 878</text:p>
          </table:table-cell>
          <table:table-cell/>
          <table:table-cell table:formula="of:=[.F$2]*[.C190]^[.F$3]+[.F$4]*[.C190]^[.F$5]+[.F$6]*[.C190]^[.F$7]+[.F$8]" office:value-type="float" office:value="1104878.29356851" calcext:value-type="float">
            <text:p>1 104 878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1105407.24923229" calcext:value-type="float">
            <text:p>1 105 407</text:p>
          </table:table-cell>
          <table:table-cell/>
          <table:table-cell table:formula="of:=[.F$2]*[.C191]^[.F$3]+[.F$4]*[.C191]^[.F$5]+[.F$6]*[.C191]^[.F$7]+[.F$8]" office:value-type="float" office:value="1105407.24923229" calcext:value-type="float">
            <text:p>1 105 407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1105919.08780741" calcext:value-type="float">
            <text:p>1 105 919</text:p>
          </table:table-cell>
          <table:table-cell/>
          <table:table-cell table:formula="of:=[.F$2]*[.C192]^[.F$3]+[.F$4]*[.C192]^[.F$5]+[.F$6]*[.C192]^[.F$7]+[.F$8]" office:value-type="float" office:value="1105919.08780741" calcext:value-type="float">
            <text:p>1 105 919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1106414.35576059" calcext:value-type="float">
            <text:p>1 106 414</text:p>
          </table:table-cell>
          <table:table-cell/>
          <table:table-cell table:formula="of:=[.F$2]*[.C193]^[.F$3]+[.F$4]*[.C193]^[.F$5]+[.F$6]*[.C193]^[.F$7]+[.F$8]" office:value-type="float" office:value="1106414.35576059" calcext:value-type="float">
            <text:p>1 106 414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1106893.58259339" calcext:value-type="float">
            <text:p>1 106 894</text:p>
          </table:table-cell>
          <table:table-cell/>
          <table:table-cell table:formula="of:=[.F$2]*[.C194]^[.F$3]+[.F$4]*[.C194]^[.F$5]+[.F$6]*[.C194]^[.F$7]+[.F$8]" office:value-type="float" office:value="1106893.58259339" calcext:value-type="float">
            <text:p>1 106 894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1107357.28133755" calcext:value-type="float">
            <text:p>1 107 357</text:p>
          </table:table-cell>
          <table:table-cell/>
          <table:table-cell table:formula="of:=[.F$2]*[.C195]^[.F$3]+[.F$4]*[.C195]^[.F$5]+[.F$6]*[.C195]^[.F$7]+[.F$8]" office:value-type="float" office:value="1107357.28133755" calcext:value-type="float">
            <text:p>1 107 357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1107805.94903804" calcext:value-type="float">
            <text:p>1 107 806</text:p>
          </table:table-cell>
          <table:table-cell/>
          <table:table-cell table:formula="of:=[.F$2]*[.C196]^[.F$3]+[.F$4]*[.C196]^[.F$5]+[.F$6]*[.C196]^[.F$7]+[.F$8]" office:value-type="float" office:value="1107805.94903804" calcext:value-type="float">
            <text:p>1 107 806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1108240.0672238" calcext:value-type="float">
            <text:p>1 108 240</text:p>
          </table:table-cell>
          <table:table-cell/>
          <table:table-cell table:formula="of:=[.F$2]*[.C197]^[.F$3]+[.F$4]*[.C197]^[.F$5]+[.F$6]*[.C197]^[.F$7]+[.F$8]" office:value-type="float" office:value="1108240.0672238" calcext:value-type="float">
            <text:p>1 108 240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1108660.10236651" calcext:value-type="float">
            <text:p>1 108 660</text:p>
          </table:table-cell>
          <table:table-cell/>
          <table:table-cell table:formula="of:=[.F$2]*[.C198]^[.F$3]+[.F$4]*[.C198]^[.F$5]+[.F$6]*[.C198]^[.F$7]+[.F$8]" office:value-type="float" office:value="1108660.10236651" calcext:value-type="float">
            <text:p>1 108 660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1109066.50632739" calcext:value-type="float">
            <text:p>1 109 067</text:p>
          </table:table-cell>
          <table:table-cell/>
          <table:table-cell table:formula="of:=[.F$2]*[.C199]^[.F$3]+[.F$4]*[.C199]^[.F$5]+[.F$6]*[.C199]^[.F$7]+[.F$8]" office:value-type="float" office:value="1109066.50632739" calcext:value-type="float">
            <text:p>1 109 067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1109459.71679244" calcext:value-type="float">
            <text:p>1 109 460</text:p>
          </table:table-cell>
          <table:table-cell/>
          <table:table-cell table:formula="of:=[.F$2]*[.C200]^[.F$3]+[.F$4]*[.C200]^[.F$5]+[.F$6]*[.C200]^[.F$7]+[.F$8]" office:value-type="float" office:value="1109459.71679244" calcext:value-type="float">
            <text:p>1 109 460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1109840.15769614" calcext:value-type="float">
            <text:p>1 109 840</text:p>
          </table:table-cell>
          <table:table-cell/>
          <table:table-cell table:formula="of:=[.F$2]*[.C201]^[.F$3]+[.F$4]*[.C201]^[.F$5]+[.F$6]*[.C201]^[.F$7]+[.F$8]" office:value-type="float" office:value="1109840.15769614" calcext:value-type="float">
            <text:p>1 109 840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1110208.23963384" calcext:value-type="float">
            <text:p>1 110 208</text:p>
          </table:table-cell>
          <table:table-cell/>
          <table:table-cell table:formula="of:=[.F$2]*[.C202]^[.F$3]+[.F$4]*[.C202]^[.F$5]+[.F$6]*[.C202]^[.F$7]+[.F$8]" office:value-type="float" office:value="1110208.23963384" calcext:value-type="float">
            <text:p>1 110 208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1110564.36026314" calcext:value-type="float">
            <text:p>1 110 564</text:p>
          </table:table-cell>
          <table:table-cell/>
          <table:table-cell table:formula="of:=[.F$2]*[.C203]^[.F$3]+[.F$4]*[.C203]^[.F$5]+[.F$6]*[.C203]^[.F$7]+[.F$8]" office:value-type="float" office:value="1110564.36026314" calcext:value-type="float">
            <text:p>1 110 564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1110908.90469436" calcext:value-type="float">
            <text:p>1 110 909</text:p>
          </table:table-cell>
          <table:table-cell/>
          <table:table-cell table:formula="of:=[.F$2]*[.C204]^[.F$3]+[.F$4]*[.C204]^[.F$5]+[.F$6]*[.C204]^[.F$7]+[.F$8]" office:value-type="float" office:value="1110908.90469436" calcext:value-type="float">
            <text:p>1 110 909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1111242.24587037" calcext:value-type="float">
            <text:p>1 111 242</text:p>
          </table:table-cell>
          <table:table-cell/>
          <table:table-cell table:formula="of:=[.F$2]*[.C205]^[.F$3]+[.F$4]*[.C205]^[.F$5]+[.F$6]*[.C205]^[.F$7]+[.F$8]" office:value-type="float" office:value="1111242.24587037" calcext:value-type="float">
            <text:p>1 111 242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1111564.74493599" calcext:value-type="float">
            <text:p>1 111 565</text:p>
          </table:table-cell>
          <table:table-cell/>
          <table:table-cell table:formula="of:=[.F$2]*[.C206]^[.F$3]+[.F$4]*[.C206]^[.F$5]+[.F$6]*[.C206]^[.F$7]+[.F$8]" office:value-type="float" office:value="1111564.74493599" calcext:value-type="float">
            <text:p>1 111 565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1111876.75159714" calcext:value-type="float">
            <text:p>1 111 877</text:p>
          </table:table-cell>
          <table:table-cell/>
          <table:table-cell table:formula="of:=[.F$2]*[.C207]^[.F$3]+[.F$4]*[.C207]^[.F$5]+[.F$6]*[.C207]^[.F$7]+[.F$8]" office:value-type="float" office:value="1111876.75159714" calcext:value-type="float">
            <text:p>1 111 877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1112178.60447" calcext:value-type="float">
            <text:p>1 112 179</text:p>
          </table:table-cell>
          <table:table-cell/>
          <table:table-cell table:formula="of:=[.F$2]*[.C208]^[.F$3]+[.F$4]*[.C208]^[.F$5]+[.F$6]*[.C208]^[.F$7]+[.F$8]" office:value-type="float" office:value="1112178.60447" calcext:value-type="float">
            <text:p>1 112 179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1112470.63142038" calcext:value-type="float">
            <text:p>1 112 471</text:p>
          </table:table-cell>
          <table:table-cell/>
          <table:table-cell table:formula="of:=[.F$2]*[.C209]^[.F$3]+[.F$4]*[.C209]^[.F$5]+[.F$6]*[.C209]^[.F$7]+[.F$8]" office:value-type="float" office:value="1112470.63142038" calcext:value-type="float">
            <text:p>1 112 471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1112753.14989347" calcext:value-type="float">
            <text:p>1 112 753</text:p>
          </table:table-cell>
          <table:table-cell/>
          <table:table-cell table:formula="of:=[.F$2]*[.C210]^[.F$3]+[.F$4]*[.C210]^[.F$5]+[.F$6]*[.C210]^[.F$7]+[.F$8]" office:value-type="float" office:value="1112753.14989347" calcext:value-type="float">
            <text:p>1 112 753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1113026.46723432" calcext:value-type="float">
            <text:p>1 113 026</text:p>
          </table:table-cell>
          <table:table-cell/>
          <table:table-cell table:formula="of:=[.F$2]*[.C211]^[.F$3]+[.F$4]*[.C211]^[.F$5]+[.F$6]*[.C211]^[.F$7]+[.F$8]" office:value-type="float" office:value="1113026.46723432" calcext:value-type="float">
            <text:p>1 113 026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1113290.88099905" calcext:value-type="float">
            <text:p>1 113 291</text:p>
          </table:table-cell>
          <table:table-cell/>
          <table:table-cell table:formula="of:=[.F$2]*[.C212]^[.F$3]+[.F$4]*[.C212]^[.F$5]+[.F$6]*[.C212]^[.F$7]+[.F$8]" office:value-type="float" office:value="1113290.88099905" calcext:value-type="float">
            <text:p>1 113 291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1113546.67925724" calcext:value-type="float">
            <text:p>1 113 547</text:p>
          </table:table-cell>
          <table:table-cell/>
          <table:table-cell table:formula="of:=[.F$2]*[.C213]^[.F$3]+[.F$4]*[.C213]^[.F$5]+[.F$6]*[.C213]^[.F$7]+[.F$8]" office:value-type="float" office:value="1113546.67925724" calcext:value-type="float">
            <text:p>1 113 547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1113794.14088554" calcext:value-type="float">
            <text:p>1 113 794</text:p>
          </table:table-cell>
          <table:table-cell/>
          <table:table-cell table:formula="of:=[.F$2]*[.C214]^[.F$3]+[.F$4]*[.C214]^[.F$5]+[.F$6]*[.C214]^[.F$7]+[.F$8]" office:value-type="float" office:value="1113794.14088554" calcext:value-type="float">
            <text:p>1 113 794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1114033.53585279" calcext:value-type="float">
            <text:p>1 114 034</text:p>
          </table:table-cell>
          <table:table-cell/>
          <table:table-cell table:formula="of:=[.F$2]*[.C215]^[.F$3]+[.F$4]*[.C215]^[.F$5]+[.F$6]*[.C215]^[.F$7]+[.F$8]" office:value-type="float" office:value="1114033.53585279" calcext:value-type="float">
            <text:p>1 114 034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1114265.1254968" calcext:value-type="float">
            <text:p>1 114 265</text:p>
          </table:table-cell>
          <table:table-cell/>
          <table:table-cell table:formula="of:=[.F$2]*[.C216]^[.F$3]+[.F$4]*[.C216]^[.F$5]+[.F$6]*[.C216]^[.F$7]+[.F$8]" office:value-type="float" office:value="1114265.1254968" calcext:value-type="float">
            <text:p>1 114 265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1114489.16279309" calcext:value-type="float">
            <text:p>1 114 489</text:p>
          </table:table-cell>
          <table:table-cell/>
          <table:table-cell table:formula="of:=[.F$2]*[.C217]^[.F$3]+[.F$4]*[.C217]^[.F$5]+[.F$6]*[.C217]^[.F$7]+[.F$8]" office:value-type="float" office:value="1114489.16279309" calcext:value-type="float">
            <text:p>1 114 489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1114705.89261572" calcext:value-type="float">
            <text:p>1 114 706</text:p>
          </table:table-cell>
          <table:table-cell/>
          <table:table-cell table:formula="of:=[.F$2]*[.C218]^[.F$3]+[.F$4]*[.C218]^[.F$5]+[.F$6]*[.C218]^[.F$7]+[.F$8]" office:value-type="float" office:value="1114705.89261572" calcext:value-type="float">
            <text:p>1 114 706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1114915.55199036" calcext:value-type="float">
            <text:p>1 114 916</text:p>
          </table:table-cell>
          <table:table-cell/>
          <table:table-cell table:formula="of:=[.F$2]*[.C219]^[.F$3]+[.F$4]*[.C219]^[.F$5]+[.F$6]*[.C219]^[.F$7]+[.F$8]" office:value-type="float" office:value="1114915.55199036" calcext:value-type="float">
            <text:p>1 114 916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1115118.37033999" calcext:value-type="float">
            <text:p>1 115 118</text:p>
          </table:table-cell>
          <table:table-cell/>
          <table:table-cell table:formula="of:=[.F$2]*[.C220]^[.F$3]+[.F$4]*[.C220]^[.F$5]+[.F$6]*[.C220]^[.F$7]+[.F$8]" office:value-type="float" office:value="1115118.37033999" calcext:value-type="float">
            <text:p>1 115 118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1115314.56972317" calcext:value-type="float">
            <text:p>1 115 315</text:p>
          </table:table-cell>
          <table:table-cell/>
          <table:table-cell table:formula="of:=[.F$2]*[.C221]^[.F$3]+[.F$4]*[.C221]^[.F$5]+[.F$6]*[.C221]^[.F$7]+[.F$8]" office:value-type="float" office:value="1115314.56972317" calcext:value-type="float">
            <text:p>1 115 315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1115504.3650653" calcext:value-type="float">
            <text:p>1 115 504</text:p>
          </table:table-cell>
          <table:table-cell/>
          <table:table-cell table:formula="of:=[.F$2]*[.C222]^[.F$3]+[.F$4]*[.C222]^[.F$5]+[.F$6]*[.C222]^[.F$7]+[.F$8]" office:value-type="float" office:value="1115504.3650653" calcext:value-type="float">
            <text:p>1 115 504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1115687.96438289" calcext:value-type="float">
            <text:p>1 115 688</text:p>
          </table:table-cell>
          <table:table-cell/>
          <table:table-cell table:formula="of:=[.F$2]*[.C223]^[.F$3]+[.F$4]*[.C223]^[.F$5]+[.F$6]*[.C223]^[.F$7]+[.F$8]" office:value-type="float" office:value="1115687.96438289" calcext:value-type="float">
            <text:p>1 115 688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1115865.56900113" calcext:value-type="float">
            <text:p>1 115 866</text:p>
          </table:table-cell>
          <table:table-cell/>
          <table:table-cell table:formula="of:=[.F$2]*[.C224]^[.F$3]+[.F$4]*[.C224]^[.F$5]+[.F$6]*[.C224]^[.F$7]+[.F$8]" office:value-type="float" office:value="1115865.56900113" calcext:value-type="float">
            <text:p>1 115 866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1116037.37376487" calcext:value-type="float">
            <text:p>1 116 037</text:p>
          </table:table-cell>
          <table:table-cell/>
          <table:table-cell table:formula="of:=[.F$2]*[.C225]^[.F$3]+[.F$4]*[.C225]^[.F$5]+[.F$6]*[.C225]^[.F$7]+[.F$8]" office:value-type="float" office:value="1116037.37376487" calcext:value-type="float">
            <text:p>1 116 037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1116203.56724329" calcext:value-type="float">
            <text:p>1 116 204</text:p>
          </table:table-cell>
          <table:table-cell/>
          <table:table-cell table:formula="of:=[.F$2]*[.C226]^[.F$3]+[.F$4]*[.C226]^[.F$5]+[.F$6]*[.C226]^[.F$7]+[.F$8]" office:value-type="float" office:value="1116203.56724329" calcext:value-type="float">
            <text:p>1 116 204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1116364.33192828" calcext:value-type="float">
            <text:p>1 116 364</text:p>
          </table:table-cell>
          <table:table-cell/>
          <table:table-cell table:formula="of:=[.F$2]*[.C227]^[.F$3]+[.F$4]*[.C227]^[.F$5]+[.F$6]*[.C227]^[.F$7]+[.F$8]" office:value-type="float" office:value="1116364.33192828" calcext:value-type="float">
            <text:p>1 116 364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1116519.84442688" calcext:value-type="float">
            <text:p>1 116 520</text:p>
          </table:table-cell>
          <table:table-cell/>
          <table:table-cell table:formula="of:=[.F$2]*[.C228]^[.F$3]+[.F$4]*[.C228]^[.F$5]+[.F$6]*[.C228]^[.F$7]+[.F$8]" office:value-type="float" office:value="1116519.84442688" calcext:value-type="float">
            <text:p>1 116 520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1116670.27564773" calcext:value-type="float">
            <text:p>1 116 670</text:p>
          </table:table-cell>
          <table:table-cell/>
          <table:table-cell table:formula="of:=[.F$2]*[.C229]^[.F$3]+[.F$4]*[.C229]^[.F$5]+[.F$6]*[.C229]^[.F$7]+[.F$8]" office:value-type="float" office:value="1116670.27564773" calcext:value-type="float">
            <text:p>1 116 670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1116815.79098197" calcext:value-type="float">
            <text:p>1 116 816</text:p>
          </table:table-cell>
          <table:table-cell/>
          <table:table-cell table:formula="of:=[.F$2]*[.C230]^[.F$3]+[.F$4]*[.C230]^[.F$5]+[.F$6]*[.C230]^[.F$7]+[.F$8]" office:value-type="float" office:value="1116815.79098197" calcext:value-type="float">
            <text:p>1 116 816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1116956.55047848" calcext:value-type="float">
            <text:p>1 116 957</text:p>
          </table:table-cell>
          <table:table-cell/>
          <table:table-cell table:formula="of:=[.F$2]*[.C231]^[.F$3]+[.F$4]*[.C231]^[.F$5]+[.F$6]*[.C231]^[.F$7]+[.F$8]" office:value-type="float" office:value="1116956.55047848" calcext:value-type="float">
            <text:p>1 116 957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1117092.7090138" calcext:value-type="float">
            <text:p>1 117 093</text:p>
          </table:table-cell>
          <table:table-cell/>
          <table:table-cell table:formula="of:=[.F$2]*[.C232]^[.F$3]+[.F$4]*[.C232]^[.F$5]+[.F$6]*[.C232]^[.F$7]+[.F$8]" office:value-type="float" office:value="1117092.7090138" calcext:value-type="float">
            <text:p>1 117 093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1117224.41645679" calcext:value-type="float">
            <text:p>1 117 224</text:p>
          </table:table-cell>
          <table:table-cell/>
          <table:table-cell table:formula="of:=[.F$2]*[.C233]^[.F$3]+[.F$4]*[.C233]^[.F$5]+[.F$6]*[.C233]^[.F$7]+[.F$8]" office:value-type="float" office:value="1117224.41645679" calcext:value-type="float">
            <text:p>1 117 224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1117351.81782822" calcext:value-type="float">
            <text:p>1 117 352</text:p>
          </table:table-cell>
          <table:table-cell/>
          <table:table-cell table:formula="of:=[.F$2]*[.C234]^[.F$3]+[.F$4]*[.C234]^[.F$5]+[.F$6]*[.C234]^[.F$7]+[.F$8]" office:value-type="float" office:value="1117351.81782822" calcext:value-type="float">
            <text:p>1 117 352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1117475.05345543" calcext:value-type="float">
            <text:p>1 117 475</text:p>
          </table:table-cell>
          <table:table-cell/>
          <table:table-cell table:formula="of:=[.F$2]*[.C235]^[.F$3]+[.F$4]*[.C235]^[.F$5]+[.F$6]*[.C235]^[.F$7]+[.F$8]" office:value-type="float" office:value="1117475.05345543" calcext:value-type="float">
            <text:p>1 117 475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1117594.25912219" calcext:value-type="float">
            <text:p>1 117 594</text:p>
          </table:table-cell>
          <table:table-cell/>
          <table:table-cell table:formula="of:=[.F$2]*[.C236]^[.F$3]+[.F$4]*[.C236]^[.F$5]+[.F$6]*[.C236]^[.F$7]+[.F$8]" office:value-type="float" office:value="1117594.25912219" calcext:value-type="float">
            <text:p>1 117 594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1117709.56621391" calcext:value-type="float">
            <text:p>1 117 710</text:p>
          </table:table-cell>
          <table:table-cell/>
          <table:table-cell table:formula="of:=[.F$2]*[.C237]^[.F$3]+[.F$4]*[.C237]^[.F$5]+[.F$6]*[.C237]^[.F$7]+[.F$8]" office:value-type="float" office:value="1117709.56621391" calcext:value-type="float">
            <text:p>1 117 710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1117821.10185832" calcext:value-type="float">
            <text:p>1 117 821</text:p>
          </table:table-cell>
          <table:table-cell/>
          <table:table-cell table:formula="of:=[.F$2]*[.C238]^[.F$3]+[.F$4]*[.C238]^[.F$5]+[.F$6]*[.C238]^[.F$7]+[.F$8]" office:value-type="float" office:value="1117821.10185832" calcext:value-type="float">
            <text:p>1 117 821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1117928.98906179" calcext:value-type="float">
            <text:p>1 117 929</text:p>
          </table:table-cell>
          <table:table-cell/>
          <table:table-cell table:formula="of:=[.F$2]*[.C239]^[.F$3]+[.F$4]*[.C239]^[.F$5]+[.F$6]*[.C239]^[.F$7]+[.F$8]" office:value-type="float" office:value="1117928.98906179" calcext:value-type="float">
            <text:p>1 117 929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1118033.34684139" calcext:value-type="float">
            <text:p>1 118 033</text:p>
          </table:table-cell>
          <table:table-cell/>
          <table:table-cell table:formula="of:=[.F$2]*[.C240]^[.F$3]+[.F$4]*[.C240]^[.F$5]+[.F$6]*[.C240]^[.F$7]+[.F$8]" office:value-type="float" office:value="1118033.34684139" calcext:value-type="float">
            <text:p>1 118 033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1118134.2903528" calcext:value-type="float">
            <text:p>1 118 134</text:p>
          </table:table-cell>
          <table:table-cell/>
          <table:table-cell table:formula="of:=[.F$2]*[.C241]^[.F$3]+[.F$4]*[.C241]^[.F$5]+[.F$6]*[.C241]^[.F$7]+[.F$8]" office:value-type="float" office:value="1118134.2903528" calcext:value-type="float">
            <text:p>1 118 134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1118231.9310142" calcext:value-type="float">
            <text:p>1 118 232</text:p>
          </table:table-cell>
          <table:table-cell/>
          <table:table-cell table:formula="of:=[.F$2]*[.C242]^[.F$3]+[.F$4]*[.C242]^[.F$5]+[.F$6]*[.C242]^[.F$7]+[.F$8]" office:value-type="float" office:value="1118231.9310142" calcext:value-type="float">
            <text:p>1 118 232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1118326.37662635" calcext:value-type="float">
            <text:p>1 118 326</text:p>
          </table:table-cell>
          <table:table-cell/>
          <table:table-cell table:formula="of:=[.F$2]*[.C243]^[.F$3]+[.F$4]*[.C243]^[.F$5]+[.F$6]*[.C243]^[.F$7]+[.F$8]" office:value-type="float" office:value="1118326.37662635" calcext:value-type="float">
            <text:p>1 118 326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1118417.73148881" calcext:value-type="float">
            <text:p>1 118 418</text:p>
          </table:table-cell>
          <table:table-cell/>
          <table:table-cell table:formula="of:=[.F$2]*[.C244]^[.F$3]+[.F$4]*[.C244]^[.F$5]+[.F$6]*[.C244]^[.F$7]+[.F$8]" office:value-type="float" office:value="1118417.73148881" calcext:value-type="float">
            <text:p>1 118 418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1118506.09651253" calcext:value-type="float">
            <text:p>1 118 506</text:p>
          </table:table-cell>
          <table:table-cell/>
          <table:table-cell table:formula="of:=[.F$2]*[.C245]^[.F$3]+[.F$4]*[.C245]^[.F$5]+[.F$6]*[.C245]^[.F$7]+[.F$8]" office:value-type="float" office:value="1118506.09651253" calcext:value-type="float">
            <text:p>1 118 506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1118591.56932893" calcext:value-type="float">
            <text:p>1 118 592</text:p>
          </table:table-cell>
          <table:table-cell/>
          <table:table-cell table:formula="of:=[.F$2]*[.C246]^[.F$3]+[.F$4]*[.C246]^[.F$5]+[.F$6]*[.C246]^[.F$7]+[.F$8]" office:value-type="float" office:value="1118591.56932893" calcext:value-type="float">
            <text:p>1 118 592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1118674.24439547" calcext:value-type="float">
            <text:p>1 118 674</text:p>
          </table:table-cell>
          <table:table-cell/>
          <table:table-cell table:formula="of:=[.F$2]*[.C247]^[.F$3]+[.F$4]*[.C247]^[.F$5]+[.F$6]*[.C247]^[.F$7]+[.F$8]" office:value-type="float" office:value="1118674.24439547" calcext:value-type="float">
            <text:p>1 118 674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1118754.21309795" calcext:value-type="float">
            <text:p>1 118 754</text:p>
          </table:table-cell>
          <table:table-cell/>
          <table:table-cell table:formula="of:=[.F$2]*[.C248]^[.F$3]+[.F$4]*[.C248]^[.F$5]+[.F$6]*[.C248]^[.F$7]+[.F$8]" office:value-type="float" office:value="1118754.21309795" calcext:value-type="float">
            <text:p>1 118 754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1118831.56384951" calcext:value-type="float">
            <text:p>1 118 832</text:p>
          </table:table-cell>
          <table:table-cell/>
          <table:table-cell table:formula="of:=[.F$2]*[.C249]^[.F$3]+[.F$4]*[.C249]^[.F$5]+[.F$6]*[.C249]^[.F$7]+[.F$8]" office:value-type="float" office:value="1118831.56384951" calcext:value-type="float">
            <text:p>1 118 832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1118906.38218655" calcext:value-type="float">
            <text:p>1 118 906</text:p>
          </table:table-cell>
          <table:table-cell/>
          <table:table-cell table:formula="of:=[.F$2]*[.C250]^[.F$3]+[.F$4]*[.C250]^[.F$5]+[.F$6]*[.C250]^[.F$7]+[.F$8]" office:value-type="float" office:value="1118906.38218655" calcext:value-type="float">
            <text:p>1 118 906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1118978.75086159" calcext:value-type="float">
            <text:p>1 118 979</text:p>
          </table:table-cell>
          <table:table-cell/>
          <table:table-cell table:formula="of:=[.F$2]*[.C251]^[.F$3]+[.F$4]*[.C251]^[.F$5]+[.F$6]*[.C251]^[.F$7]+[.F$8]" office:value-type="float" office:value="1118978.75086159" calcext:value-type="float">
            <text:p>1 118 979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1119048.74993313" calcext:value-type="float">
            <text:p>1 119 049</text:p>
          </table:table-cell>
          <table:table-cell/>
          <table:table-cell table:formula="of:=[.F$2]*[.C252]^[.F$3]+[.F$4]*[.C252]^[.F$5]+[.F$6]*[.C252]^[.F$7]+[.F$8]" office:value-type="float" office:value="1119048.74993313" calcext:value-type="float">
            <text:p>1 119 049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1119116.45685277" calcext:value-type="float">
            <text:p>1 119 116</text:p>
          </table:table-cell>
          <table:table-cell/>
          <table:table-cell table:formula="of:=[.F$2]*[.C253]^[.F$3]+[.F$4]*[.C253]^[.F$5]+[.F$6]*[.C253]^[.F$7]+[.F$8]" office:value-type="float" office:value="1119116.45685277" calcext:value-type="float">
            <text:p>1 119 116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1119181.9465494" calcext:value-type="float">
            <text:p>1 119 182</text:p>
          </table:table-cell>
          <table:table-cell/>
          <table:table-cell table:formula="of:=[.F$2]*[.C254]^[.F$3]+[.F$4]*[.C254]^[.F$5]+[.F$6]*[.C254]^[.F$7]+[.F$8]" office:value-type="float" office:value="1119181.9465494" calcext:value-type="float">
            <text:p>1 119 182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1119245.29151088" calcext:value-type="float">
            <text:p>1 119 245</text:p>
          </table:table-cell>
          <table:table-cell/>
          <table:table-cell table:formula="of:=[.F$2]*[.C255]^[.F$3]+[.F$4]*[.C255]^[.F$5]+[.F$6]*[.C255]^[.F$7]+[.F$8]" office:value-type="float" office:value="1119245.29151088" calcext:value-type="float">
            <text:p>1 119 245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1119306.56186296" calcext:value-type="float">
            <text:p>1 119 307</text:p>
          </table:table-cell>
          <table:table-cell/>
          <table:table-cell table:formula="of:=[.F$2]*[.C256]^[.F$3]+[.F$4]*[.C256]^[.F$5]+[.F$6]*[.C256]^[.F$7]+[.F$8]" office:value-type="float" office:value="1119306.56186296" calcext:value-type="float">
            <text:p>1 119 307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1119365.82544578" calcext:value-type="float">
            <text:p>1 119 366</text:p>
          </table:table-cell>
          <table:table-cell/>
          <table:table-cell table:formula="of:=[.F$2]*[.C257]^[.F$3]+[.F$4]*[.C257]^[.F$5]+[.F$6]*[.C257]^[.F$7]+[.F$8]" office:value-type="float" office:value="1119365.82544578" calcext:value-type="float">
            <text:p>1 119 366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1119423.14788791" calcext:value-type="float">
            <text:p>1 119 423</text:p>
          </table:table-cell>
          <table:table-cell/>
          <table:table-cell table:formula="of:=[.F$2]*[.C258]^[.F$3]+[.F$4]*[.C258]^[.F$5]+[.F$6]*[.C258]^[.F$7]+[.F$8]" office:value-type="float" office:value="1119423.14788791" calcext:value-type="float">
            <text:p>1 119 423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1119478.59267796" calcext:value-type="float">
            <text:p>1 119 479</text:p>
          </table:table-cell>
          <table:table-cell/>
          <table:table-cell table:formula="of:=[.F$2]*[.C259]^[.F$3]+[.F$4]*[.C259]^[.F$5]+[.F$6]*[.C259]^[.F$7]+[.F$8]" office:value-type="float" office:value="1119478.59267796" calcext:value-type="float">
            <text:p>1 119 479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1119532.22123401" calcext:value-type="float">
            <text:p>1 119 532</text:p>
          </table:table-cell>
          <table:table-cell/>
          <table:table-cell table:formula="of:=[.F$2]*[.C260]^[.F$3]+[.F$4]*[.C260]^[.F$5]+[.F$6]*[.C260]^[.F$7]+[.F$8]" office:value-type="float" office:value="1119532.22123401" calcext:value-type="float">
            <text:p>1 119 532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1119584.09297069" calcext:value-type="float">
            <text:p>1 119 584</text:p>
          </table:table-cell>
          <table:table-cell/>
          <table:table-cell table:formula="of:=[.F$2]*[.C261]^[.F$3]+[.F$4]*[.C261]^[.F$5]+[.F$6]*[.C261]^[.F$7]+[.F$8]" office:value-type="float" office:value="1119584.09297069" calcext:value-type="float">
            <text:p>1 119 584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1119634.26536422" calcext:value-type="float">
            <text:p>1 119 634</text:p>
          </table:table-cell>
          <table:table-cell/>
          <table:table-cell table:formula="of:=[.F$2]*[.C262]^[.F$3]+[.F$4]*[.C262]^[.F$5]+[.F$6]*[.C262]^[.F$7]+[.F$8]" office:value-type="float" office:value="1119634.26536422" calcext:value-type="float">
            <text:p>1 119 634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1119682.79401528" calcext:value-type="float">
            <text:p>1 119 683</text:p>
          </table:table-cell>
          <table:table-cell/>
          <table:table-cell table:formula="of:=[.F$2]*[.C263]^[.F$3]+[.F$4]*[.C263]^[.F$5]+[.F$6]*[.C263]^[.F$7]+[.F$8]" office:value-type="float" office:value="1119682.79401528" calcext:value-type="float">
            <text:p>1 119 683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1119729.73270993" calcext:value-type="float">
            <text:p>1 119 730</text:p>
          </table:table-cell>
          <table:table-cell/>
          <table:table-cell table:formula="of:=[.F$2]*[.C264]^[.F$3]+[.F$4]*[.C264]^[.F$5]+[.F$6]*[.C264]^[.F$7]+[.F$8]" office:value-type="float" office:value="1119729.73270993" calcext:value-type="float">
            <text:p>1 119 730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1119775.13347851" calcext:value-type="float">
            <text:p>1 119 775</text:p>
          </table:table-cell>
          <table:table-cell/>
          <table:table-cell table:formula="of:=[.F$2]*[.C265]^[.F$3]+[.F$4]*[.C265]^[.F$5]+[.F$6]*[.C265]^[.F$7]+[.F$8]" office:value-type="float" office:value="1119775.13347851" calcext:value-type="float">
            <text:p>1 119 775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1119819.04665268" calcext:value-type="float">
            <text:p>1 119 819</text:p>
          </table:table-cell>
          <table:table-cell/>
          <table:table-cell table:formula="of:=[.F$2]*[.C266]^[.F$3]+[.F$4]*[.C266]^[.F$5]+[.F$6]*[.C266]^[.F$7]+[.F$8]" office:value-type="float" office:value="1119819.04665268" calcext:value-type="float">
            <text:p>1 119 819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1119861.52092065" calcext:value-type="float">
            <text:p>1 119 862</text:p>
          </table:table-cell>
          <table:table-cell/>
          <table:table-cell table:formula="of:=[.F$2]*[.C267]^[.F$3]+[.F$4]*[.C267]^[.F$5]+[.F$6]*[.C267]^[.F$7]+[.F$8]" office:value-type="float" office:value="1119861.52092065" calcext:value-type="float">
            <text:p>1 119 862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1119902.60338057" calcext:value-type="float">
            <text:p>1 119 903</text:p>
          </table:table-cell>
          <table:table-cell/>
          <table:table-cell table:formula="of:=[.F$2]*[.C268]^[.F$3]+[.F$4]*[.C268]^[.F$5]+[.F$6]*[.C268]^[.F$7]+[.F$8]" office:value-type="float" office:value="1119902.60338057" calcext:value-type="float">
            <text:p>1 119 903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1119942.33959223" calcext:value-type="float">
            <text:p>1 119 942</text:p>
          </table:table-cell>
          <table:table-cell/>
          <table:table-cell table:formula="of:=[.F$2]*[.C269]^[.F$3]+[.F$4]*[.C269]^[.F$5]+[.F$6]*[.C269]^[.F$7]+[.F$8]" office:value-type="float" office:value="1119942.33959223" calcext:value-type="float">
            <text:p>1 119 942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1119980.77362713" calcext:value-type="float">
            <text:p>1 119 981</text:p>
          </table:table-cell>
          <table:table-cell/>
          <table:table-cell table:formula="of:=[.F$2]*[.C270]^[.F$3]+[.F$4]*[.C270]^[.F$5]+[.F$6]*[.C270]^[.F$7]+[.F$8]" office:value-type="float" office:value="1119980.77362713" calcext:value-type="float">
            <text:p>1 119 981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1120017.94811686" calcext:value-type="float">
            <text:p>1 120 018</text:p>
          </table:table-cell>
          <table:table-cell/>
          <table:table-cell table:formula="of:=[.F$2]*[.C271]^[.F$3]+[.F$4]*[.C271]^[.F$5]+[.F$6]*[.C271]^[.F$7]+[.F$8]" office:value-type="float" office:value="1120017.94811686" calcext:value-type="float">
            <text:p>1 120 018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1120053.90430001" calcext:value-type="float">
            <text:p>1 120 054</text:p>
          </table:table-cell>
          <table:table-cell/>
          <table:table-cell table:formula="of:=[.F$2]*[.C272]^[.F$3]+[.F$4]*[.C272]^[.F$5]+[.F$6]*[.C272]^[.F$7]+[.F$8]" office:value-type="float" office:value="1120053.90430001" calcext:value-type="float">
            <text:p>1 120 054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1120088.68206744" calcext:value-type="float">
            <text:p>1 120 089</text:p>
          </table:table-cell>
          <table:table-cell/>
          <table:table-cell table:formula="of:=[.F$2]*[.C273]^[.F$3]+[.F$4]*[.C273]^[.F$5]+[.F$6]*[.C273]^[.F$7]+[.F$8]" office:value-type="float" office:value="1120088.68206744" calcext:value-type="float">
            <text:p>1 120 089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1120122.32000624" calcext:value-type="float">
            <text:p>1 120 122</text:p>
          </table:table-cell>
          <table:table-cell/>
          <table:table-cell table:formula="of:=[.F$2]*[.C274]^[.F$3]+[.F$4]*[.C274]^[.F$5]+[.F$6]*[.C274]^[.F$7]+[.F$8]" office:value-type="float" office:value="1120122.32000624" calcext:value-type="float">
            <text:p>1 120 122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1120154.85544215" calcext:value-type="float">
            <text:p>1 120 155</text:p>
          </table:table-cell>
          <table:table-cell/>
          <table:table-cell table:formula="of:=[.F$2]*[.C275]^[.F$3]+[.F$4]*[.C275]^[.F$5]+[.F$6]*[.C275]^[.F$7]+[.F$8]" office:value-type="float" office:value="1120154.85544215" calcext:value-type="float">
            <text:p>1 120 155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1120186.32448067" calcext:value-type="float">
            <text:p>1 120 186</text:p>
          </table:table-cell>
          <table:table-cell/>
          <table:table-cell table:formula="of:=[.F$2]*[.C276]^[.F$3]+[.F$4]*[.C276]^[.F$5]+[.F$6]*[.C276]^[.F$7]+[.F$8]" office:value-type="float" office:value="1120186.32448067" calcext:value-type="float">
            <text:p>1 120 186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1120216.76204679" calcext:value-type="float">
            <text:p>1 120 217</text:p>
          </table:table-cell>
          <table:table-cell/>
          <table:table-cell table:formula="of:=[.F$2]*[.C277]^[.F$3]+[.F$4]*[.C277]^[.F$5]+[.F$6]*[.C277]^[.F$7]+[.F$8]" office:value-type="float" office:value="1120216.76204679" calcext:value-type="float">
            <text:p>1 120 217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1120246.20192348" calcext:value-type="float">
            <text:p>1 120 246</text:p>
          </table:table-cell>
          <table:table-cell/>
          <table:table-cell table:formula="of:=[.F$2]*[.C278]^[.F$3]+[.F$4]*[.C278]^[.F$5]+[.F$6]*[.C278]^[.F$7]+[.F$8]" office:value-type="float" office:value="1120246.20192348" calcext:value-type="float">
            <text:p>1 120 246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1120274.67678895" calcext:value-type="float">
            <text:p>1 120 275</text:p>
          </table:table-cell>
          <table:table-cell/>
          <table:table-cell table:formula="of:=[.F$2]*[.C279]^[.F$3]+[.F$4]*[.C279]^[.F$5]+[.F$6]*[.C279]^[.F$7]+[.F$8]" office:value-type="float" office:value="1120274.67678895" calcext:value-type="float">
            <text:p>1 120 275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1120302.21825261" calcext:value-type="float">
            <text:p>1 120 302</text:p>
          </table:table-cell>
          <table:table-cell/>
          <table:table-cell table:formula="of:=[.F$2]*[.C280]^[.F$3]+[.F$4]*[.C280]^[.F$5]+[.F$6]*[.C280]^[.F$7]+[.F$8]" office:value-type="float" office:value="1120302.21825261" calcext:value-type="float">
            <text:p>1 120 302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1120328.85688997" calcext:value-type="float">
            <text:p>1 120 329</text:p>
          </table:table-cell>
          <table:table-cell/>
          <table:table-cell table:formula="of:=[.F$2]*[.C281]^[.F$3]+[.F$4]*[.C281]^[.F$5]+[.F$6]*[.C281]^[.F$7]+[.F$8]" office:value-type="float" office:value="1120328.85688997" calcext:value-type="float">
            <text:p>1 120 329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1120354.62227635" calcext:value-type="float">
            <text:p>1 120 355</text:p>
          </table:table-cell>
          <table:table-cell/>
          <table:table-cell table:formula="of:=[.F$2]*[.C282]^[.F$3]+[.F$4]*[.C282]^[.F$5]+[.F$6]*[.C282]^[.F$7]+[.F$8]" office:value-type="float" office:value="1120354.62227635" calcext:value-type="float">
            <text:p>1 120 355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1120379.54301948" calcext:value-type="float">
            <text:p>1 120 380</text:p>
          </table:table-cell>
          <table:table-cell/>
          <table:table-cell table:formula="of:=[.F$2]*[.C283]^[.F$3]+[.F$4]*[.C283]^[.F$5]+[.F$6]*[.C283]^[.F$7]+[.F$8]" office:value-type="float" office:value="1120379.54301948" calcext:value-type="float">
            <text:p>1 120 380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1120403.64679115" calcext:value-type="float">
            <text:p>1 120 404</text:p>
          </table:table-cell>
          <table:table-cell/>
          <table:table-cell table:formula="of:=[.F$2]*[.C284]^[.F$3]+[.F$4]*[.C284]^[.F$5]+[.F$6]*[.C284]^[.F$7]+[.F$8]" office:value-type="float" office:value="1120403.64679115" calcext:value-type="float">
            <text:p>1 120 404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1120426.96035766" calcext:value-type="float">
            <text:p>1 120 427</text:p>
          </table:table-cell>
          <table:table-cell/>
          <table:table-cell table:formula="of:=[.F$2]*[.C285]^[.F$3]+[.F$4]*[.C285]^[.F$5]+[.F$6]*[.C285]^[.F$7]+[.F$8]" office:value-type="float" office:value="1120426.96035766" calcext:value-type="float">
            <text:p>1 120 427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1120449.50960944" calcext:value-type="float">
            <text:p>1 120 450</text:p>
          </table:table-cell>
          <table:table-cell/>
          <table:table-cell table:formula="of:=[.F$2]*[.C286]^[.F$3]+[.F$4]*[.C286]^[.F$5]+[.F$6]*[.C286]^[.F$7]+[.F$8]" office:value-type="float" office:value="1120449.50960944" calcext:value-type="float">
            <text:p>1 120 450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1120471.31958963" calcext:value-type="float">
            <text:p>1 120 471</text:p>
          </table:table-cell>
          <table:table-cell/>
          <table:table-cell table:formula="of:=[.F$2]*[.C287]^[.F$3]+[.F$4]*[.C287]^[.F$5]+[.F$6]*[.C287]^[.F$7]+[.F$8]" office:value-type="float" office:value="1120471.31958963" calcext:value-type="float">
            <text:p>1 120 471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1120492.41452172" calcext:value-type="float">
            <text:p>1 120 492</text:p>
          </table:table-cell>
          <table:table-cell/>
          <table:table-cell table:formula="of:=[.F$2]*[.C288]^[.F$3]+[.F$4]*[.C288]^[.F$5]+[.F$6]*[.C288]^[.F$7]+[.F$8]" office:value-type="float" office:value="1120492.41452172" calcext:value-type="float">
            <text:p>1 120 492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1120512.81783636" calcext:value-type="float">
            <text:p>1 120 513</text:p>
          </table:table-cell>
          <table:table-cell/>
          <table:table-cell table:formula="of:=[.F$2]*[.C289]^[.F$3]+[.F$4]*[.C289]^[.F$5]+[.F$6]*[.C289]^[.F$7]+[.F$8]" office:value-type="float" office:value="1120512.81783636" calcext:value-type="float">
            <text:p>1 120 513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1120532.5521972" calcext:value-type="float">
            <text:p>1 120 533</text:p>
          </table:table-cell>
          <table:table-cell/>
          <table:table-cell table:formula="of:=[.F$2]*[.C290]^[.F$3]+[.F$4]*[.C290]^[.F$5]+[.F$6]*[.C290]^[.F$7]+[.F$8]" office:value-type="float" office:value="1120532.5521972" calcext:value-type="float">
            <text:p>1 120 533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1120551.63952602" calcext:value-type="float">
            <text:p>1 120 552</text:p>
          </table:table-cell>
          <table:table-cell/>
          <table:table-cell table:formula="of:=[.F$2]*[.C291]^[.F$3]+[.F$4]*[.C291]^[.F$5]+[.F$6]*[.C291]^[.F$7]+[.F$8]" office:value-type="float" office:value="1120551.63952602" calcext:value-type="float">
            <text:p>1 120 552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1120570.10102688" calcext:value-type="float">
            <text:p>1 120 570</text:p>
          </table:table-cell>
          <table:table-cell/>
          <table:table-cell table:formula="of:=[.F$2]*[.C292]^[.F$3]+[.F$4]*[.C292]^[.F$5]+[.F$6]*[.C292]^[.F$7]+[.F$8]" office:value-type="float" office:value="1120570.10102688" calcext:value-type="float">
            <text:p>1 120 570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1120587.95720965" calcext:value-type="float">
            <text:p>1 120 588</text:p>
          </table:table-cell>
          <table:table-cell/>
          <table:table-cell table:formula="of:=[.F$2]*[.C293]^[.F$3]+[.F$4]*[.C293]^[.F$5]+[.F$6]*[.C293]^[.F$7]+[.F$8]" office:value-type="float" office:value="1120587.95720965" calcext:value-type="float">
            <text:p>1 120 588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1120605.22791262" calcext:value-type="float">
            <text:p>1 120 605</text:p>
          </table:table-cell>
          <table:table-cell/>
          <table:table-cell table:formula="of:=[.F$2]*[.C294]^[.F$3]+[.F$4]*[.C294]^[.F$5]+[.F$6]*[.C294]^[.F$7]+[.F$8]" office:value-type="float" office:value="1120605.22791262" calcext:value-type="float">
            <text:p>1 120 605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1120621.93232452" calcext:value-type="float">
            <text:p>1 120 622</text:p>
          </table:table-cell>
          <table:table-cell/>
          <table:table-cell table:formula="of:=[.F$2]*[.C295]^[.F$3]+[.F$4]*[.C295]^[.F$5]+[.F$6]*[.C295]^[.F$7]+[.F$8]" office:value-type="float" office:value="1120621.93232452" calcext:value-type="float">
            <text:p>1 120 622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1120638.08900572" calcext:value-type="float">
            <text:p>1 120 638</text:p>
          </table:table-cell>
          <table:table-cell/>
          <table:table-cell table:formula="of:=[.F$2]*[.C296]^[.F$3]+[.F$4]*[.C296]^[.F$5]+[.F$6]*[.C296]^[.F$7]+[.F$8]" office:value-type="float" office:value="1120638.08900572" calcext:value-type="float">
            <text:p>1 120 638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1120653.71590877" calcext:value-type="float">
            <text:p>1 120 654</text:p>
          </table:table-cell>
          <table:table-cell/>
          <table:table-cell table:formula="of:=[.F$2]*[.C297]^[.F$3]+[.F$4]*[.C297]^[.F$5]+[.F$6]*[.C297]^[.F$7]+[.F$8]" office:value-type="float" office:value="1120653.71590877" calcext:value-type="float">
            <text:p>1 120 654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1120668.83039825" calcext:value-type="float">
            <text:p>1 120 669</text:p>
          </table:table-cell>
          <table:table-cell/>
          <table:table-cell table:formula="of:=[.F$2]*[.C298]^[.F$3]+[.F$4]*[.C298]^[.F$5]+[.F$6]*[.C298]^[.F$7]+[.F$8]" office:value-type="float" office:value="1120668.83039825" calcext:value-type="float">
            <text:p>1 120 669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1120683.44927006" calcext:value-type="float">
            <text:p>1 120 683</text:p>
          </table:table-cell>
          <table:table-cell/>
          <table:table-cell table:formula="of:=[.F$2]*[.C299]^[.F$3]+[.F$4]*[.C299]^[.F$5]+[.F$6]*[.C299]^[.F$7]+[.F$8]" office:value-type="float" office:value="1120683.44927006" calcext:value-type="float">
            <text:p>1 120 683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1120697.58876995" calcext:value-type="float">
            <text:p>1 120 698</text:p>
          </table:table-cell>
          <table:table-cell/>
          <table:table-cell table:formula="of:=[.F$2]*[.C300]^[.F$3]+[.F$4]*[.C300]^[.F$5]+[.F$6]*[.C300]^[.F$7]+[.F$8]" office:value-type="float" office:value="1120697.58876995" calcext:value-type="float">
            <text:p>1 120 698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1120711.26461155" calcext:value-type="float">
            <text:p>1 120 711</text:p>
          </table:table-cell>
          <table:table-cell/>
          <table:table-cell table:formula="of:=[.F$2]*[.C301]^[.F$3]+[.F$4]*[.C301]^[.F$5]+[.F$6]*[.C301]^[.F$7]+[.F$8]" office:value-type="float" office:value="1120711.26461155" calcext:value-type="float">
            <text:p>1 120 711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1120724.49199377" calcext:value-type="float">
            <text:p>1 120 724</text:p>
          </table:table-cell>
          <table:table-cell/>
          <table:table-cell table:formula="of:=[.F$2]*[.C302]^[.F$3]+[.F$4]*[.C302]^[.F$5]+[.F$6]*[.C302]^[.F$7]+[.F$8]" office:value-type="float" office:value="1120724.49199377" calcext:value-type="float">
            <text:p>1 120 724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1120737.28561762" calcext:value-type="float">
            <text:p>1 120 737</text:p>
          </table:table-cell>
          <table:table-cell/>
          <table:table-cell table:formula="of:=[.F$2]*[.C303]^[.F$3]+[.F$4]*[.C303]^[.F$5]+[.F$6]*[.C303]^[.F$7]+[.F$8]" office:value-type="float" office:value="1120737.28561762" calcext:value-type="float">
            <text:p>1 120 737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1120749.65970252" calcext:value-type="float">
            <text:p>1 120 750</text:p>
          </table:table-cell>
          <table:table-cell/>
          <table:table-cell table:formula="of:=[.F$2]*[.C304]^[.F$3]+[.F$4]*[.C304]^[.F$5]+[.F$6]*[.C304]^[.F$7]+[.F$8]" office:value-type="float" office:value="1120749.65970252" calcext:value-type="float">
            <text:p>1 120 750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1120761.62800204" calcext:value-type="float">
            <text:p>1 120 762</text:p>
          </table:table-cell>
          <table:table-cell/>
          <table:table-cell table:formula="of:=[.F$2]*[.C305]^[.F$3]+[.F$4]*[.C305]^[.F$5]+[.F$6]*[.C305]^[.F$7]+[.F$8]" office:value-type="float" office:value="1120761.62800204" calcext:value-type="float">
            <text:p>1 120 762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1120773.20381915" calcext:value-type="float">
            <text:p>1 120 773</text:p>
          </table:table-cell>
          <table:table-cell/>
          <table:table-cell table:formula="of:=[.F$2]*[.C306]^[.F$3]+[.F$4]*[.C306]^[.F$5]+[.F$6]*[.C306]^[.F$7]+[.F$8]" office:value-type="float" office:value="1120773.20381915" calcext:value-type="float">
            <text:p>1 120 773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1120784.40002097" calcext:value-type="float">
            <text:p>1 120 784</text:p>
          </table:table-cell>
          <table:table-cell/>
          <table:table-cell table:formula="of:=[.F$2]*[.C307]^[.F$3]+[.F$4]*[.C307]^[.F$5]+[.F$6]*[.C307]^[.F$7]+[.F$8]" office:value-type="float" office:value="1120784.40002097" calcext:value-type="float">
            <text:p>1 120 784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1120795.22905302" calcext:value-type="float">
            <text:p>1 120 795</text:p>
          </table:table-cell>
          <table:table-cell/>
          <table:table-cell table:formula="of:=[.F$2]*[.C308]^[.F$3]+[.F$4]*[.C308]^[.F$5]+[.F$6]*[.C308]^[.F$7]+[.F$8]" office:value-type="float" office:value="1120795.22905302" calcext:value-type="float">
            <text:p>1 120 795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1120805.70295304" calcext:value-type="float">
            <text:p>1 120 806</text:p>
          </table:table-cell>
          <table:table-cell/>
          <table:table-cell table:formula="of:=[.F$2]*[.C309]^[.F$3]+[.F$4]*[.C309]^[.F$5]+[.F$6]*[.C309]^[.F$7]+[.F$8]" office:value-type="float" office:value="1120805.70295304" calcext:value-type="float">
            <text:p>1 120 806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1120815.8333643" calcext:value-type="float">
            <text:p>1 120 816</text:p>
          </table:table-cell>
          <table:table-cell/>
          <table:table-cell table:formula="of:=[.F$2]*[.C310]^[.F$3]+[.F$4]*[.C310]^[.F$5]+[.F$6]*[.C310]^[.F$7]+[.F$8]" office:value-type="float" office:value="1120815.8333643" calcext:value-type="float">
            <text:p>1 120 816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1120825.63154855" calcext:value-type="float">
            <text:p>1 120 826</text:p>
          </table:table-cell>
          <table:table-cell/>
          <table:table-cell table:formula="of:=[.F$2]*[.C311]^[.F$3]+[.F$4]*[.C311]^[.F$5]+[.F$6]*[.C311]^[.F$7]+[.F$8]" office:value-type="float" office:value="1120825.63154855" calcext:value-type="float">
            <text:p>1 120 826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1120835.10839849" calcext:value-type="float">
            <text:p>1 120 835</text:p>
          </table:table-cell>
          <table:table-cell/>
          <table:table-cell table:formula="of:=[.F$2]*[.C312]^[.F$3]+[.F$4]*[.C312]^[.F$5]+[.F$6]*[.C312]^[.F$7]+[.F$8]" office:value-type="float" office:value="1120835.10839849" calcext:value-type="float">
            <text:p>1 120 835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1120844.27444986" calcext:value-type="float">
            <text:p>1 120 844</text:p>
          </table:table-cell>
          <table:table-cell/>
          <table:table-cell table:formula="of:=[.F$2]*[.C313]^[.F$3]+[.F$4]*[.C313]^[.F$5]+[.F$6]*[.C313]^[.F$7]+[.F$8]" office:value-type="float" office:value="1120844.27444986" calcext:value-type="float">
            <text:p>1 120 844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1120853.13989311" calcext:value-type="float">
            <text:p>1 120 853</text:p>
          </table:table-cell>
          <table:table-cell/>
          <table:table-cell table:formula="of:=[.F$2]*[.C314]^[.F$3]+[.F$4]*[.C314]^[.F$5]+[.F$6]*[.C314]^[.F$7]+[.F$8]" office:value-type="float" office:value="1120853.13989311" calcext:value-type="float">
            <text:p>1 120 853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1120861.71458474" calcext:value-type="float">
            <text:p>1 120 862</text:p>
          </table:table-cell>
          <table:table-cell/>
          <table:table-cell table:formula="of:=[.F$2]*[.C315]^[.F$3]+[.F$4]*[.C315]^[.F$5]+[.F$6]*[.C315]^[.F$7]+[.F$8]" office:value-type="float" office:value="1120861.71458474" calcext:value-type="float">
            <text:p>1 120 862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1120870.00805818" calcext:value-type="float">
            <text:p>1 120 870</text:p>
          </table:table-cell>
          <table:table-cell/>
          <table:table-cell table:formula="of:=[.F$2]*[.C316]^[.F$3]+[.F$4]*[.C316]^[.F$5]+[.F$6]*[.C316]^[.F$7]+[.F$8]" office:value-type="float" office:value="1120870.00805818" calcext:value-type="float">
            <text:p>1 120 870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1120878.02953443" calcext:value-type="float">
            <text:p>1 120 878</text:p>
          </table:table-cell>
          <table:table-cell/>
          <table:table-cell table:formula="of:=[.F$2]*[.C317]^[.F$3]+[.F$4]*[.C317]^[.F$5]+[.F$6]*[.C317]^[.F$7]+[.F$8]" office:value-type="float" office:value="1120878.02953443" calcext:value-type="float">
            <text:p>1 120 878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1120885.78793225" calcext:value-type="float">
            <text:p>1 120 886</text:p>
          </table:table-cell>
          <table:table-cell/>
          <table:table-cell table:formula="of:=[.F$2]*[.C318]^[.F$3]+[.F$4]*[.C318]^[.F$5]+[.F$6]*[.C318]^[.F$7]+[.F$8]" office:value-type="float" office:value="1120885.78793225" calcext:value-type="float">
            <text:p>1 120 886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1120893.29187808" calcext:value-type="float">
            <text:p>1 120 893</text:p>
          </table:table-cell>
          <table:table-cell/>
          <table:table-cell table:formula="of:=[.F$2]*[.C319]^[.F$3]+[.F$4]*[.C319]^[.F$5]+[.F$6]*[.C319]^[.F$7]+[.F$8]" office:value-type="float" office:value="1120893.29187808" calcext:value-type="float">
            <text:p>1 120 893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1120900.54971559" calcext:value-type="float">
            <text:p>1 120 901</text:p>
          </table:table-cell>
          <table:table-cell/>
          <table:table-cell table:formula="of:=[.F$2]*[.C320]^[.F$3]+[.F$4]*[.C320]^[.F$5]+[.F$6]*[.C320]^[.F$7]+[.F$8]" office:value-type="float" office:value="1120900.54971559" calcext:value-type="float">
            <text:p>1 120 901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1120907.56951497" calcext:value-type="float">
            <text:p>1 120 908</text:p>
          </table:table-cell>
          <table:table-cell/>
          <table:table-cell table:formula="of:=[.F$2]*[.C321]^[.F$3]+[.F$4]*[.C321]^[.F$5]+[.F$6]*[.C321]^[.F$7]+[.F$8]" office:value-type="float" office:value="1120907.56951497" calcext:value-type="float">
            <text:p>1 120 908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1120914.35908186" calcext:value-type="float">
            <text:p>1 120 914</text:p>
          </table:table-cell>
          <table:table-cell/>
          <table:table-cell table:formula="of:=[.F$2]*[.C322]^[.F$3]+[.F$4]*[.C322]^[.F$5]+[.F$6]*[.C322]^[.F$7]+[.F$8]" office:value-type="float" office:value="1120914.35908186" calcext:value-type="float">
            <text:p>1 120 914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1120920.92596605" calcext:value-type="float">
            <text:p>1 120 921</text:p>
          </table:table-cell>
          <table:table-cell/>
          <table:table-cell table:formula="of:=[.F$2]*[.C323]^[.F$3]+[.F$4]*[.C323]^[.F$5]+[.F$6]*[.C323]^[.F$7]+[.F$8]" office:value-type="float" office:value="1120920.92596605" calcext:value-type="float">
            <text:p>1 120 921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1120927.27746983" calcext:value-type="float">
            <text:p>1 120 927</text:p>
          </table:table-cell>
          <table:table-cell/>
          <table:table-cell table:formula="of:=[.F$2]*[.C324]^[.F$3]+[.F$4]*[.C324]^[.F$5]+[.F$6]*[.C324]^[.F$7]+[.F$8]" office:value-type="float" office:value="1120927.27746983" calcext:value-type="float">
            <text:p>1 120 927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1120933.42065609" calcext:value-type="float">
            <text:p>1 120 933</text:p>
          </table:table-cell>
          <table:table-cell/>
          <table:table-cell table:formula="of:=[.F$2]*[.C325]^[.F$3]+[.F$4]*[.C325]^[.F$5]+[.F$6]*[.C325]^[.F$7]+[.F$8]" office:value-type="float" office:value="1120933.42065609" calcext:value-type="float">
            <text:p>1 120 933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1120939.36235622" calcext:value-type="float">
            <text:p>1 120 939</text:p>
          </table:table-cell>
          <table:table-cell/>
          <table:table-cell table:formula="of:=[.F$2]*[.C326]^[.F$3]+[.F$4]*[.C326]^[.F$5]+[.F$6]*[.C326]^[.F$7]+[.F$8]" office:value-type="float" office:value="1120939.36235622" calcext:value-type="float">
            <text:p>1 120 939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1120945.10917763" calcext:value-type="float">
            <text:p>1 120 945</text:p>
          </table:table-cell>
          <table:table-cell/>
          <table:table-cell table:formula="of:=[.F$2]*[.C327]^[.F$3]+[.F$4]*[.C327]^[.F$5]+[.F$6]*[.C327]^[.F$7]+[.F$8]" office:value-type="float" office:value="1120945.10917763" calcext:value-type="float">
            <text:p>1 120 945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1120950.66751111" calcext:value-type="float">
            <text:p>1 120 951</text:p>
          </table:table-cell>
          <table:table-cell/>
          <table:table-cell table:formula="of:=[.F$2]*[.C328]^[.F$3]+[.F$4]*[.C328]^[.F$5]+[.F$6]*[.C328]^[.F$7]+[.F$8]" office:value-type="float" office:value="1120950.66751111" calcext:value-type="float">
            <text:p>1 120 951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1120956.04353796" calcext:value-type="float">
            <text:p>1 120 956</text:p>
          </table:table-cell>
          <table:table-cell/>
          <table:table-cell table:formula="of:=[.F$2]*[.C329]^[.F$3]+[.F$4]*[.C329]^[.F$5]+[.F$6]*[.C329]^[.F$7]+[.F$8]" office:value-type="float" office:value="1120956.04353796" calcext:value-type="float">
            <text:p>1 120 956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1120961.24323679" calcext:value-type="float">
            <text:p>1 120 961</text:p>
          </table:table-cell>
          <table:table-cell/>
          <table:table-cell table:formula="of:=[.F$2]*[.C330]^[.F$3]+[.F$4]*[.C330]^[.F$5]+[.F$6]*[.C330]^[.F$7]+[.F$8]" office:value-type="float" office:value="1120961.24323679" calcext:value-type="float">
            <text:p>1 120 961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1120966.27239023" calcext:value-type="float">
            <text:p>1 120 966</text:p>
          </table:table-cell>
          <table:table-cell/>
          <table:table-cell table:formula="of:=[.F$2]*[.C331]^[.F$3]+[.F$4]*[.C331]^[.F$5]+[.F$6]*[.C331]^[.F$7]+[.F$8]" office:value-type="float" office:value="1120966.27239023" calcext:value-type="float">
            <text:p>1 120 966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1120971.1365913" calcext:value-type="float">
            <text:p>1 120 971</text:p>
          </table:table-cell>
          <table:table-cell/>
          <table:table-cell table:formula="of:=[.F$2]*[.C332]^[.F$3]+[.F$4]*[.C332]^[.F$5]+[.F$6]*[.C332]^[.F$7]+[.F$8]" office:value-type="float" office:value="1120971.1365913" calcext:value-type="float">
            <text:p>1 120 971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1120975.84124964" calcext:value-type="float">
            <text:p>1 120 976</text:p>
          </table:table-cell>
          <table:table-cell/>
          <table:table-cell table:formula="of:=[.F$2]*[.C333]^[.F$3]+[.F$4]*[.C333]^[.F$5]+[.F$6]*[.C333]^[.F$7]+[.F$8]" office:value-type="float" office:value="1120975.84124964" calcext:value-type="float">
            <text:p>1 120 976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1120980.39159754" calcext:value-type="float">
            <text:p>1 120 980</text:p>
          </table:table-cell>
          <table:table-cell/>
          <table:table-cell table:formula="of:=[.F$2]*[.C334]^[.F$3]+[.F$4]*[.C334]^[.F$5]+[.F$6]*[.C334]^[.F$7]+[.F$8]" office:value-type="float" office:value="1120980.39159754" calcext:value-type="float">
            <text:p>1 120 980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1120984.79269573" calcext:value-type="float">
            <text:p>1 120 985</text:p>
          </table:table-cell>
          <table:table-cell/>
          <table:table-cell table:formula="of:=[.F$2]*[.C335]^[.F$3]+[.F$4]*[.C335]^[.F$5]+[.F$6]*[.C335]^[.F$7]+[.F$8]" office:value-type="float" office:value="1120984.79269573" calcext:value-type="float">
            <text:p>1 120 985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1120989.04943899" calcext:value-type="float">
            <text:p>1 120 989</text:p>
          </table:table-cell>
          <table:table-cell/>
          <table:table-cell table:formula="of:=[.F$2]*[.C336]^[.F$3]+[.F$4]*[.C336]^[.F$5]+[.F$6]*[.C336]^[.F$7]+[.F$8]" office:value-type="float" office:value="1120989.04943899" calcext:value-type="float">
            <text:p>1 120 989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1120993.16656162" calcext:value-type="float">
            <text:p>1 120 993</text:p>
          </table:table-cell>
          <table:table-cell/>
          <table:table-cell table:formula="of:=[.F$2]*[.C337]^[.F$3]+[.F$4]*[.C337]^[.F$5]+[.F$6]*[.C337]^[.F$7]+[.F$8]" office:value-type="float" office:value="1120993.16656162" calcext:value-type="float">
            <text:p>1 120 993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1120997.14864269" calcext:value-type="float">
            <text:p>1 120 997</text:p>
          </table:table-cell>
          <table:table-cell/>
          <table:table-cell table:formula="of:=[.F$2]*[.C338]^[.F$3]+[.F$4]*[.C338]^[.F$5]+[.F$6]*[.C338]^[.F$7]+[.F$8]" office:value-type="float" office:value="1120997.14864269" calcext:value-type="float">
            <text:p>1 120 997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1121001.00011112" calcext:value-type="float">
            <text:p>1 121 001</text:p>
          </table:table-cell>
          <table:table-cell/>
          <table:table-cell table:formula="of:=[.F$2]*[.C339]^[.F$3]+[.F$4]*[.C339]^[.F$5]+[.F$6]*[.C339]^[.F$7]+[.F$8]" office:value-type="float" office:value="1121001.00011112" calcext:value-type="float">
            <text:p>1 121 001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1121004.72525059" calcext:value-type="float">
            <text:p>1 121 005</text:p>
          </table:table-cell>
          <table:table-cell/>
          <table:table-cell table:formula="of:=[.F$2]*[.C340]^[.F$3]+[.F$4]*[.C340]^[.F$5]+[.F$6]*[.C340]^[.F$7]+[.F$8]" office:value-type="float" office:value="1121004.72525059" calcext:value-type="float">
            <text:p>1 121 005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1121008.32820433" calcext:value-type="float">
            <text:p>1 121 008</text:p>
          </table:table-cell>
          <table:table-cell/>
          <table:table-cell table:formula="of:=[.F$2]*[.C341]^[.F$3]+[.F$4]*[.C341]^[.F$5]+[.F$6]*[.C341]^[.F$7]+[.F$8]" office:value-type="float" office:value="1121008.32820433" calcext:value-type="float">
            <text:p>1 121 008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1121011.81297971" calcext:value-type="float">
            <text:p>1 121 012</text:p>
          </table:table-cell>
          <table:table-cell/>
          <table:table-cell table:formula="of:=[.F$2]*[.C342]^[.F$3]+[.F$4]*[.C342]^[.F$5]+[.F$6]*[.C342]^[.F$7]+[.F$8]" office:value-type="float" office:value="1121011.81297971" calcext:value-type="float">
            <text:p>1 121 012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1121015.1834527" calcext:value-type="float">
            <text:p>1 121 015</text:p>
          </table:table-cell>
          <table:table-cell/>
          <table:table-cell table:formula="of:=[.F$2]*[.C343]^[.F$3]+[.F$4]*[.C343]^[.F$5]+[.F$6]*[.C343]^[.F$7]+[.F$8]" office:value-type="float" office:value="1121015.1834527" calcext:value-type="float">
            <text:p>1 121 015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1121018.44337213" calcext:value-type="float">
            <text:p>1 121 018</text:p>
          </table:table-cell>
          <table:table-cell/>
          <table:table-cell table:formula="of:=[.F$2]*[.C344]^[.F$3]+[.F$4]*[.C344]^[.F$5]+[.F$6]*[.C344]^[.F$7]+[.F$8]" office:value-type="float" office:value="1121018.44337213" calcext:value-type="float">
            <text:p>1 121 018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1121021.59636395" calcext:value-type="float">
            <text:p>1 121 022</text:p>
          </table:table-cell>
          <table:table-cell/>
          <table:table-cell table:formula="of:=[.F$2]*[.C345]^[.F$3]+[.F$4]*[.C345]^[.F$5]+[.F$6]*[.C345]^[.F$7]+[.F$8]" office:value-type="float" office:value="1121021.59636395" calcext:value-type="float">
            <text:p>1 121 022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1121024.64593517" calcext:value-type="float">
            <text:p>1 121 025</text:p>
          </table:table-cell>
          <table:table-cell/>
          <table:table-cell table:formula="of:=[.F$2]*[.C346]^[.F$3]+[.F$4]*[.C346]^[.F$5]+[.F$6]*[.C346]^[.F$7]+[.F$8]" office:value-type="float" office:value="1121024.64593517" calcext:value-type="float">
            <text:p>1 121 025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1121027.59547781" calcext:value-type="float">
            <text:p>1 121 028</text:p>
          </table:table-cell>
          <table:table-cell/>
          <table:table-cell table:formula="of:=[.F$2]*[.C347]^[.F$3]+[.F$4]*[.C347]^[.F$5]+[.F$6]*[.C347]^[.F$7]+[.F$8]" office:value-type="float" office:value="1121027.59547781" calcext:value-type="float">
            <text:p>1 121 028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1121030.44827264" calcext:value-type="float">
            <text:p>1 121 030</text:p>
          </table:table-cell>
          <table:table-cell/>
          <table:table-cell table:formula="of:=[.F$2]*[.C348]^[.F$3]+[.F$4]*[.C348]^[.F$5]+[.F$6]*[.C348]^[.F$7]+[.F$8]" office:value-type="float" office:value="1121030.44827264" calcext:value-type="float">
            <text:p>1 121 030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1121033.20749287" calcext:value-type="float">
            <text:p>1 121 033</text:p>
          </table:table-cell>
          <table:table-cell/>
          <table:table-cell table:formula="of:=[.F$2]*[.C349]^[.F$3]+[.F$4]*[.C349]^[.F$5]+[.F$6]*[.C349]^[.F$7]+[.F$8]" office:value-type="float" office:value="1121033.20749287" calcext:value-type="float">
            <text:p>1 121 033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1121035.87620762" calcext:value-type="float">
            <text:p>1 121 036</text:p>
          </table:table-cell>
          <table:table-cell/>
          <table:table-cell table:formula="of:=[.F$2]*[.C350]^[.F$3]+[.F$4]*[.C350]^[.F$5]+[.F$6]*[.C350]^[.F$7]+[.F$8]" office:value-type="float" office:value="1121035.87620762" calcext:value-type="float">
            <text:p>1 121 036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1121038.45738537" calcext:value-type="float">
            <text:p>1 121 038</text:p>
          </table:table-cell>
          <table:table-cell/>
          <table:table-cell table:formula="of:=[.F$2]*[.C351]^[.F$3]+[.F$4]*[.C351]^[.F$5]+[.F$6]*[.C351]^[.F$7]+[.F$8]" office:value-type="float" office:value="1121038.45738537" calcext:value-type="float">
            <text:p>1 121 038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1121040.95389725" calcext:value-type="float">
            <text:p>1 121 041</text:p>
          </table:table-cell>
          <table:table-cell/>
          <table:table-cell table:formula="of:=[.F$2]*[.C352]^[.F$3]+[.F$4]*[.C352]^[.F$5]+[.F$6]*[.C352]^[.F$7]+[.F$8]" office:value-type="float" office:value="1121040.95389725" calcext:value-type="float">
            <text:p>1 121 041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1121043.36852024" calcext:value-type="float">
            <text:p>1 121 043</text:p>
          </table:table-cell>
          <table:table-cell/>
          <table:table-cell table:formula="of:=[.F$2]*[.C353]^[.F$3]+[.F$4]*[.C353]^[.F$5]+[.F$6]*[.C353]^[.F$7]+[.F$8]" office:value-type="float" office:value="1121043.36852024" calcext:value-type="float">
            <text:p>1 121 043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1121045.70394023" calcext:value-type="float">
            <text:p>1 121 046</text:p>
          </table:table-cell>
          <table:table-cell/>
          <table:table-cell table:formula="of:=[.F$2]*[.C354]^[.F$3]+[.F$4]*[.C354]^[.F$5]+[.F$6]*[.C354]^[.F$7]+[.F$8]" office:value-type="float" office:value="1121045.70394023" calcext:value-type="float">
            <text:p>1 121 046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1121047.96275504" calcext:value-type="float">
            <text:p>1 121 048</text:p>
          </table:table-cell>
          <table:table-cell/>
          <table:table-cell table:formula="of:=[.F$2]*[.C355]^[.F$3]+[.F$4]*[.C355]^[.F$5]+[.F$6]*[.C355]^[.F$7]+[.F$8]" office:value-type="float" office:value="1121047.96275504" calcext:value-type="float">
            <text:p>1 121 048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1121050.14747729" calcext:value-type="float">
            <text:p>1 121 050</text:p>
          </table:table-cell>
          <table:table-cell/>
          <table:table-cell table:formula="of:=[.F$2]*[.C356]^[.F$3]+[.F$4]*[.C356]^[.F$5]+[.F$6]*[.C356]^[.F$7]+[.F$8]" office:value-type="float" office:value="1121050.14747729" calcext:value-type="float">
            <text:p>1 121 050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1121052.2605372" calcext:value-type="float">
            <text:p>1 121 052</text:p>
          </table:table-cell>
          <table:table-cell/>
          <table:table-cell table:formula="of:=[.F$2]*[.C357]^[.F$3]+[.F$4]*[.C357]^[.F$5]+[.F$6]*[.C357]^[.F$7]+[.F$8]" office:value-type="float" office:value="1121052.2605372" calcext:value-type="float">
            <text:p>1 121 052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1121054.30428527" calcext:value-type="float">
            <text:p>1 121 054</text:p>
          </table:table-cell>
          <table:table-cell/>
          <table:table-cell table:formula="of:=[.F$2]*[.C358]^[.F$3]+[.F$4]*[.C358]^[.F$5]+[.F$6]*[.C358]^[.F$7]+[.F$8]" office:value-type="float" office:value="1121054.30428527" calcext:value-type="float">
            <text:p>1 121 054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1121056.28099494" calcext:value-type="float">
            <text:p>1 121 056</text:p>
          </table:table-cell>
          <table:table-cell/>
          <table:table-cell table:formula="of:=[.F$2]*[.C359]^[.F$3]+[.F$4]*[.C359]^[.F$5]+[.F$6]*[.C359]^[.F$7]+[.F$8]" office:value-type="float" office:value="1121056.28099494" calcext:value-type="float">
            <text:p>1 121 056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1121058.19286506" calcext:value-type="float">
            <text:p>1 121 058</text:p>
          </table:table-cell>
          <table:table-cell/>
          <table:table-cell table:formula="of:=[.F$2]*[.C360]^[.F$3]+[.F$4]*[.C360]^[.F$5]+[.F$6]*[.C360]^[.F$7]+[.F$8]" office:value-type="float" office:value="1121058.19286506" calcext:value-type="float">
            <text:p>1 121 058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1121060.04202238" calcext:value-type="float">
            <text:p>1 121 060</text:p>
          </table:table-cell>
          <table:table-cell/>
          <table:table-cell table:formula="of:=[.F$2]*[.C361]^[.F$3]+[.F$4]*[.C361]^[.F$5]+[.F$6]*[.C361]^[.F$7]+[.F$8]" office:value-type="float" office:value="1121060.04202238" calcext:value-type="float">
            <text:p>1 121 060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1121061.83052391" calcext:value-type="float">
            <text:p>1 121 062</text:p>
          </table:table-cell>
          <table:table-cell/>
          <table:table-cell table:formula="of:=[.F$2]*[.C362]^[.F$3]+[.F$4]*[.C362]^[.F$5]+[.F$6]*[.C362]^[.F$7]+[.F$8]" office:value-type="float" office:value="1121061.83052391" calcext:value-type="float">
            <text:p>1 121 062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1121063.56035917" calcext:value-type="float">
            <text:p>1 121 064</text:p>
          </table:table-cell>
          <table:table-cell/>
          <table:table-cell table:formula="of:=[.F$2]*[.C363]^[.F$3]+[.F$4]*[.C363]^[.F$5]+[.F$6]*[.C363]^[.F$7]+[.F$8]" office:value-type="float" office:value="1121063.56035917" calcext:value-type="float">
            <text:p>1 121 064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1121065.23345245" calcext:value-type="float">
            <text:p>1 121 065</text:p>
          </table:table-cell>
          <table:table-cell/>
          <table:table-cell table:formula="of:=[.F$2]*[.C364]^[.F$3]+[.F$4]*[.C364]^[.F$5]+[.F$6]*[.C364]^[.F$7]+[.F$8]" office:value-type="float" office:value="1121065.23345245" calcext:value-type="float">
            <text:p>1 121 065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1121066.85166492" calcext:value-type="float">
            <text:p>1 121 067</text:p>
          </table:table-cell>
          <table:table-cell/>
          <table:table-cell table:formula="of:=[.F$2]*[.C365]^[.F$3]+[.F$4]*[.C365]^[.F$5]+[.F$6]*[.C365]^[.F$7]+[.F$8]" office:value-type="float" office:value="1121066.85166492" calcext:value-type="float">
            <text:p>1 121 067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1121068.4167967" calcext:value-type="float">
            <text:p>1 121 068</text:p>
          </table:table-cell>
          <table:table-cell/>
          <table:table-cell table:formula="of:=[.F$2]*[.C366]^[.F$3]+[.F$4]*[.C366]^[.F$5]+[.F$6]*[.C366]^[.F$7]+[.F$8]" office:value-type="float" office:value="1121068.4167967" calcext:value-type="float">
            <text:p>1 121 068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1121069.93058888" calcext:value-type="float">
            <text:p>1 121 070</text:p>
          </table:table-cell>
          <table:table-cell/>
          <table:table-cell table:formula="of:=[.F$2]*[.C367]^[.F$3]+[.F$4]*[.C367]^[.F$5]+[.F$6]*[.C367]^[.F$7]+[.F$8]" office:value-type="float" office:value="1121069.93058888" calcext:value-type="float">
            <text:p>1 121 070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1121071.39472545" calcext:value-type="float">
            <text:p>1 121 071</text:p>
          </table:table-cell>
          <table:table-cell/>
          <table:table-cell table:formula="of:=[.F$2]*[.C368]^[.F$3]+[.F$4]*[.C368]^[.F$5]+[.F$6]*[.C368]^[.F$7]+[.F$8]" office:value-type="float" office:value="1121071.39472545" calcext:value-type="float">
            <text:p>1 121 071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1121072.81083514" calcext:value-type="float">
            <text:p>1 121 073</text:p>
          </table:table-cell>
          <table:table-cell/>
          <table:table-cell table:formula="of:=[.F$2]*[.C369]^[.F$3]+[.F$4]*[.C369]^[.F$5]+[.F$6]*[.C369]^[.F$7]+[.F$8]" office:value-type="float" office:value="1121072.81083514" calcext:value-type="float">
            <text:p>1 121 073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1121074.1804933" calcext:value-type="float">
            <text:p>1 121 074</text:p>
          </table:table-cell>
          <table:table-cell/>
          <table:table-cell table:formula="of:=[.F$2]*[.C370]^[.F$3]+[.F$4]*[.C370]^[.F$5]+[.F$6]*[.C370]^[.F$7]+[.F$8]" office:value-type="float" office:value="1121074.1804933" calcext:value-type="float">
            <text:p>1 121 074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1121075.50522359" calcext:value-type="float">
            <text:p>1 121 076</text:p>
          </table:table-cell>
          <table:table-cell/>
          <table:table-cell table:formula="of:=[.F$2]*[.C371]^[.F$3]+[.F$4]*[.C371]^[.F$5]+[.F$6]*[.C371]^[.F$7]+[.F$8]" office:value-type="float" office:value="1121075.50522359" calcext:value-type="float">
            <text:p>1 121 076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1121076.78649968" calcext:value-type="float">
            <text:p>1 121 077</text:p>
          </table:table-cell>
          <table:table-cell/>
          <table:table-cell table:formula="of:=[.F$2]*[.C372]^[.F$3]+[.F$4]*[.C372]^[.F$5]+[.F$6]*[.C372]^[.F$7]+[.F$8]" office:value-type="float" office:value="1121076.78649968" calcext:value-type="float">
            <text:p>1 121 077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1121078.02574694" calcext:value-type="float">
            <text:p>1 121 078</text:p>
          </table:table-cell>
          <table:table-cell/>
          <table:table-cell table:formula="of:=[.F$2]*[.C373]^[.F$3]+[.F$4]*[.C373]^[.F$5]+[.F$6]*[.C373]^[.F$7]+[.F$8]" office:value-type="float" office:value="1121078.02574694" calcext:value-type="float">
            <text:p>1 121 078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1121079.22434395" calcext:value-type="float">
            <text:p>1 121 079</text:p>
          </table:table-cell>
          <table:table-cell/>
          <table:table-cell table:formula="of:=[.F$2]*[.C374]^[.F$3]+[.F$4]*[.C374]^[.F$5]+[.F$6]*[.C374]^[.F$7]+[.F$8]" office:value-type="float" office:value="1121079.22434395" calcext:value-type="float">
            <text:p>1 121 079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1121080.38362411" calcext:value-type="float">
            <text:p>1 121 080</text:p>
          </table:table-cell>
          <table:table-cell/>
          <table:table-cell table:formula="of:=[.F$2]*[.C375]^[.F$3]+[.F$4]*[.C375]^[.F$5]+[.F$6]*[.C375]^[.F$7]+[.F$8]" office:value-type="float" office:value="1121080.38362411" calcext:value-type="float">
            <text:p>1 121 080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1121081.50487707" calcext:value-type="float">
            <text:p>1 121 082</text:p>
          </table:table-cell>
          <table:table-cell/>
          <table:table-cell table:formula="of:=[.F$2]*[.C376]^[.F$3]+[.F$4]*[.C376]^[.F$5]+[.F$6]*[.C376]^[.F$7]+[.F$8]" office:value-type="float" office:value="1121081.50487707" calcext:value-type="float">
            <text:p>1 121 082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1121082.58935017" calcext:value-type="float">
            <text:p>1 121 083</text:p>
          </table:table-cell>
          <table:table-cell/>
          <table:table-cell table:formula="of:=[.F$2]*[.C377]^[.F$3]+[.F$4]*[.C377]^[.F$5]+[.F$6]*[.C377]^[.F$7]+[.F$8]" office:value-type="float" office:value="1121082.58935017" calcext:value-type="float">
            <text:p>1 121 083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1121083.63824985" calcext:value-type="float">
            <text:p>1 121 084</text:p>
          </table:table-cell>
          <table:table-cell/>
          <table:table-cell table:formula="of:=[.F$2]*[.C378]^[.F$3]+[.F$4]*[.C378]^[.F$5]+[.F$6]*[.C378]^[.F$7]+[.F$8]" office:value-type="float" office:value="1121083.63824985" calcext:value-type="float">
            <text:p>1 121 084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1121084.65274298" calcext:value-type="float">
            <text:p>1 121 085</text:p>
          </table:table-cell>
          <table:table-cell/>
          <table:table-cell table:formula="of:=[.F$2]*[.C379]^[.F$3]+[.F$4]*[.C379]^[.F$5]+[.F$6]*[.C379]^[.F$7]+[.F$8]" office:value-type="float" office:value="1121084.65274298" calcext:value-type="float">
            <text:p>1 121 085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1121085.63395815" calcext:value-type="float">
            <text:p>1 121 086</text:p>
          </table:table-cell>
          <table:table-cell/>
          <table:table-cell table:formula="of:=[.F$2]*[.C380]^[.F$3]+[.F$4]*[.C380]^[.F$5]+[.F$6]*[.C380]^[.F$7]+[.F$8]" office:value-type="float" office:value="1121085.63395815" calcext:value-type="float">
            <text:p>1 121 086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1121086.58298693" calcext:value-type="float">
            <text:p>1 121 087</text:p>
          </table:table-cell>
          <table:table-cell/>
          <table:table-cell table:formula="of:=[.F$2]*[.C381]^[.F$3]+[.F$4]*[.C381]^[.F$5]+[.F$6]*[.C381]^[.F$7]+[.F$8]" office:value-type="float" office:value="1121086.58298693" calcext:value-type="float">
            <text:p>1 121 087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1121087.5008851" calcext:value-type="float">
            <text:p>1 121 088</text:p>
          </table:table-cell>
          <table:table-cell/>
          <table:table-cell table:formula="of:=[.F$2]*[.C382]^[.F$3]+[.F$4]*[.C382]^[.F$5]+[.F$6]*[.C382]^[.F$7]+[.F$8]" office:value-type="float" office:value="1121087.5008851" calcext:value-type="float">
            <text:p>1 121 088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1121088.3886738" calcext:value-type="float">
            <text:p>1 121 088</text:p>
          </table:table-cell>
          <table:table-cell/>
          <table:table-cell table:formula="of:=[.F$2]*[.C383]^[.F$3]+[.F$4]*[.C383]^[.F$5]+[.F$6]*[.C383]^[.F$7]+[.F$8]" office:value-type="float" office:value="1121088.3886738" calcext:value-type="float">
            <text:p>1 121 088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1121089.24734068" calcext:value-type="float">
            <text:p>1 121 089</text:p>
          </table:table-cell>
          <table:table-cell/>
          <table:table-cell table:formula="of:=[.F$2]*[.C384]^[.F$3]+[.F$4]*[.C384]^[.F$5]+[.F$6]*[.C384]^[.F$7]+[.F$8]" office:value-type="float" office:value="1121089.24734068" calcext:value-type="float">
            <text:p>1 121 089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1121090.07784098" calcext:value-type="float">
            <text:p>1 121 090</text:p>
          </table:table-cell>
          <table:table-cell/>
          <table:table-cell table:formula="of:=[.F$2]*[.C385]^[.F$3]+[.F$4]*[.C385]^[.F$5]+[.F$6]*[.C385]^[.F$7]+[.F$8]" office:value-type="float" office:value="1121090.07784098" calcext:value-type="float">
            <text:p>1 121 090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1121090.88109862" calcext:value-type="float">
            <text:p>1 121 091</text:p>
          </table:table-cell>
          <table:table-cell/>
          <table:table-cell table:formula="of:=[.F$2]*[.C386]^[.F$3]+[.F$4]*[.C386]^[.F$5]+[.F$6]*[.C386]^[.F$7]+[.F$8]" office:value-type="float" office:value="1121090.88109862" calcext:value-type="float">
            <text:p>1 121 091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1121091.65800723" calcext:value-type="float">
            <text:p>1 121 092</text:p>
          </table:table-cell>
          <table:table-cell/>
          <table:table-cell table:formula="of:=[.F$2]*[.C387]^[.F$3]+[.F$4]*[.C387]^[.F$5]+[.F$6]*[.C387]^[.F$7]+[.F$8]" office:value-type="float" office:value="1121091.65800723" calcext:value-type="float">
            <text:p>1 121 092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1121092.40943111" calcext:value-type="float">
            <text:p>1 121 092</text:p>
          </table:table-cell>
          <table:table-cell/>
          <table:table-cell table:formula="of:=[.F$2]*[.C388]^[.F$3]+[.F$4]*[.C388]^[.F$5]+[.F$6]*[.C388]^[.F$7]+[.F$8]" office:value-type="float" office:value="1121092.40943111" calcext:value-type="float">
            <text:p>1 121 092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1121093.1362062" calcext:value-type="float">
            <text:p>1 121 093</text:p>
          </table:table-cell>
          <table:table-cell/>
          <table:table-cell table:formula="of:=[.F$2]*[.C389]^[.F$3]+[.F$4]*[.C389]^[.F$5]+[.F$6]*[.C389]^[.F$7]+[.F$8]" office:value-type="float" office:value="1121093.1362062" calcext:value-type="float">
            <text:p>1 121 093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1121093.83914105" calcext:value-type="float">
            <text:p>1 121 094</text:p>
          </table:table-cell>
          <table:table-cell/>
          <table:table-cell table:formula="of:=[.F$2]*[.C390]^[.F$3]+[.F$4]*[.C390]^[.F$5]+[.F$6]*[.C390]^[.F$7]+[.F$8]" office:value-type="float" office:value="1121093.83914105" calcext:value-type="float">
            <text:p>1 121 094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1121094.51901766" calcext:value-type="float">
            <text:p>1 121 095</text:p>
          </table:table-cell>
          <table:table-cell/>
          <table:table-cell table:formula="of:=[.F$2]*[.C391]^[.F$3]+[.F$4]*[.C391]^[.F$5]+[.F$6]*[.C391]^[.F$7]+[.F$8]" office:value-type="float" office:value="1121094.51901766" calcext:value-type="float">
            <text:p>1 121 095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1121095.17659239" calcext:value-type="float">
            <text:p>1 121 095</text:p>
          </table:table-cell>
          <table:table-cell/>
          <table:table-cell table:formula="of:=[.F$2]*[.C392]^[.F$3]+[.F$4]*[.C392]^[.F$5]+[.F$6]*[.C392]^[.F$7]+[.F$8]" office:value-type="float" office:value="1121095.17659239" calcext:value-type="float">
            <text:p>1 121 095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1121095.81259681" calcext:value-type="float">
            <text:p>1 121 096</text:p>
          </table:table-cell>
          <table:table-cell/>
          <table:table-cell table:formula="of:=[.F$2]*[.C393]^[.F$3]+[.F$4]*[.C393]^[.F$5]+[.F$6]*[.C393]^[.F$7]+[.F$8]" office:value-type="float" office:value="1121095.81259681" calcext:value-type="float">
            <text:p>1 121 096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1121096.42773846" calcext:value-type="float">
            <text:p>1 121 096</text:p>
          </table:table-cell>
          <table:table-cell/>
          <table:table-cell table:formula="of:=[.F$2]*[.C394]^[.F$3]+[.F$4]*[.C394]^[.F$5]+[.F$6]*[.C394]^[.F$7]+[.F$8]" office:value-type="float" office:value="1121096.42773846" calcext:value-type="float">
            <text:p>1 121 096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1121097.02270169" calcext:value-type="float">
            <text:p>1 121 097</text:p>
          </table:table-cell>
          <table:table-cell/>
          <table:table-cell table:formula="of:=[.F$2]*[.C395]^[.F$3]+[.F$4]*[.C395]^[.F$5]+[.F$6]*[.C395]^[.F$7]+[.F$8]" office:value-type="float" office:value="1121097.02270169" calcext:value-type="float">
            <text:p>1 121 097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1121097.59814841" calcext:value-type="float">
            <text:p>1 121 098</text:p>
          </table:table-cell>
          <table:table-cell/>
          <table:table-cell table:formula="of:=[.F$2]*[.C396]^[.F$3]+[.F$4]*[.C396]^[.F$5]+[.F$6]*[.C396]^[.F$7]+[.F$8]" office:value-type="float" office:value="1121097.59814841" calcext:value-type="float">
            <text:p>1 121 098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1121098.1547188" calcext:value-type="float">
            <text:p>1 121 098</text:p>
          </table:table-cell>
          <table:table-cell/>
          <table:table-cell table:formula="of:=[.F$2]*[.C397]^[.F$3]+[.F$4]*[.C397]^[.F$5]+[.F$6]*[.C397]^[.F$7]+[.F$8]" office:value-type="float" office:value="1121098.1547188" calcext:value-type="float">
            <text:p>1 121 098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1121098.69303205" calcext:value-type="float">
            <text:p>1 121 099</text:p>
          </table:table-cell>
          <table:table-cell/>
          <table:table-cell table:formula="of:=[.F$2]*[.C398]^[.F$3]+[.F$4]*[.C398]^[.F$5]+[.F$6]*[.C398]^[.F$7]+[.F$8]" office:value-type="float" office:value="1121098.69303205" calcext:value-type="float">
            <text:p>1 121 099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1121099.21368705" calcext:value-type="float">
            <text:p>1 121 099</text:p>
          </table:table-cell>
          <table:table-cell/>
          <table:table-cell table:formula="of:=[.F$2]*[.C399]^[.F$3]+[.F$4]*[.C399]^[.F$5]+[.F$6]*[.C399]^[.F$7]+[.F$8]" office:value-type="float" office:value="1121099.21368705" calcext:value-type="float">
            <text:p>1 121 099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1121099.71726302" calcext:value-type="float">
            <text:p>1 121 100</text:p>
          </table:table-cell>
          <table:table-cell/>
          <table:table-cell table:formula="of:=[.F$2]*[.C400]^[.F$3]+[.F$4]*[.C400]^[.F$5]+[.F$6]*[.C400]^[.F$7]+[.F$8]" office:value-type="float" office:value="1121099.71726302" calcext:value-type="float">
            <text:p>1 121 100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1121100.2043202" calcext:value-type="float">
            <text:p>1 121 100</text:p>
          </table:table-cell>
          <table:table-cell/>
          <table:table-cell table:formula="of:=[.F$2]*[.C401]^[.F$3]+[.F$4]*[.C401]^[.F$5]+[.F$6]*[.C401]^[.F$7]+[.F$8]" office:value-type="float" office:value="1121100.2043202" calcext:value-type="float">
            <text:p>1 121 100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1121100.67540045" calcext:value-type="float">
            <text:p>1 121 101</text:p>
          </table:table-cell>
          <table:table-cell/>
          <table:table-cell table:formula="of:=[.F$2]*[.C402]^[.F$3]+[.F$4]*[.C402]^[.F$5]+[.F$6]*[.C402]^[.F$7]+[.F$8]" office:value-type="float" office:value="1121100.67540045" calcext:value-type="float">
            <text:p>1 121 101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1121101.13102786" calcext:value-type="float">
            <text:p>1 121 101</text:p>
          </table:table-cell>
          <table:table-cell/>
          <table:table-cell table:formula="of:=[.F$2]*[.C403]^[.F$3]+[.F$4]*[.C403]^[.F$5]+[.F$6]*[.C403]^[.F$7]+[.F$8]" office:value-type="float" office:value="1121101.13102786" calcext:value-type="float">
            <text:p>1 121 101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1121101.57170932" calcext:value-type="float">
            <text:p>1 121 102</text:p>
          </table:table-cell>
          <table:table-cell/>
          <table:table-cell table:formula="of:=[.F$2]*[.C404]^[.F$3]+[.F$4]*[.C404]^[.F$5]+[.F$6]*[.C404]^[.F$7]+[.F$8]" office:value-type="float" office:value="1121101.57170932" calcext:value-type="float">
            <text:p>1 121 102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1121101.9979351" calcext:value-type="float">
            <text:p>1 121 102</text:p>
          </table:table-cell>
          <table:table-cell/>
          <table:table-cell table:formula="of:=[.F$2]*[.C405]^[.F$3]+[.F$4]*[.C405]^[.F$5]+[.F$6]*[.C405]^[.F$7]+[.F$8]" office:value-type="float" office:value="1121101.9979351" calcext:value-type="float">
            <text:p>1 121 102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1121102.41017937" calcext:value-type="float">
            <text:p>1 121 102</text:p>
          </table:table-cell>
          <table:table-cell/>
          <table:table-cell table:formula="of:=[.F$2]*[.C406]^[.F$3]+[.F$4]*[.C406]^[.F$5]+[.F$6]*[.C406]^[.F$7]+[.F$8]" office:value-type="float" office:value="1121102.41017937" calcext:value-type="float">
            <text:p>1 121 102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1121102.80890078" calcext:value-type="float">
            <text:p>1 121 103</text:p>
          </table:table-cell>
          <table:table-cell/>
          <table:table-cell table:formula="of:=[.F$2]*[.C407]^[.F$3]+[.F$4]*[.C407]^[.F$5]+[.F$6]*[.C407]^[.F$7]+[.F$8]" office:value-type="float" office:value="1121102.80890078" calcext:value-type="float">
            <text:p>1 121 103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1121103.19454291" calcext:value-type="float">
            <text:p>1 121 103</text:p>
          </table:table-cell>
          <table:table-cell/>
          <table:table-cell table:formula="of:=[.F$2]*[.C408]^[.F$3]+[.F$4]*[.C408]^[.F$5]+[.F$6]*[.C408]^[.F$7]+[.F$8]" office:value-type="float" office:value="1121103.19454291" calcext:value-type="float">
            <text:p>1 121 103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1121103.56753479" calcext:value-type="float">
            <text:p>1 121 104</text:p>
          </table:table-cell>
          <table:table-cell/>
          <table:table-cell table:formula="of:=[.F$2]*[.C409]^[.F$3]+[.F$4]*[.C409]^[.F$5]+[.F$6]*[.C409]^[.F$7]+[.F$8]" office:value-type="float" office:value="1121103.56753479" calcext:value-type="float">
            <text:p>1 121 104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1121103.92829139" calcext:value-type="float">
            <text:p>1 121 104</text:p>
          </table:table-cell>
          <table:table-cell/>
          <table:table-cell table:formula="of:=[.F$2]*[.C410]^[.F$3]+[.F$4]*[.C410]^[.F$5]+[.F$6]*[.C410]^[.F$7]+[.F$8]" office:value-type="float" office:value="1121103.92829139" calcext:value-type="float">
            <text:p>1 121 104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1121104.27721406" calcext:value-type="float">
            <text:p>1 121 104</text:p>
          </table:table-cell>
          <table:table-cell/>
          <table:table-cell table:formula="of:=[.F$2]*[.C411]^[.F$3]+[.F$4]*[.C411]^[.F$5]+[.F$6]*[.C411]^[.F$7]+[.F$8]" office:value-type="float" office:value="1121104.27721406" calcext:value-type="float">
            <text:p>1 121 104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1121104.61469099" calcext:value-type="float">
            <text:p>1 121 105</text:p>
          </table:table-cell>
          <table:table-cell/>
          <table:table-cell table:formula="of:=[.F$2]*[.C412]^[.F$3]+[.F$4]*[.C412]^[.F$5]+[.F$6]*[.C412]^[.F$7]+[.F$8]" office:value-type="float" office:value="1121104.61469099" calcext:value-type="float">
            <text:p>1 121 105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1121104.94109762" calcext:value-type="float">
            <text:p>1 121 105</text:p>
          </table:table-cell>
          <table:table-cell/>
          <table:table-cell table:formula="of:=[.F$2]*[.C413]^[.F$3]+[.F$4]*[.C413]^[.F$5]+[.F$6]*[.C413]^[.F$7]+[.F$8]" office:value-type="float" office:value="1121104.94109762" calcext:value-type="float">
            <text:p>1 121 105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1121105.2567971" calcext:value-type="float">
            <text:p>1 121 105</text:p>
          </table:table-cell>
          <table:table-cell/>
          <table:table-cell table:formula="of:=[.F$2]*[.C414]^[.F$3]+[.F$4]*[.C414]^[.F$5]+[.F$6]*[.C414]^[.F$7]+[.F$8]" office:value-type="float" office:value="1121105.2567971" calcext:value-type="float">
            <text:p>1 121 105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1121105.56214065" calcext:value-type="float">
            <text:p>1 121 106</text:p>
          </table:table-cell>
          <table:table-cell/>
          <table:table-cell table:formula="of:=[.F$2]*[.C415]^[.F$3]+[.F$4]*[.C415]^[.F$5]+[.F$6]*[.C415]^[.F$7]+[.F$8]" office:value-type="float" office:value="1121105.56214065" calcext:value-type="float">
            <text:p>1 121 106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1121105.85746797" calcext:value-type="float">
            <text:p>1 121 106</text:p>
          </table:table-cell>
          <table:table-cell/>
          <table:table-cell table:formula="of:=[.F$2]*[.C416]^[.F$3]+[.F$4]*[.C416]^[.F$5]+[.F$6]*[.C416]^[.F$7]+[.F$8]" office:value-type="float" office:value="1121105.85746797" calcext:value-type="float">
            <text:p>1 121 106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1121106.14310763" calcext:value-type="float">
            <text:p>1 121 106</text:p>
          </table:table-cell>
          <table:table-cell/>
          <table:table-cell table:formula="of:=[.F$2]*[.C417]^[.F$3]+[.F$4]*[.C417]^[.F$5]+[.F$6]*[.C417]^[.F$7]+[.F$8]" office:value-type="float" office:value="1121106.14310763" calcext:value-type="float">
            <text:p>1 121 106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1121106.41937741" calcext:value-type="float">
            <text:p>1 121 106</text:p>
          </table:table-cell>
          <table:table-cell/>
          <table:table-cell table:formula="of:=[.F$2]*[.C418]^[.F$3]+[.F$4]*[.C418]^[.F$5]+[.F$6]*[.C418]^[.F$7]+[.F$8]" office:value-type="float" office:value="1121106.41937741" calcext:value-type="float">
            <text:p>1 121 106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1121106.68658467" calcext:value-type="float">
            <text:p>1 121 107</text:p>
          </table:table-cell>
          <table:table-cell/>
          <table:table-cell table:formula="of:=[.F$2]*[.C419]^[.F$3]+[.F$4]*[.C419]^[.F$5]+[.F$6]*[.C419]^[.F$7]+[.F$8]" office:value-type="float" office:value="1121106.68658467" calcext:value-type="float">
            <text:p>1 121 107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1121106.94502668" calcext:value-type="float">
            <text:p>1 121 107</text:p>
          </table:table-cell>
          <table:table-cell/>
          <table:table-cell table:formula="of:=[.F$2]*[.C420]^[.F$3]+[.F$4]*[.C420]^[.F$5]+[.F$6]*[.C420]^[.F$7]+[.F$8]" office:value-type="float" office:value="1121106.94502668" calcext:value-type="float">
            <text:p>1 121 107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1121107.19499097" calcext:value-type="float">
            <text:p>1 121 107</text:p>
          </table:table-cell>
          <table:table-cell/>
          <table:table-cell table:formula="of:=[.F$2]*[.C421]^[.F$3]+[.F$4]*[.C421]^[.F$5]+[.F$6]*[.C421]^[.F$7]+[.F$8]" office:value-type="float" office:value="1121107.19499097" calcext:value-type="float">
            <text:p>1 121 107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1121107.43675565" calcext:value-type="float">
            <text:p>1 121 107</text:p>
          </table:table-cell>
          <table:table-cell/>
          <table:table-cell table:formula="of:=[.F$2]*[.C422]^[.F$3]+[.F$4]*[.C422]^[.F$5]+[.F$6]*[.C422]^[.F$7]+[.F$8]" office:value-type="float" office:value="1121107.43675565" calcext:value-type="float">
            <text:p>1 121 107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1121107.67058966" calcext:value-type="float">
            <text:p>1 121 108</text:p>
          </table:table-cell>
          <table:table-cell/>
          <table:table-cell table:formula="of:=[.F$2]*[.C423]^[.F$3]+[.F$4]*[.C423]^[.F$5]+[.F$6]*[.C423]^[.F$7]+[.F$8]" office:value-type="float" office:value="1121107.67058966" calcext:value-type="float">
            <text:p>1 121 108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1121107.89675318" calcext:value-type="float">
            <text:p>1 121 108</text:p>
          </table:table-cell>
          <table:table-cell/>
          <table:table-cell table:formula="of:=[.F$2]*[.C424]^[.F$3]+[.F$4]*[.C424]^[.F$5]+[.F$6]*[.C424]^[.F$7]+[.F$8]" office:value-type="float" office:value="1121107.89675318" calcext:value-type="float">
            <text:p>1 121 108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1121108.11549781" calcext:value-type="float">
            <text:p>1 121 108</text:p>
          </table:table-cell>
          <table:table-cell/>
          <table:table-cell table:formula="of:=[.F$2]*[.C425]^[.F$3]+[.F$4]*[.C425]^[.F$5]+[.F$6]*[.C425]^[.F$7]+[.F$8]" office:value-type="float" office:value="1121108.11549781" calcext:value-type="float">
            <text:p>1 121 108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1121108.32706692" calcext:value-type="float">
            <text:p>1 121 108</text:p>
          </table:table-cell>
          <table:table-cell/>
          <table:table-cell table:formula="of:=[.F$2]*[.C426]^[.F$3]+[.F$4]*[.C426]^[.F$5]+[.F$6]*[.C426]^[.F$7]+[.F$8]" office:value-type="float" office:value="1121108.32706692" calcext:value-type="float">
            <text:p>1 121 108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1121108.53169587" calcext:value-type="float">
            <text:p>1 121 109</text:p>
          </table:table-cell>
          <table:table-cell/>
          <table:table-cell table:formula="of:=[.F$2]*[.C427]^[.F$3]+[.F$4]*[.C427]^[.F$5]+[.F$6]*[.C427]^[.F$7]+[.F$8]" office:value-type="float" office:value="1121108.53169587" calcext:value-type="float">
            <text:p>1 121 109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1121108.72961235" calcext:value-type="float">
            <text:p>1 121 109</text:p>
          </table:table-cell>
          <table:table-cell/>
          <table:table-cell table:formula="of:=[.F$2]*[.C428]^[.F$3]+[.F$4]*[.C428]^[.F$5]+[.F$6]*[.C428]^[.F$7]+[.F$8]" office:value-type="float" office:value="1121108.72961235" calcext:value-type="float">
            <text:p>1 121 109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1121108.92103652" calcext:value-type="float">
            <text:p>1 121 109</text:p>
          </table:table-cell>
          <table:table-cell/>
          <table:table-cell table:formula="of:=[.F$2]*[.C429]^[.F$3]+[.F$4]*[.C429]^[.F$5]+[.F$6]*[.C429]^[.F$7]+[.F$8]" office:value-type="float" office:value="1121108.92103652" calcext:value-type="float">
            <text:p>1 121 109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1121109.10618136" calcext:value-type="float">
            <text:p>1 121 109</text:p>
          </table:table-cell>
          <table:table-cell/>
          <table:table-cell table:formula="of:=[.F$2]*[.C430]^[.F$3]+[.F$4]*[.C430]^[.F$5]+[.F$6]*[.C430]^[.F$7]+[.F$8]" office:value-type="float" office:value="1121109.10618136" calcext:value-type="float">
            <text:p>1 121 109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1121109.28525285" calcext:value-type="float">
            <text:p>1 121 109</text:p>
          </table:table-cell>
          <table:table-cell/>
          <table:table-cell table:formula="of:=[.F$2]*[.C431]^[.F$3]+[.F$4]*[.C431]^[.F$5]+[.F$6]*[.C431]^[.F$7]+[.F$8]" office:value-type="float" office:value="1121109.28525285" calcext:value-type="float">
            <text:p>1 121 109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1121109.45845022" calcext:value-type="float">
            <text:p>1 121 109</text:p>
          </table:table-cell>
          <table:table-cell/>
          <table:table-cell table:formula="of:=[.F$2]*[.C432]^[.F$3]+[.F$4]*[.C432]^[.F$5]+[.F$6]*[.C432]^[.F$7]+[.F$8]" office:value-type="float" office:value="1121109.45845022" calcext:value-type="float">
            <text:p>1 121 109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1121109.62596615" calcext:value-type="float">
            <text:p>1 121 110</text:p>
          </table:table-cell>
          <table:table-cell/>
          <table:table-cell table:formula="of:=[.F$2]*[.C433]^[.F$3]+[.F$4]*[.C433]^[.F$5]+[.F$6]*[.C433]^[.F$7]+[.F$8]" office:value-type="float" office:value="1121109.62596615" calcext:value-type="float">
            <text:p>1 121 110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1121109.78798701" calcext:value-type="float">
            <text:p>1 121 110</text:p>
          </table:table-cell>
          <table:table-cell/>
          <table:table-cell table:formula="of:=[.F$2]*[.C434]^[.F$3]+[.F$4]*[.C434]^[.F$5]+[.F$6]*[.C434]^[.F$7]+[.F$8]" office:value-type="float" office:value="1121109.78798701" calcext:value-type="float">
            <text:p>1 121 110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1121109.94469307" calcext:value-type="float">
            <text:p>1 121 110</text:p>
          </table:table-cell>
          <table:table-cell/>
          <table:table-cell table:formula="of:=[.F$2]*[.C435]^[.F$3]+[.F$4]*[.C435]^[.F$5]+[.F$6]*[.C435]^[.F$7]+[.F$8]" office:value-type="float" office:value="1121109.94469307" calcext:value-type="float">
            <text:p>1 121 110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1121110.09625865" calcext:value-type="float">
            <text:p>1 121 110</text:p>
          </table:table-cell>
          <table:table-cell/>
          <table:table-cell table:formula="of:=[.F$2]*[.C436]^[.F$3]+[.F$4]*[.C436]^[.F$5]+[.F$6]*[.C436]^[.F$7]+[.F$8]" office:value-type="float" office:value="1121110.09625865" calcext:value-type="float">
            <text:p>1 121 110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1121110.24285239" calcext:value-type="float">
            <text:p>1 121 110</text:p>
          </table:table-cell>
          <table:table-cell/>
          <table:table-cell table:formula="of:=[.F$2]*[.C437]^[.F$3]+[.F$4]*[.C437]^[.F$5]+[.F$6]*[.C437]^[.F$7]+[.F$8]" office:value-type="float" office:value="1121110.24285239" calcext:value-type="float">
            <text:p>1 121 110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1121110.38463738" calcext:value-type="float">
            <text:p>1 121 110</text:p>
          </table:table-cell>
          <table:table-cell/>
          <table:table-cell table:formula="of:=[.F$2]*[.C438]^[.F$3]+[.F$4]*[.C438]^[.F$5]+[.F$6]*[.C438]^[.F$7]+[.F$8]" office:value-type="float" office:value="1121110.38463738" calcext:value-type="float">
            <text:p>1 121 110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1121110.52177135" calcext:value-type="float">
            <text:p>1 121 111</text:p>
          </table:table-cell>
          <table:table-cell/>
          <table:table-cell table:formula="of:=[.F$2]*[.C439]^[.F$3]+[.F$4]*[.C439]^[.F$5]+[.F$6]*[.C439]^[.F$7]+[.F$8]" office:value-type="float" office:value="1121110.52177135" calcext:value-type="float">
            <text:p>1 121 111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1121110.65440688" calcext:value-type="float">
            <text:p>1 121 111</text:p>
          </table:table-cell>
          <table:table-cell/>
          <table:table-cell table:formula="of:=[.F$2]*[.C440]^[.F$3]+[.F$4]*[.C440]^[.F$5]+[.F$6]*[.C440]^[.F$7]+[.F$8]" office:value-type="float" office:value="1121110.65440688" calcext:value-type="float">
            <text:p>1 121 111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1121110.78269154" calcext:value-type="float">
            <text:p>1 121 111</text:p>
          </table:table-cell>
          <table:table-cell/>
          <table:table-cell table:formula="of:=[.F$2]*[.C441]^[.F$3]+[.F$4]*[.C441]^[.F$5]+[.F$6]*[.C441]^[.F$7]+[.F$8]" office:value-type="float" office:value="1121110.78269154" calcext:value-type="float">
            <text:p>1 121 111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1121110.90676803" calcext:value-type="float">
            <text:p>1 121 111</text:p>
          </table:table-cell>
          <table:table-cell/>
          <table:table-cell table:formula="of:=[.F$2]*[.C442]^[.F$3]+[.F$4]*[.C442]^[.F$5]+[.F$6]*[.C442]^[.F$7]+[.F$8]" office:value-type="float" office:value="1121110.90676803" calcext:value-type="float">
            <text:p>1 121 111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1121111.02677441" calcext:value-type="float">
            <text:p>1 121 111</text:p>
          </table:table-cell>
          <table:table-cell/>
          <table:table-cell table:formula="of:=[.F$2]*[.C443]^[.F$3]+[.F$4]*[.C443]^[.F$5]+[.F$6]*[.C443]^[.F$7]+[.F$8]" office:value-type="float" office:value="1121111.02677441" calcext:value-type="float">
            <text:p>1 121 111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1121111.14284418" calcext:value-type="float">
            <text:p>1 121 111</text:p>
          </table:table-cell>
          <table:table-cell/>
          <table:table-cell table:formula="of:=[.F$2]*[.C444]^[.F$3]+[.F$4]*[.C444]^[.F$5]+[.F$6]*[.C444]^[.F$7]+[.F$8]" office:value-type="float" office:value="1121111.14284418" calcext:value-type="float">
            <text:p>1 121 111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1121111.25510648" calcext:value-type="float">
            <text:p>1 121 111</text:p>
          </table:table-cell>
          <table:table-cell/>
          <table:table-cell table:formula="of:=[.F$2]*[.C445]^[.F$3]+[.F$4]*[.C445]^[.F$5]+[.F$6]*[.C445]^[.F$7]+[.F$8]" office:value-type="float" office:value="1121111.25510648" calcext:value-type="float">
            <text:p>1 121 111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1121111.36368621" calcext:value-type="float">
            <text:p>1 121 111</text:p>
          </table:table-cell>
          <table:table-cell/>
          <table:table-cell table:formula="of:=[.F$2]*[.C446]^[.F$3]+[.F$4]*[.C446]^[.F$5]+[.F$6]*[.C446]^[.F$7]+[.F$8]" office:value-type="float" office:value="1121111.36368621" calcext:value-type="float">
            <text:p>1 121 111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1121111.46870417" calcext:value-type="float">
            <text:p>1 121 111</text:p>
          </table:table-cell>
          <table:table-cell/>
          <table:table-cell table:formula="of:=[.F$2]*[.C447]^[.F$3]+[.F$4]*[.C447]^[.F$5]+[.F$6]*[.C447]^[.F$7]+[.F$8]" office:value-type="float" office:value="1121111.46870417" calcext:value-type="float">
            <text:p>1 121 111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1121111.57027719" calcext:value-type="float">
            <text:p>1 121 112</text:p>
          </table:table-cell>
          <table:table-cell/>
          <table:table-cell table:formula="of:=[.F$2]*[.C448]^[.F$3]+[.F$4]*[.C448]^[.F$5]+[.F$6]*[.C448]^[.F$7]+[.F$8]" office:value-type="float" office:value="1121111.57027719" calcext:value-type="float">
            <text:p>1 121 112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1121111.66851828" calcext:value-type="float">
            <text:p>1 121 112</text:p>
          </table:table-cell>
          <table:table-cell/>
          <table:table-cell table:formula="of:=[.F$2]*[.C449]^[.F$3]+[.F$4]*[.C449]^[.F$5]+[.F$6]*[.C449]^[.F$7]+[.F$8]" office:value-type="float" office:value="1121111.66851828" calcext:value-type="float">
            <text:p>1 121 112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1121111.76353674" calcext:value-type="float">
            <text:p>1 121 112</text:p>
          </table:table-cell>
          <table:table-cell/>
          <table:table-cell table:formula="of:=[.F$2]*[.C450]^[.F$3]+[.F$4]*[.C450]^[.F$5]+[.F$6]*[.C450]^[.F$7]+[.F$8]" office:value-type="float" office:value="1121111.76353674" calcext:value-type="float">
            <text:p>1 121 112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1121111.85543828" calcext:value-type="float">
            <text:p>1 121 112</text:p>
          </table:table-cell>
          <table:table-cell/>
          <table:table-cell table:formula="of:=[.F$2]*[.C451]^[.F$3]+[.F$4]*[.C451]^[.F$5]+[.F$6]*[.C451]^[.F$7]+[.F$8]" office:value-type="float" office:value="1121111.85543828" calcext:value-type="float">
            <text:p>1 121 112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1121111.94432514" calcext:value-type="float">
            <text:p>1 121 112</text:p>
          </table:table-cell>
          <table:table-cell/>
          <table:table-cell table:formula="of:=[.F$2]*[.C452]^[.F$3]+[.F$4]*[.C452]^[.F$5]+[.F$6]*[.C452]^[.F$7]+[.F$8]" office:value-type="float" office:value="1121111.94432514" calcext:value-type="float">
            <text:p>1 121 112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1121112.03029622" calcext:value-type="float">
            <text:p>1 121 112</text:p>
          </table:table-cell>
          <table:table-cell/>
          <table:table-cell table:formula="of:=[.F$2]*[.C453]^[.F$3]+[.F$4]*[.C453]^[.F$5]+[.F$6]*[.C453]^[.F$7]+[.F$8]" office:value-type="float" office:value="1121112.03029622" calcext:value-type="float">
            <text:p>1 121 112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1121112.11344717" calcext:value-type="float">
            <text:p>1 121 112</text:p>
          </table:table-cell>
          <table:table-cell/>
          <table:table-cell table:formula="of:=[.F$2]*[.C454]^[.F$3]+[.F$4]*[.C454]^[.F$5]+[.F$6]*[.C454]^[.F$7]+[.F$8]" office:value-type="float" office:value="1121112.11344717" calcext:value-type="float">
            <text:p>1 121 112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1121112.19387049" calcext:value-type="float">
            <text:p>1 121 112</text:p>
          </table:table-cell>
          <table:table-cell/>
          <table:table-cell table:formula="of:=[.F$2]*[.C455]^[.F$3]+[.F$4]*[.C455]^[.F$5]+[.F$6]*[.C455]^[.F$7]+[.F$8]" office:value-type="float" office:value="1121112.19387049" calcext:value-type="float">
            <text:p>1 121 112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1121112.27165565" calcext:value-type="float">
            <text:p>1 121 112</text:p>
          </table:table-cell>
          <table:table-cell/>
          <table:table-cell table:formula="of:=[.F$2]*[.C456]^[.F$3]+[.F$4]*[.C456]^[.F$5]+[.F$6]*[.C456]^[.F$7]+[.F$8]" office:value-type="float" office:value="1121112.27165565" calcext:value-type="float">
            <text:p>1 121 112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1121112.3468892" calcext:value-type="float">
            <text:p>1 121 112</text:p>
          </table:table-cell>
          <table:table-cell/>
          <table:table-cell table:formula="of:=[.F$2]*[.C457]^[.F$3]+[.F$4]*[.C457]^[.F$5]+[.F$6]*[.C457]^[.F$7]+[.F$8]" office:value-type="float" office:value="1121112.3468892" calcext:value-type="float">
            <text:p>1 121 112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1121112.41965485" calcext:value-type="float">
            <text:p>1 121 112</text:p>
          </table:table-cell>
          <table:table-cell/>
          <table:table-cell table:formula="of:=[.F$2]*[.C458]^[.F$3]+[.F$4]*[.C458]^[.F$5]+[.F$6]*[.C458]^[.F$7]+[.F$8]" office:value-type="float" office:value="1121112.41965485" calcext:value-type="float">
            <text:p>1 121 112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1121112.49003353" calcext:value-type="float">
            <text:p>1 121 112</text:p>
          </table:table-cell>
          <table:table-cell/>
          <table:table-cell table:formula="of:=[.F$2]*[.C459]^[.F$3]+[.F$4]*[.C459]^[.F$5]+[.F$6]*[.C459]^[.F$7]+[.F$8]" office:value-type="float" office:value="1121112.49003353" calcext:value-type="float">
            <text:p>1 121 112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1121112.55810357" calcext:value-type="float">
            <text:p>1 121 113</text:p>
          </table:table-cell>
          <table:table-cell/>
          <table:table-cell table:formula="of:=[.F$2]*[.C460]^[.F$3]+[.F$4]*[.C460]^[.F$5]+[.F$6]*[.C460]^[.F$7]+[.F$8]" office:value-type="float" office:value="1121112.55810357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1121112.62394067" calcext:value-type="float">
            <text:p>1 121 113</text:p>
          </table:table-cell>
          <table:table-cell/>
          <table:table-cell table:formula="of:=[.F$2]*[.C461]^[.F$3]+[.F$4]*[.C461]^[.F$5]+[.F$6]*[.C461]^[.F$7]+[.F$8]" office:value-type="float" office:value="1121112.62394067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1121112.68761811" calcext:value-type="float">
            <text:p>1 121 113</text:p>
          </table:table-cell>
          <table:table-cell/>
          <table:table-cell table:formula="of:=[.F$2]*[.C462]^[.F$3]+[.F$4]*[.C462]^[.F$5]+[.F$6]*[.C462]^[.F$7]+[.F$8]" office:value-type="float" office:value="1121112.68761811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1121112.74920671" calcext:value-type="float">
            <text:p>1 121 113</text:p>
          </table:table-cell>
          <table:table-cell/>
          <table:table-cell table:formula="of:=[.F$2]*[.C463]^[.F$3]+[.F$4]*[.C463]^[.F$5]+[.F$6]*[.C463]^[.F$7]+[.F$8]" office:value-type="float" office:value="1121112.74920671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1121112.808775" calcext:value-type="float">
            <text:p>1 121 113</text:p>
          </table:table-cell>
          <table:table-cell/>
          <table:table-cell table:formula="of:=[.F$2]*[.C464]^[.F$3]+[.F$4]*[.C464]^[.F$5]+[.F$6]*[.C464]^[.F$7]+[.F$8]" office:value-type="float" office:value="1121112.808775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1121112.86638925" calcext:value-type="float">
            <text:p>1 121 113</text:p>
          </table:table-cell>
          <table:table-cell/>
          <table:table-cell table:formula="of:=[.F$2]*[.C465]^[.F$3]+[.F$4]*[.C465]^[.F$5]+[.F$6]*[.C465]^[.F$7]+[.F$8]" office:value-type="float" office:value="1121112.86638925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1121112.92211356" calcext:value-type="float">
            <text:p>1 121 113</text:p>
          </table:table-cell>
          <table:table-cell/>
          <table:table-cell table:formula="of:=[.F$2]*[.C466]^[.F$3]+[.F$4]*[.C466]^[.F$5]+[.F$6]*[.C466]^[.F$7]+[.F$8]" office:value-type="float" office:value="1121112.92211356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1121112.97600992" calcext:value-type="float">
            <text:p>1 121 113</text:p>
          </table:table-cell>
          <table:table-cell/>
          <table:table-cell table:formula="of:=[.F$2]*[.C467]^[.F$3]+[.F$4]*[.C467]^[.F$5]+[.F$6]*[.C467]^[.F$7]+[.F$8]" office:value-type="float" office:value="1121112.97600992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1121113.02813831" calcext:value-type="float">
            <text:p>1 121 113</text:p>
          </table:table-cell>
          <table:table-cell/>
          <table:table-cell table:formula="of:=[.F$2]*[.C468]^[.F$3]+[.F$4]*[.C468]^[.F$5]+[.F$6]*[.C468]^[.F$7]+[.F$8]" office:value-type="float" office:value="1121113.02813831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1121113.07855671" calcext:value-type="float">
            <text:p>1 121 113</text:p>
          </table:table-cell>
          <table:table-cell/>
          <table:table-cell table:formula="of:=[.F$2]*[.C469]^[.F$3]+[.F$4]*[.C469]^[.F$5]+[.F$6]*[.C469]^[.F$7]+[.F$8]" office:value-type="float" office:value="1121113.07855671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1121113.12732122" calcext:value-type="float">
            <text:p>1 121 113</text:p>
          </table:table-cell>
          <table:table-cell/>
          <table:table-cell table:formula="of:=[.F$2]*[.C470]^[.F$3]+[.F$4]*[.C470]^[.F$5]+[.F$6]*[.C470]^[.F$7]+[.F$8]" office:value-type="float" office:value="1121113.12732122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1121113.17448608" calcext:value-type="float">
            <text:p>1 121 113</text:p>
          </table:table-cell>
          <table:table-cell/>
          <table:table-cell table:formula="of:=[.F$2]*[.C471]^[.F$3]+[.F$4]*[.C471]^[.F$5]+[.F$6]*[.C471]^[.F$7]+[.F$8]" office:value-type="float" office:value="1121113.17448608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1121113.22010379" calcext:value-type="float">
            <text:p>1 121 113</text:p>
          </table:table-cell>
          <table:table-cell/>
          <table:table-cell table:formula="of:=[.F$2]*[.C472]^[.F$3]+[.F$4]*[.C472]^[.F$5]+[.F$6]*[.C472]^[.F$7]+[.F$8]" office:value-type="float" office:value="1121113.22010379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1121113.26422508" calcext:value-type="float">
            <text:p>1 121 113</text:p>
          </table:table-cell>
          <table:table-cell/>
          <table:table-cell table:formula="of:=[.F$2]*[.C473]^[.F$3]+[.F$4]*[.C473]^[.F$5]+[.F$6]*[.C473]^[.F$7]+[.F$8]" office:value-type="float" office:value="1121113.26422508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1121113.30689904" calcext:value-type="float">
            <text:p>1 121 113</text:p>
          </table:table-cell>
          <table:table-cell/>
          <table:table-cell table:formula="of:=[.F$2]*[.C474]^[.F$3]+[.F$4]*[.C474]^[.F$5]+[.F$6]*[.C474]^[.F$7]+[.F$8]" office:value-type="float" office:value="1121113.30689904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1121113.34817316" calcext:value-type="float">
            <text:p>1 121 113</text:p>
          </table:table-cell>
          <table:table-cell/>
          <table:table-cell table:formula="of:=[.F$2]*[.C475]^[.F$3]+[.F$4]*[.C475]^[.F$5]+[.F$6]*[.C475]^[.F$7]+[.F$8]" office:value-type="float" office:value="1121113.34817316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1121113.38809334" calcext:value-type="float">
            <text:p>1 121 113</text:p>
          </table:table-cell>
          <table:table-cell/>
          <table:table-cell table:formula="of:=[.F$2]*[.C476]^[.F$3]+[.F$4]*[.C476]^[.F$5]+[.F$6]*[.C476]^[.F$7]+[.F$8]" office:value-type="float" office:value="1121113.38809334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1121113.42670401" calcext:value-type="float">
            <text:p>1 121 113</text:p>
          </table:table-cell>
          <table:table-cell/>
          <table:table-cell table:formula="of:=[.F$2]*[.C477]^[.F$3]+[.F$4]*[.C477]^[.F$5]+[.F$6]*[.C477]^[.F$7]+[.F$8]" office:value-type="float" office:value="1121113.42670401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1121113.46404812" calcext:value-type="float">
            <text:p>1 121 113</text:p>
          </table:table-cell>
          <table:table-cell/>
          <table:table-cell table:formula="of:=[.F$2]*[.C478]^[.F$3]+[.F$4]*[.C478]^[.F$5]+[.F$6]*[.C478]^[.F$7]+[.F$8]" office:value-type="float" office:value="1121113.46404812" calcext:value-type="float">
            <text:p>1 121 113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1121113.50016722" calcext:value-type="float">
            <text:p>1 121 114</text:p>
          </table:table-cell>
          <table:table-cell/>
          <table:table-cell table:formula="of:=[.F$2]*[.C479]^[.F$3]+[.F$4]*[.C479]^[.F$5]+[.F$6]*[.C479]^[.F$7]+[.F$8]" office:value-type="float" office:value="1121113.50016722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1121113.53510149" calcext:value-type="float">
            <text:p>1 121 114</text:p>
          </table:table-cell>
          <table:table-cell/>
          <table:table-cell table:formula="of:=[.F$2]*[.C480]^[.F$3]+[.F$4]*[.C480]^[.F$5]+[.F$6]*[.C480]^[.F$7]+[.F$8]" office:value-type="float" office:value="1121113.5351014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1121113.5688898" calcext:value-type="float">
            <text:p>1 121 114</text:p>
          </table:table-cell>
          <table:table-cell/>
          <table:table-cell table:formula="of:=[.F$2]*[.C481]^[.F$3]+[.F$4]*[.C481]^[.F$5]+[.F$6]*[.C481]^[.F$7]+[.F$8]" office:value-type="float" office:value="1121113.5688898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1121113.60156974" calcext:value-type="float">
            <text:p>1 121 114</text:p>
          </table:table-cell>
          <table:table-cell/>
          <table:table-cell table:formula="of:=[.F$2]*[.C482]^[.F$3]+[.F$4]*[.C482]^[.F$5]+[.F$6]*[.C482]^[.F$7]+[.F$8]" office:value-type="float" office:value="1121113.60156974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1121113.63317767" calcext:value-type="float">
            <text:p>1 121 114</text:p>
          </table:table-cell>
          <table:table-cell/>
          <table:table-cell table:formula="of:=[.F$2]*[.C483]^[.F$3]+[.F$4]*[.C483]^[.F$5]+[.F$6]*[.C483]^[.F$7]+[.F$8]" office:value-type="float" office:value="1121113.63317767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1121113.66374875" calcext:value-type="float">
            <text:p>1 121 114</text:p>
          </table:table-cell>
          <table:table-cell/>
          <table:table-cell table:formula="of:=[.F$2]*[.C484]^[.F$3]+[.F$4]*[.C484]^[.F$5]+[.F$6]*[.C484]^[.F$7]+[.F$8]" office:value-type="float" office:value="1121113.66374875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1121113.69331699" calcext:value-type="float">
            <text:p>1 121 114</text:p>
          </table:table-cell>
          <table:table-cell/>
          <table:table-cell table:formula="of:=[.F$2]*[.C485]^[.F$3]+[.F$4]*[.C485]^[.F$5]+[.F$6]*[.C485]^[.F$7]+[.F$8]" office:value-type="float" office:value="1121113.6933169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1121113.7219153" calcext:value-type="float">
            <text:p>1 121 114</text:p>
          </table:table-cell>
          <table:table-cell/>
          <table:table-cell table:formula="of:=[.F$2]*[.C486]^[.F$3]+[.F$4]*[.C486]^[.F$5]+[.F$6]*[.C486]^[.F$7]+[.F$8]" office:value-type="float" office:value="1121113.7219153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1121113.74957549" calcext:value-type="float">
            <text:p>1 121 114</text:p>
          </table:table-cell>
          <table:table-cell/>
          <table:table-cell table:formula="of:=[.F$2]*[.C487]^[.F$3]+[.F$4]*[.C487]^[.F$5]+[.F$6]*[.C487]^[.F$7]+[.F$8]" office:value-type="float" office:value="1121113.7495754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1121113.77632833" calcext:value-type="float">
            <text:p>1 121 114</text:p>
          </table:table-cell>
          <table:table-cell/>
          <table:table-cell table:formula="of:=[.F$2]*[.C488]^[.F$3]+[.F$4]*[.C488]^[.F$5]+[.F$6]*[.C488]^[.F$7]+[.F$8]" office:value-type="float" office:value="1121113.77632833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1121113.80220359" calcext:value-type="float">
            <text:p>1 121 114</text:p>
          </table:table-cell>
          <table:table-cell/>
          <table:table-cell table:formula="of:=[.F$2]*[.C489]^[.F$3]+[.F$4]*[.C489]^[.F$5]+[.F$6]*[.C489]^[.F$7]+[.F$8]" office:value-type="float" office:value="1121113.8022035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1121113.82723005" calcext:value-type="float">
            <text:p>1 121 114</text:p>
          </table:table-cell>
          <table:table-cell/>
          <table:table-cell table:formula="of:=[.F$2]*[.C490]^[.F$3]+[.F$4]*[.C490]^[.F$5]+[.F$6]*[.C490]^[.F$7]+[.F$8]" office:value-type="float" office:value="1121113.82723005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1121113.85143556" calcext:value-type="float">
            <text:p>1 121 114</text:p>
          </table:table-cell>
          <table:table-cell/>
          <table:table-cell table:formula="of:=[.F$2]*[.C491]^[.F$3]+[.F$4]*[.C491]^[.F$5]+[.F$6]*[.C491]^[.F$7]+[.F$8]" office:value-type="float" office:value="1121113.8514355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1121113.87484705" calcext:value-type="float">
            <text:p>1 121 114</text:p>
          </table:table-cell>
          <table:table-cell/>
          <table:table-cell table:formula="of:=[.F$2]*[.C492]^[.F$3]+[.F$4]*[.C492]^[.F$5]+[.F$6]*[.C492]^[.F$7]+[.F$8]" office:value-type="float" office:value="1121113.87484705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1121113.89749056" calcext:value-type="float">
            <text:p>1 121 114</text:p>
          </table:table-cell>
          <table:table-cell/>
          <table:table-cell table:formula="of:=[.F$2]*[.C493]^[.F$3]+[.F$4]*[.C493]^[.F$5]+[.F$6]*[.C493]^[.F$7]+[.F$8]" office:value-type="float" office:value="1121113.8974905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1121113.91939129" calcext:value-type="float">
            <text:p>1 121 114</text:p>
          </table:table-cell>
          <table:table-cell/>
          <table:table-cell table:formula="of:=[.F$2]*[.C494]^[.F$3]+[.F$4]*[.C494]^[.F$5]+[.F$6]*[.C494]^[.F$7]+[.F$8]" office:value-type="float" office:value="1121113.9193912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1121113.9405736" calcext:value-type="float">
            <text:p>1 121 114</text:p>
          </table:table-cell>
          <table:table-cell/>
          <table:table-cell table:formula="of:=[.F$2]*[.C495]^[.F$3]+[.F$4]*[.C495]^[.F$5]+[.F$6]*[.C495]^[.F$7]+[.F$8]" office:value-type="float" office:value="1121113.940573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1121113.96106106" calcext:value-type="float">
            <text:p>1 121 114</text:p>
          </table:table-cell>
          <table:table-cell/>
          <table:table-cell table:formula="of:=[.F$2]*[.C496]^[.F$3]+[.F$4]*[.C496]^[.F$5]+[.F$6]*[.C496]^[.F$7]+[.F$8]" office:value-type="float" office:value="1121113.9610610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1121113.98087646" calcext:value-type="float">
            <text:p>1 121 114</text:p>
          </table:table-cell>
          <table:table-cell/>
          <table:table-cell table:formula="of:=[.F$2]*[.C497]^[.F$3]+[.F$4]*[.C497]^[.F$5]+[.F$6]*[.C497]^[.F$7]+[.F$8]" office:value-type="float" office:value="1121113.9808764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1121114.00004185" calcext:value-type="float">
            <text:p>1 121 114</text:p>
          </table:table-cell>
          <table:table-cell/>
          <table:table-cell table:formula="of:=[.F$2]*[.C498]^[.F$3]+[.F$4]*[.C498]^[.F$5]+[.F$6]*[.C498]^[.F$7]+[.F$8]" office:value-type="float" office:value="1121114.00004185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1121114.01857855" calcext:value-type="float">
            <text:p>1 121 114</text:p>
          </table:table-cell>
          <table:table-cell/>
          <table:table-cell table:formula="of:=[.F$2]*[.C499]^[.F$3]+[.F$4]*[.C499]^[.F$5]+[.F$6]*[.C499]^[.F$7]+[.F$8]" office:value-type="float" office:value="1121114.01857855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1121114.03650719" calcext:value-type="float">
            <text:p>1 121 114</text:p>
          </table:table-cell>
          <table:table-cell/>
          <table:table-cell table:formula="of:=[.F$2]*[.C500]^[.F$3]+[.F$4]*[.C500]^[.F$5]+[.F$6]*[.C500]^[.F$7]+[.F$8]" office:value-type="float" office:value="1121114.0365071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1121114.0538477" calcext:value-type="float">
            <text:p>1 121 114</text:p>
          </table:table-cell>
          <table:table-cell/>
          <table:table-cell table:formula="of:=[.F$2]*[.C501]^[.F$3]+[.F$4]*[.C501]^[.F$5]+[.F$6]*[.C501]^[.F$7]+[.F$8]" office:value-type="float" office:value="1121114.0538477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1121114.07061939" calcext:value-type="float">
            <text:p>1 121 114</text:p>
          </table:table-cell>
          <table:table-cell/>
          <table:table-cell table:formula="of:=[.F$2]*[.C502]^[.F$3]+[.F$4]*[.C502]^[.F$5]+[.F$6]*[.C502]^[.F$7]+[.F$8]" office:value-type="float" office:value="1121114.0706193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1121114.08684091" calcext:value-type="float">
            <text:p>1 121 114</text:p>
          </table:table-cell>
          <table:table-cell/>
          <table:table-cell table:formula="of:=[.F$2]*[.C503]^[.F$3]+[.F$4]*[.C503]^[.F$5]+[.F$6]*[.C503]^[.F$7]+[.F$8]" office:value-type="float" office:value="1121114.08684091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1121114.10253031" calcext:value-type="float">
            <text:p>1 121 114</text:p>
          </table:table-cell>
          <table:table-cell/>
          <table:table-cell table:formula="of:=[.F$2]*[.C504]^[.F$3]+[.F$4]*[.C504]^[.F$5]+[.F$6]*[.C504]^[.F$7]+[.F$8]" office:value-type="float" office:value="1121114.10253031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1121114.11770504" calcext:value-type="float">
            <text:p>1 121 114</text:p>
          </table:table-cell>
          <table:table-cell/>
          <table:table-cell table:formula="of:=[.F$2]*[.C505]^[.F$3]+[.F$4]*[.C505]^[.F$5]+[.F$6]*[.C505]^[.F$7]+[.F$8]" office:value-type="float" office:value="1121114.11770504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1121114.13238199" calcext:value-type="float">
            <text:p>1 121 114</text:p>
          </table:table-cell>
          <table:table-cell/>
          <table:table-cell table:formula="of:=[.F$2]*[.C506]^[.F$3]+[.F$4]*[.C506]^[.F$5]+[.F$6]*[.C506]^[.F$7]+[.F$8]" office:value-type="float" office:value="1121114.1323819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1121114.14657749" calcext:value-type="float">
            <text:p>1 121 114</text:p>
          </table:table-cell>
          <table:table-cell/>
          <table:table-cell table:formula="of:=[.F$2]*[.C507]^[.F$3]+[.F$4]*[.C507]^[.F$5]+[.F$6]*[.C507]^[.F$7]+[.F$8]" office:value-type="float" office:value="1121114.1465774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1121114.16030733" calcext:value-type="float">
            <text:p>1 121 114</text:p>
          </table:table-cell>
          <table:table-cell/>
          <table:table-cell table:formula="of:=[.F$2]*[.C508]^[.F$3]+[.F$4]*[.C508]^[.F$5]+[.F$6]*[.C508]^[.F$7]+[.F$8]" office:value-type="float" office:value="1121114.16030733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1121114.17358678" calcext:value-type="float">
            <text:p>1 121 114</text:p>
          </table:table-cell>
          <table:table-cell/>
          <table:table-cell table:formula="of:=[.F$2]*[.C509]^[.F$3]+[.F$4]*[.C509]^[.F$5]+[.F$6]*[.C509]^[.F$7]+[.F$8]" office:value-type="float" office:value="1121114.17358678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1121114.18643062" calcext:value-type="float">
            <text:p>1 121 114</text:p>
          </table:table-cell>
          <table:table-cell/>
          <table:table-cell table:formula="of:=[.F$2]*[.C510]^[.F$3]+[.F$4]*[.C510]^[.F$5]+[.F$6]*[.C510]^[.F$7]+[.F$8]" office:value-type="float" office:value="1121114.18643062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1121114.19885314" calcext:value-type="float">
            <text:p>1 121 114</text:p>
          </table:table-cell>
          <table:table-cell/>
          <table:table-cell table:formula="of:=[.F$2]*[.C511]^[.F$3]+[.F$4]*[.C511]^[.F$5]+[.F$6]*[.C511]^[.F$7]+[.F$8]" office:value-type="float" office:value="1121114.19885314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1121114.21086816" calcext:value-type="float">
            <text:p>1 121 114</text:p>
          </table:table-cell>
          <table:table-cell/>
          <table:table-cell table:formula="of:=[.F$2]*[.C512]^[.F$3]+[.F$4]*[.C512]^[.F$5]+[.F$6]*[.C512]^[.F$7]+[.F$8]" office:value-type="float" office:value="1121114.2108681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1121114.22248905" calcext:value-type="float">
            <text:p>1 121 114</text:p>
          </table:table-cell>
          <table:table-cell/>
          <table:table-cell table:formula="of:=[.F$2]*[.C513]^[.F$3]+[.F$4]*[.C513]^[.F$5]+[.F$6]*[.C513]^[.F$7]+[.F$8]" office:value-type="float" office:value="1121114.22248905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1121114.23372873" calcext:value-type="float">
            <text:p>1 121 114</text:p>
          </table:table-cell>
          <table:table-cell/>
          <table:table-cell table:formula="of:=[.F$2]*[.C514]^[.F$3]+[.F$4]*[.C514]^[.F$5]+[.F$6]*[.C514]^[.F$7]+[.F$8]" office:value-type="float" office:value="1121114.23372873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1121114.24459971" calcext:value-type="float">
            <text:p>1 121 114</text:p>
          </table:table-cell>
          <table:table-cell/>
          <table:table-cell table:formula="of:=[.F$2]*[.C515]^[.F$3]+[.F$4]*[.C515]^[.F$5]+[.F$6]*[.C515]^[.F$7]+[.F$8]" office:value-type="float" office:value="1121114.24459971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1121114.25511409" calcext:value-type="float">
            <text:p>1 121 114</text:p>
          </table:table-cell>
          <table:table-cell/>
          <table:table-cell table:formula="of:=[.F$2]*[.C516]^[.F$3]+[.F$4]*[.C516]^[.F$5]+[.F$6]*[.C516]^[.F$7]+[.F$8]" office:value-type="float" office:value="1121114.2551140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1121114.26528356" calcext:value-type="float">
            <text:p>1 121 114</text:p>
          </table:table-cell>
          <table:table-cell/>
          <table:table-cell table:formula="of:=[.F$2]*[.C517]^[.F$3]+[.F$4]*[.C517]^[.F$5]+[.F$6]*[.C517]^[.F$7]+[.F$8]" office:value-type="float" office:value="1121114.2652835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1121114.27511944" calcext:value-type="float">
            <text:p>1 121 114</text:p>
          </table:table-cell>
          <table:table-cell/>
          <table:table-cell table:formula="of:=[.F$2]*[.C518]^[.F$3]+[.F$4]*[.C518]^[.F$5]+[.F$6]*[.C518]^[.F$7]+[.F$8]" office:value-type="float" office:value="1121114.27511944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1121114.28463267" calcext:value-type="float">
            <text:p>1 121 114</text:p>
          </table:table-cell>
          <table:table-cell/>
          <table:table-cell table:formula="of:=[.F$2]*[.C519]^[.F$3]+[.F$4]*[.C519]^[.F$5]+[.F$6]*[.C519]^[.F$7]+[.F$8]" office:value-type="float" office:value="1121114.28463267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1121114.29383383" calcext:value-type="float">
            <text:p>1 121 114</text:p>
          </table:table-cell>
          <table:table-cell/>
          <table:table-cell table:formula="of:=[.F$2]*[.C520]^[.F$3]+[.F$4]*[.C520]^[.F$5]+[.F$6]*[.C520]^[.F$7]+[.F$8]" office:value-type="float" office:value="1121114.29383383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1121114.30273316" calcext:value-type="float">
            <text:p>1 121 114</text:p>
          </table:table-cell>
          <table:table-cell/>
          <table:table-cell table:formula="of:=[.F$2]*[.C521]^[.F$3]+[.F$4]*[.C521]^[.F$5]+[.F$6]*[.C521]^[.F$7]+[.F$8]" office:value-type="float" office:value="1121114.3027331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1121114.31134057" calcext:value-type="float">
            <text:p>1 121 114</text:p>
          </table:table-cell>
          <table:table-cell/>
          <table:table-cell table:formula="of:=[.F$2]*[.C522]^[.F$3]+[.F$4]*[.C522]^[.F$5]+[.F$6]*[.C522]^[.F$7]+[.F$8]" office:value-type="float" office:value="1121114.31134057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1121114.31966562" calcext:value-type="float">
            <text:p>1 121 114</text:p>
          </table:table-cell>
          <table:table-cell/>
          <table:table-cell table:formula="of:=[.F$2]*[.C523]^[.F$3]+[.F$4]*[.C523]^[.F$5]+[.F$6]*[.C523]^[.F$7]+[.F$8]" office:value-type="float" office:value="1121114.31966562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1121114.32771758" calcext:value-type="float">
            <text:p>1 121 114</text:p>
          </table:table-cell>
          <table:table-cell/>
          <table:table-cell table:formula="of:=[.F$2]*[.C524]^[.F$3]+[.F$4]*[.C524]^[.F$5]+[.F$6]*[.C524]^[.F$7]+[.F$8]" office:value-type="float" office:value="1121114.32771758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1121114.33550541" calcext:value-type="float">
            <text:p>1 121 114</text:p>
          </table:table-cell>
          <table:table-cell/>
          <table:table-cell table:formula="of:=[.F$2]*[.C525]^[.F$3]+[.F$4]*[.C525]^[.F$5]+[.F$6]*[.C525]^[.F$7]+[.F$8]" office:value-type="float" office:value="1121114.33550541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1121114.34303777" calcext:value-type="float">
            <text:p>1 121 114</text:p>
          </table:table-cell>
          <table:table-cell/>
          <table:table-cell table:formula="of:=[.F$2]*[.C526]^[.F$3]+[.F$4]*[.C526]^[.F$5]+[.F$6]*[.C526]^[.F$7]+[.F$8]" office:value-type="float" office:value="1121114.34303777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1121114.35032305" calcext:value-type="float">
            <text:p>1 121 114</text:p>
          </table:table-cell>
          <table:table-cell/>
          <table:table-cell table:formula="of:=[.F$2]*[.C527]^[.F$3]+[.F$4]*[.C527]^[.F$5]+[.F$6]*[.C527]^[.F$7]+[.F$8]" office:value-type="float" office:value="1121114.35032305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1121114.35736935" calcext:value-type="float">
            <text:p>1 121 114</text:p>
          </table:table-cell>
          <table:table-cell/>
          <table:table-cell table:formula="of:=[.F$2]*[.C528]^[.F$3]+[.F$4]*[.C528]^[.F$5]+[.F$6]*[.C528]^[.F$7]+[.F$8]" office:value-type="float" office:value="1121114.35736935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1121114.3641845" calcext:value-type="float">
            <text:p>1 121 114</text:p>
          </table:table-cell>
          <table:table-cell/>
          <table:table-cell table:formula="of:=[.F$2]*[.C529]^[.F$3]+[.F$4]*[.C529]^[.F$5]+[.F$6]*[.C529]^[.F$7]+[.F$8]" office:value-type="float" office:value="1121114.3641845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1121114.37077609" calcext:value-type="float">
            <text:p>1 121 114</text:p>
          </table:table-cell>
          <table:table-cell/>
          <table:table-cell table:formula="of:=[.F$2]*[.C530]^[.F$3]+[.F$4]*[.C530]^[.F$5]+[.F$6]*[.C530]^[.F$7]+[.F$8]" office:value-type="float" office:value="1121114.3707760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1121114.37715146" calcext:value-type="float">
            <text:p>1 121 114</text:p>
          </table:table-cell>
          <table:table-cell/>
          <table:table-cell table:formula="of:=[.F$2]*[.C531]^[.F$3]+[.F$4]*[.C531]^[.F$5]+[.F$6]*[.C531]^[.F$7]+[.F$8]" office:value-type="float" office:value="1121114.3771514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1121114.38331769" calcext:value-type="float">
            <text:p>1 121 114</text:p>
          </table:table-cell>
          <table:table-cell/>
          <table:table-cell table:formula="of:=[.F$2]*[.C532]^[.F$3]+[.F$4]*[.C532]^[.F$5]+[.F$6]*[.C532]^[.F$7]+[.F$8]" office:value-type="float" office:value="1121114.3833176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1121114.38928165" calcext:value-type="float">
            <text:p>1 121 114</text:p>
          </table:table-cell>
          <table:table-cell/>
          <table:table-cell table:formula="of:=[.F$2]*[.C533]^[.F$3]+[.F$4]*[.C533]^[.F$5]+[.F$6]*[.C533]^[.F$7]+[.F$8]" office:value-type="float" office:value="1121114.38928165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1121114.39504997" calcext:value-type="float">
            <text:p>1 121 114</text:p>
          </table:table-cell>
          <table:table-cell/>
          <table:table-cell table:formula="of:=[.F$2]*[.C534]^[.F$3]+[.F$4]*[.C534]^[.F$5]+[.F$6]*[.C534]^[.F$7]+[.F$8]" office:value-type="float" office:value="1121114.39504997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1121114.40062907" calcext:value-type="float">
            <text:p>1 121 114</text:p>
          </table:table-cell>
          <table:table-cell/>
          <table:table-cell table:formula="of:=[.F$2]*[.C535]^[.F$3]+[.F$4]*[.C535]^[.F$5]+[.F$6]*[.C535]^[.F$7]+[.F$8]" office:value-type="float" office:value="1121114.40062907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1121114.40602516" calcext:value-type="float">
            <text:p>1 121 114</text:p>
          </table:table-cell>
          <table:table-cell/>
          <table:table-cell table:formula="of:=[.F$2]*[.C536]^[.F$3]+[.F$4]*[.C536]^[.F$5]+[.F$6]*[.C536]^[.F$7]+[.F$8]" office:value-type="float" office:value="1121114.4060251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1121114.41124424" calcext:value-type="float">
            <text:p>1 121 114</text:p>
          </table:table-cell>
          <table:table-cell/>
          <table:table-cell table:formula="of:=[.F$2]*[.C537]^[.F$3]+[.F$4]*[.C537]^[.F$5]+[.F$6]*[.C537]^[.F$7]+[.F$8]" office:value-type="float" office:value="1121114.41124424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1121114.41629211" calcext:value-type="float">
            <text:p>1 121 114</text:p>
          </table:table-cell>
          <table:table-cell/>
          <table:table-cell table:formula="of:=[.F$2]*[.C538]^[.F$3]+[.F$4]*[.C538]^[.F$5]+[.F$6]*[.C538]^[.F$7]+[.F$8]" office:value-type="float" office:value="1121114.41629211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1121114.4211744" calcext:value-type="float">
            <text:p>1 121 114</text:p>
          </table:table-cell>
          <table:table-cell/>
          <table:table-cell table:formula="of:=[.F$2]*[.C539]^[.F$3]+[.F$4]*[.C539]^[.F$5]+[.F$6]*[.C539]^[.F$7]+[.F$8]" office:value-type="float" office:value="1121114.4211744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1121114.42589653" calcext:value-type="float">
            <text:p>1 121 114</text:p>
          </table:table-cell>
          <table:table-cell/>
          <table:table-cell table:formula="of:=[.F$2]*[.C540]^[.F$3]+[.F$4]*[.C540]^[.F$5]+[.F$6]*[.C540]^[.F$7]+[.F$8]" office:value-type="float" office:value="1121114.42589653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1121114.43046376" calcext:value-type="float">
            <text:p>1 121 114</text:p>
          </table:table-cell>
          <table:table-cell/>
          <table:table-cell table:formula="of:=[.F$2]*[.C541]^[.F$3]+[.F$4]*[.C541]^[.F$5]+[.F$6]*[.C541]^[.F$7]+[.F$8]" office:value-type="float" office:value="1121114.4304637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1121114.43488117" calcext:value-type="float">
            <text:p>1 121 114</text:p>
          </table:table-cell>
          <table:table-cell/>
          <table:table-cell table:formula="of:=[.F$2]*[.C542]^[.F$3]+[.F$4]*[.C542]^[.F$5]+[.F$6]*[.C542]^[.F$7]+[.F$8]" office:value-type="float" office:value="1121114.43488117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1121114.43915367" calcext:value-type="float">
            <text:p>1 121 114</text:p>
          </table:table-cell>
          <table:table-cell/>
          <table:table-cell table:formula="of:=[.F$2]*[.C543]^[.F$3]+[.F$4]*[.C543]^[.F$5]+[.F$6]*[.C543]^[.F$7]+[.F$8]" office:value-type="float" office:value="1121114.43915367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1121114.44328602" calcext:value-type="float">
            <text:p>1 121 114</text:p>
          </table:table-cell>
          <table:table-cell/>
          <table:table-cell table:formula="of:=[.F$2]*[.C544]^[.F$3]+[.F$4]*[.C544]^[.F$5]+[.F$6]*[.C544]^[.F$7]+[.F$8]" office:value-type="float" office:value="1121114.44328602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1121114.44728282" calcext:value-type="float">
            <text:p>1 121 114</text:p>
          </table:table-cell>
          <table:table-cell/>
          <table:table-cell table:formula="of:=[.F$2]*[.C545]^[.F$3]+[.F$4]*[.C545]^[.F$5]+[.F$6]*[.C545]^[.F$7]+[.F$8]" office:value-type="float" office:value="1121114.44728282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1121114.4511485" calcext:value-type="float">
            <text:p>1 121 114</text:p>
          </table:table-cell>
          <table:table-cell/>
          <table:table-cell table:formula="of:=[.F$2]*[.C546]^[.F$3]+[.F$4]*[.C546]^[.F$5]+[.F$6]*[.C546]^[.F$7]+[.F$8]" office:value-type="float" office:value="1121114.4511485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1121114.45488738" calcext:value-type="float">
            <text:p>1 121 114</text:p>
          </table:table-cell>
          <table:table-cell/>
          <table:table-cell table:formula="of:=[.F$2]*[.C547]^[.F$3]+[.F$4]*[.C547]^[.F$5]+[.F$6]*[.C547]^[.F$7]+[.F$8]" office:value-type="float" office:value="1121114.45488738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1121114.45850361" calcext:value-type="float">
            <text:p>1 121 114</text:p>
          </table:table-cell>
          <table:table-cell/>
          <table:table-cell table:formula="of:=[.F$2]*[.C548]^[.F$3]+[.F$4]*[.C548]^[.F$5]+[.F$6]*[.C548]^[.F$7]+[.F$8]" office:value-type="float" office:value="1121114.45850361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1121114.46200122" calcext:value-type="float">
            <text:p>1 121 114</text:p>
          </table:table-cell>
          <table:table-cell/>
          <table:table-cell table:formula="of:=[.F$2]*[.C549]^[.F$3]+[.F$4]*[.C549]^[.F$5]+[.F$6]*[.C549]^[.F$7]+[.F$8]" office:value-type="float" office:value="1121114.46200122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1121114.46538409" calcext:value-type="float">
            <text:p>1 121 114</text:p>
          </table:table-cell>
          <table:table-cell/>
          <table:table-cell table:formula="of:=[.F$2]*[.C550]^[.F$3]+[.F$4]*[.C550]^[.F$5]+[.F$6]*[.C550]^[.F$7]+[.F$8]" office:value-type="float" office:value="1121114.46538409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1121114.468656" calcext:value-type="float">
            <text:p>1 121 114</text:p>
          </table:table-cell>
          <table:table-cell/>
          <table:table-cell table:formula="of:=[.F$2]*[.C551]^[.F$3]+[.F$4]*[.C551]^[.F$5]+[.F$6]*[.C551]^[.F$7]+[.F$8]" office:value-type="float" office:value="1121114.46865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1121114.47182057" calcext:value-type="float">
            <text:p>1 121 114</text:p>
          </table:table-cell>
          <table:table-cell/>
          <table:table-cell table:formula="of:=[.F$2]*[.C552]^[.F$3]+[.F$4]*[.C552]^[.F$5]+[.F$6]*[.C552]^[.F$7]+[.F$8]" office:value-type="float" office:value="1121114.47182057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1121114.47488134" calcext:value-type="float">
            <text:p>1 121 114</text:p>
          </table:table-cell>
          <table:table-cell/>
          <table:table-cell table:formula="of:=[.F$2]*[.C553]^[.F$3]+[.F$4]*[.C553]^[.F$5]+[.F$6]*[.C553]^[.F$7]+[.F$8]" office:value-type="float" office:value="1121114.47488134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1121114.4778417" calcext:value-type="float">
            <text:p>1 121 114</text:p>
          </table:table-cell>
          <table:table-cell/>
          <table:table-cell table:formula="of:=[.F$2]*[.C554]^[.F$3]+[.F$4]*[.C554]^[.F$5]+[.F$6]*[.C554]^[.F$7]+[.F$8]" office:value-type="float" office:value="1121114.4778417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1121114.48070495" calcext:value-type="float">
            <text:p>1 121 114</text:p>
          </table:table-cell>
          <table:table-cell/>
          <table:table-cell table:formula="of:=[.F$2]*[.C555]^[.F$3]+[.F$4]*[.C555]^[.F$5]+[.F$6]*[.C555]^[.F$7]+[.F$8]" office:value-type="float" office:value="1121114.48070495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1121114.48347428" calcext:value-type="float">
            <text:p>1 121 114</text:p>
          </table:table-cell>
          <table:table-cell/>
          <table:table-cell table:formula="of:=[.F$2]*[.C556]^[.F$3]+[.F$4]*[.C556]^[.F$5]+[.F$6]*[.C556]^[.F$7]+[.F$8]" office:value-type="float" office:value="1121114.48347428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1121114.48615276" calcext:value-type="float">
            <text:p>1 121 114</text:p>
          </table:table-cell>
          <table:table-cell/>
          <table:table-cell table:formula="of:=[.F$2]*[.C557]^[.F$3]+[.F$4]*[.C557]^[.F$5]+[.F$6]*[.C557]^[.F$7]+[.F$8]" office:value-type="float" office:value="1121114.48615276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1121114.48874338" calcext:value-type="float">
            <text:p>1 121 114</text:p>
          </table:table-cell>
          <table:table-cell/>
          <table:table-cell table:formula="of:=[.F$2]*[.C558]^[.F$3]+[.F$4]*[.C558]^[.F$5]+[.F$6]*[.C558]^[.F$7]+[.F$8]" office:value-type="float" office:value="1121114.48874338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1121114.49124902" calcext:value-type="float">
            <text:p>1 121 114</text:p>
          </table:table-cell>
          <table:table-cell/>
          <table:table-cell table:formula="of:=[.F$2]*[.C559]^[.F$3]+[.F$4]*[.C559]^[.F$5]+[.F$6]*[.C559]^[.F$7]+[.F$8]" office:value-type="float" office:value="1121114.49124902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1121114.49367247" calcext:value-type="float">
            <text:p>1 121 114</text:p>
          </table:table-cell>
          <table:table-cell/>
          <table:table-cell table:formula="of:=[.F$2]*[.C560]^[.F$3]+[.F$4]*[.C560]^[.F$5]+[.F$6]*[.C560]^[.F$7]+[.F$8]" office:value-type="float" office:value="1121114.49367247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1121114.49601642" calcext:value-type="float">
            <text:p>1 121 114</text:p>
          </table:table-cell>
          <table:table-cell/>
          <table:table-cell table:formula="of:=[.F$2]*[.C561]^[.F$3]+[.F$4]*[.C561]^[.F$5]+[.F$6]*[.C561]^[.F$7]+[.F$8]" office:value-type="float" office:value="1121114.49601642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1121114.49828348" calcext:value-type="float">
            <text:p>1 121 114</text:p>
          </table:table-cell>
          <table:table-cell/>
          <table:table-cell table:formula="of:=[.F$2]*[.C562]^[.F$3]+[.F$4]*[.C562]^[.F$5]+[.F$6]*[.C562]^[.F$7]+[.F$8]" office:value-type="float" office:value="1121114.49828348" calcext:value-type="float">
            <text:p>1 121 114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1121114.50047617" calcext:value-type="float">
            <text:p>1 121 115</text:p>
          </table:table-cell>
          <table:table-cell/>
          <table:table-cell table:formula="of:=[.F$2]*[.C563]^[.F$3]+[.F$4]*[.C563]^[.F$5]+[.F$6]*[.C563]^[.F$7]+[.F$8]" office:value-type="float" office:value="1121114.5004761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1121114.50259694" calcext:value-type="float">
            <text:p>1 121 115</text:p>
          </table:table-cell>
          <table:table-cell/>
          <table:table-cell table:formula="of:=[.F$2]*[.C564]^[.F$3]+[.F$4]*[.C564]^[.F$5]+[.F$6]*[.C564]^[.F$7]+[.F$8]" office:value-type="float" office:value="1121114.5025969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1121114.50464813" calcext:value-type="float">
            <text:p>1 121 115</text:p>
          </table:table-cell>
          <table:table-cell/>
          <table:table-cell table:formula="of:=[.F$2]*[.C565]^[.F$3]+[.F$4]*[.C565]^[.F$5]+[.F$6]*[.C565]^[.F$7]+[.F$8]" office:value-type="float" office:value="1121114.5046481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1121114.50663204" calcext:value-type="float">
            <text:p>1 121 115</text:p>
          </table:table-cell>
          <table:table-cell/>
          <table:table-cell table:formula="of:=[.F$2]*[.C566]^[.F$3]+[.F$4]*[.C566]^[.F$5]+[.F$6]*[.C566]^[.F$7]+[.F$8]" office:value-type="float" office:value="1121114.5066320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1121114.50855087" calcext:value-type="float">
            <text:p>1 121 115</text:p>
          </table:table-cell>
          <table:table-cell/>
          <table:table-cell table:formula="of:=[.F$2]*[.C567]^[.F$3]+[.F$4]*[.C567]^[.F$5]+[.F$6]*[.C567]^[.F$7]+[.F$8]" office:value-type="float" office:value="1121114.5085508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1121114.51040676" calcext:value-type="float">
            <text:p>1 121 115</text:p>
          </table:table-cell>
          <table:table-cell/>
          <table:table-cell table:formula="of:=[.F$2]*[.C568]^[.F$3]+[.F$4]*[.C568]^[.F$5]+[.F$6]*[.C568]^[.F$7]+[.F$8]" office:value-type="float" office:value="1121114.5104067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1121114.51220177" calcext:value-type="float">
            <text:p>1 121 115</text:p>
          </table:table-cell>
          <table:table-cell/>
          <table:table-cell table:formula="of:=[.F$2]*[.C569]^[.F$3]+[.F$4]*[.C569]^[.F$5]+[.F$6]*[.C569]^[.F$7]+[.F$8]" office:value-type="float" office:value="1121114.5122017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1121114.51393789" calcext:value-type="float">
            <text:p>1 121 115</text:p>
          </table:table-cell>
          <table:table-cell/>
          <table:table-cell table:formula="of:=[.F$2]*[.C570]^[.F$3]+[.F$4]*[.C570]^[.F$5]+[.F$6]*[.C570]^[.F$7]+[.F$8]" office:value-type="float" office:value="1121114.5139378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1121114.51561707" calcext:value-type="float">
            <text:p>1 121 115</text:p>
          </table:table-cell>
          <table:table-cell/>
          <table:table-cell table:formula="of:=[.F$2]*[.C571]^[.F$3]+[.F$4]*[.C571]^[.F$5]+[.F$6]*[.C571]^[.F$7]+[.F$8]" office:value-type="float" office:value="1121114.5156170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1121114.51724116" calcext:value-type="float">
            <text:p>1 121 115</text:p>
          </table:table-cell>
          <table:table-cell/>
          <table:table-cell table:formula="of:=[.F$2]*[.C572]^[.F$3]+[.F$4]*[.C572]^[.F$5]+[.F$6]*[.C572]^[.F$7]+[.F$8]" office:value-type="float" office:value="1121114.5172411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1121114.51881198" calcext:value-type="float">
            <text:p>1 121 115</text:p>
          </table:table-cell>
          <table:table-cell/>
          <table:table-cell table:formula="of:=[.F$2]*[.C573]^[.F$3]+[.F$4]*[.C573]^[.F$5]+[.F$6]*[.C573]^[.F$7]+[.F$8]" office:value-type="float" office:value="1121114.5188119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1121114.52033126" calcext:value-type="float">
            <text:p>1 121 115</text:p>
          </table:table-cell>
          <table:table-cell/>
          <table:table-cell table:formula="of:=[.F$2]*[.C574]^[.F$3]+[.F$4]*[.C574]^[.F$5]+[.F$6]*[.C574]^[.F$7]+[.F$8]" office:value-type="float" office:value="1121114.5203312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1121114.52180071" calcext:value-type="float">
            <text:p>1 121 115</text:p>
          </table:table-cell>
          <table:table-cell/>
          <table:table-cell table:formula="of:=[.F$2]*[.C575]^[.F$3]+[.F$4]*[.C575]^[.F$5]+[.F$6]*[.C575]^[.F$7]+[.F$8]" office:value-type="float" office:value="1121114.5218007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1121114.52322196" calcext:value-type="float">
            <text:p>1 121 115</text:p>
          </table:table-cell>
          <table:table-cell/>
          <table:table-cell table:formula="of:=[.F$2]*[.C576]^[.F$3]+[.F$4]*[.C576]^[.F$5]+[.F$6]*[.C576]^[.F$7]+[.F$8]" office:value-type="float" office:value="1121114.5232219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1121114.52459659" calcext:value-type="float">
            <text:p>1 121 115</text:p>
          </table:table-cell>
          <table:table-cell/>
          <table:table-cell table:formula="of:=[.F$2]*[.C577]^[.F$3]+[.F$4]*[.C577]^[.F$5]+[.F$6]*[.C577]^[.F$7]+[.F$8]" office:value-type="float" office:value="1121114.5245965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1121114.52592612" calcext:value-type="float">
            <text:p>1 121 115</text:p>
          </table:table-cell>
          <table:table-cell/>
          <table:table-cell table:formula="of:=[.F$2]*[.C578]^[.F$3]+[.F$4]*[.C578]^[.F$5]+[.F$6]*[.C578]^[.F$7]+[.F$8]" office:value-type="float" office:value="1121114.5259261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1121114.52721204" calcext:value-type="float">
            <text:p>1 121 115</text:p>
          </table:table-cell>
          <table:table-cell/>
          <table:table-cell table:formula="of:=[.F$2]*[.C579]^[.F$3]+[.F$4]*[.C579]^[.F$5]+[.F$6]*[.C579]^[.F$7]+[.F$8]" office:value-type="float" office:value="1121114.5272120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1121114.52845578" calcext:value-type="float">
            <text:p>1 121 115</text:p>
          </table:table-cell>
          <table:table-cell/>
          <table:table-cell table:formula="of:=[.F$2]*[.C580]^[.F$3]+[.F$4]*[.C580]^[.F$5]+[.F$6]*[.C580]^[.F$7]+[.F$8]" office:value-type="float" office:value="1121114.5284557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1121114.52965872" calcext:value-type="float">
            <text:p>1 121 115</text:p>
          </table:table-cell>
          <table:table-cell/>
          <table:table-cell table:formula="of:=[.F$2]*[.C581]^[.F$3]+[.F$4]*[.C581]^[.F$5]+[.F$6]*[.C581]^[.F$7]+[.F$8]" office:value-type="float" office:value="1121114.5296587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1121114.5308222" calcext:value-type="float">
            <text:p>1 121 115</text:p>
          </table:table-cell>
          <table:table-cell/>
          <table:table-cell table:formula="of:=[.F$2]*[.C582]^[.F$3]+[.F$4]*[.C582]^[.F$5]+[.F$6]*[.C582]^[.F$7]+[.F$8]" office:value-type="float" office:value="1121114.530822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1121114.53194751" calcext:value-type="float">
            <text:p>1 121 115</text:p>
          </table:table-cell>
          <table:table-cell/>
          <table:table-cell table:formula="of:=[.F$2]*[.C583]^[.F$3]+[.F$4]*[.C583]^[.F$5]+[.F$6]*[.C583]^[.F$7]+[.F$8]" office:value-type="float" office:value="1121114.5319475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1121114.53303591" calcext:value-type="float">
            <text:p>1 121 115</text:p>
          </table:table-cell>
          <table:table-cell/>
          <table:table-cell table:formula="of:=[.F$2]*[.C584]^[.F$3]+[.F$4]*[.C584]^[.F$5]+[.F$6]*[.C584]^[.F$7]+[.F$8]" office:value-type="float" office:value="1121114.5330359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1121114.5340886" calcext:value-type="float">
            <text:p>1 121 115</text:p>
          </table:table-cell>
          <table:table-cell/>
          <table:table-cell table:formula="of:=[.F$2]*[.C585]^[.F$3]+[.F$4]*[.C585]^[.F$5]+[.F$6]*[.C585]^[.F$7]+[.F$8]" office:value-type="float" office:value="1121114.534088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1121114.53510677" calcext:value-type="float">
            <text:p>1 121 115</text:p>
          </table:table-cell>
          <table:table-cell/>
          <table:table-cell table:formula="of:=[.F$2]*[.C586]^[.F$3]+[.F$4]*[.C586]^[.F$5]+[.F$6]*[.C586]^[.F$7]+[.F$8]" office:value-type="float" office:value="1121114.5351067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1121114.53609153" calcext:value-type="float">
            <text:p>1 121 115</text:p>
          </table:table-cell>
          <table:table-cell/>
          <table:table-cell table:formula="of:=[.F$2]*[.C587]^[.F$3]+[.F$4]*[.C587]^[.F$5]+[.F$6]*[.C587]^[.F$7]+[.F$8]" office:value-type="float" office:value="1121114.5360915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1121114.53704399" calcext:value-type="float">
            <text:p>1 121 115</text:p>
          </table:table-cell>
          <table:table-cell/>
          <table:table-cell table:formula="of:=[.F$2]*[.C588]^[.F$3]+[.F$4]*[.C588]^[.F$5]+[.F$6]*[.C588]^[.F$7]+[.F$8]" office:value-type="float" office:value="1121114.5370439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1121114.53796521" calcext:value-type="float">
            <text:p>1 121 115</text:p>
          </table:table-cell>
          <table:table-cell/>
          <table:table-cell table:formula="of:=[.F$2]*[.C589]^[.F$3]+[.F$4]*[.C589]^[.F$5]+[.F$6]*[.C589]^[.F$7]+[.F$8]" office:value-type="float" office:value="1121114.5379652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1121114.5388562" calcext:value-type="float">
            <text:p>1 121 115</text:p>
          </table:table-cell>
          <table:table-cell/>
          <table:table-cell table:formula="of:=[.F$2]*[.C590]^[.F$3]+[.F$4]*[.C590]^[.F$5]+[.F$6]*[.C590]^[.F$7]+[.F$8]" office:value-type="float" office:value="1121114.538856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1121114.53971797" calcext:value-type="float">
            <text:p>1 121 115</text:p>
          </table:table-cell>
          <table:table-cell/>
          <table:table-cell table:formula="of:=[.F$2]*[.C591]^[.F$3]+[.F$4]*[.C591]^[.F$5]+[.F$6]*[.C591]^[.F$7]+[.F$8]" office:value-type="float" office:value="1121114.5397179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1121114.54055147" calcext:value-type="float">
            <text:p>1 121 115</text:p>
          </table:table-cell>
          <table:table-cell/>
          <table:table-cell table:formula="of:=[.F$2]*[.C592]^[.F$3]+[.F$4]*[.C592]^[.F$5]+[.F$6]*[.C592]^[.F$7]+[.F$8]" office:value-type="float" office:value="1121114.5405514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1121114.54135763" calcext:value-type="float">
            <text:p>1 121 115</text:p>
          </table:table-cell>
          <table:table-cell/>
          <table:table-cell table:formula="of:=[.F$2]*[.C593]^[.F$3]+[.F$4]*[.C593]^[.F$5]+[.F$6]*[.C593]^[.F$7]+[.F$8]" office:value-type="float" office:value="1121114.5413576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1121114.54213735" calcext:value-type="float">
            <text:p>1 121 115</text:p>
          </table:table-cell>
          <table:table-cell/>
          <table:table-cell table:formula="of:=[.F$2]*[.C594]^[.F$3]+[.F$4]*[.C594]^[.F$5]+[.F$6]*[.C594]^[.F$7]+[.F$8]" office:value-type="float" office:value="1121114.5421373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1121114.54289148" calcext:value-type="float">
            <text:p>1 121 115</text:p>
          </table:table-cell>
          <table:table-cell/>
          <table:table-cell table:formula="of:=[.F$2]*[.C595]^[.F$3]+[.F$4]*[.C595]^[.F$5]+[.F$6]*[.C595]^[.F$7]+[.F$8]" office:value-type="float" office:value="1121114.5428914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1121114.54362088" calcext:value-type="float">
            <text:p>1 121 115</text:p>
          </table:table-cell>
          <table:table-cell/>
          <table:table-cell table:formula="of:=[.F$2]*[.C596]^[.F$3]+[.F$4]*[.C596]^[.F$5]+[.F$6]*[.C596]^[.F$7]+[.F$8]" office:value-type="float" office:value="1121114.5436208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1121114.54432636" calcext:value-type="float">
            <text:p>1 121 115</text:p>
          </table:table-cell>
          <table:table-cell/>
          <table:table-cell table:formula="of:=[.F$2]*[.C597]^[.F$3]+[.F$4]*[.C597]^[.F$5]+[.F$6]*[.C597]^[.F$7]+[.F$8]" office:value-type="float" office:value="1121114.5443263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1121114.54500869" calcext:value-type="float">
            <text:p>1 121 115</text:p>
          </table:table-cell>
          <table:table-cell/>
          <table:table-cell table:formula="of:=[.F$2]*[.C598]^[.F$3]+[.F$4]*[.C598]^[.F$5]+[.F$6]*[.C598]^[.F$7]+[.F$8]" office:value-type="float" office:value="1121114.5450086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1121114.54566863" calcext:value-type="float">
            <text:p>1 121 115</text:p>
          </table:table-cell>
          <table:table-cell/>
          <table:table-cell table:formula="of:=[.F$2]*[.C599]^[.F$3]+[.F$4]*[.C599]^[.F$5]+[.F$6]*[.C599]^[.F$7]+[.F$8]" office:value-type="float" office:value="1121114.5456686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1121114.54630693" calcext:value-type="float">
            <text:p>1 121 115</text:p>
          </table:table-cell>
          <table:table-cell/>
          <table:table-cell table:formula="of:=[.F$2]*[.C600]^[.F$3]+[.F$4]*[.C600]^[.F$5]+[.F$6]*[.C600]^[.F$7]+[.F$8]" office:value-type="float" office:value="1121114.5463069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1121114.54692429" calcext:value-type="float">
            <text:p>1 121 115</text:p>
          </table:table-cell>
          <table:table-cell/>
          <table:table-cell table:formula="of:=[.F$2]*[.C601]^[.F$3]+[.F$4]*[.C601]^[.F$5]+[.F$6]*[.C601]^[.F$7]+[.F$8]" office:value-type="float" office:value="1121114.5469242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1121114.5475214" calcext:value-type="float">
            <text:p>1 121 115</text:p>
          </table:table-cell>
          <table:table-cell/>
          <table:table-cell table:formula="of:=[.F$2]*[.C602]^[.F$3]+[.F$4]*[.C602]^[.F$5]+[.F$6]*[.C602]^[.F$7]+[.F$8]" office:value-type="float" office:value="1121114.547521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1121114.54809892" calcext:value-type="float">
            <text:p>1 121 115</text:p>
          </table:table-cell>
          <table:table-cell/>
          <table:table-cell table:formula="of:=[.F$2]*[.C603]^[.F$3]+[.F$4]*[.C603]^[.F$5]+[.F$6]*[.C603]^[.F$7]+[.F$8]" office:value-type="float" office:value="1121114.5480989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1121114.5486575" calcext:value-type="float">
            <text:p>1 121 115</text:p>
          </table:table-cell>
          <table:table-cell/>
          <table:table-cell table:formula="of:=[.F$2]*[.C604]^[.F$3]+[.F$4]*[.C604]^[.F$5]+[.F$6]*[.C604]^[.F$7]+[.F$8]" office:value-type="float" office:value="1121114.548657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1121114.54919775" calcext:value-type="float">
            <text:p>1 121 115</text:p>
          </table:table-cell>
          <table:table-cell/>
          <table:table-cell table:formula="of:=[.F$2]*[.C605]^[.F$3]+[.F$4]*[.C605]^[.F$5]+[.F$6]*[.C605]^[.F$7]+[.F$8]" office:value-type="float" office:value="1121114.5491977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1121114.54972029" calcext:value-type="float">
            <text:p>1 121 115</text:p>
          </table:table-cell>
          <table:table-cell/>
          <table:table-cell table:formula="of:=[.F$2]*[.C606]^[.F$3]+[.F$4]*[.C606]^[.F$5]+[.F$6]*[.C606]^[.F$7]+[.F$8]" office:value-type="float" office:value="1121114.5497202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1121114.55022568" calcext:value-type="float">
            <text:p>1 121 115</text:p>
          </table:table-cell>
          <table:table-cell/>
          <table:table-cell table:formula="of:=[.F$2]*[.C607]^[.F$3]+[.F$4]*[.C607]^[.F$5]+[.F$6]*[.C607]^[.F$7]+[.F$8]" office:value-type="float" office:value="1121114.5502256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1121114.55071449" calcext:value-type="float">
            <text:p>1 121 115</text:p>
          </table:table-cell>
          <table:table-cell/>
          <table:table-cell table:formula="of:=[.F$2]*[.C608]^[.F$3]+[.F$4]*[.C608]^[.F$5]+[.F$6]*[.C608]^[.F$7]+[.F$8]" office:value-type="float" office:value="1121114.5507144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1121114.55118727" calcext:value-type="float">
            <text:p>1 121 115</text:p>
          </table:table-cell>
          <table:table-cell/>
          <table:table-cell table:formula="of:=[.F$2]*[.C609]^[.F$3]+[.F$4]*[.C609]^[.F$5]+[.F$6]*[.C609]^[.F$7]+[.F$8]" office:value-type="float" office:value="1121114.5511872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1121114.55164454" calcext:value-type="float">
            <text:p>1 121 115</text:p>
          </table:table-cell>
          <table:table-cell/>
          <table:table-cell table:formula="of:=[.F$2]*[.C610]^[.F$3]+[.F$4]*[.C610]^[.F$5]+[.F$6]*[.C610]^[.F$7]+[.F$8]" office:value-type="float" office:value="1121114.5516445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1121114.55208681" calcext:value-type="float">
            <text:p>1 121 115</text:p>
          </table:table-cell>
          <table:table-cell/>
          <table:table-cell table:formula="of:=[.F$2]*[.C611]^[.F$3]+[.F$4]*[.C611]^[.F$5]+[.F$6]*[.C611]^[.F$7]+[.F$8]" office:value-type="float" office:value="1121114.5520868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1121114.55251457" calcext:value-type="float">
            <text:p>1 121 115</text:p>
          </table:table-cell>
          <table:table-cell/>
          <table:table-cell table:formula="of:=[.F$2]*[.C612]^[.F$3]+[.F$4]*[.C612]^[.F$5]+[.F$6]*[.C612]^[.F$7]+[.F$8]" office:value-type="float" office:value="1121114.5525145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1121114.5529283" calcext:value-type="float">
            <text:p>1 121 115</text:p>
          </table:table-cell>
          <table:table-cell/>
          <table:table-cell table:formula="of:=[.F$2]*[.C613]^[.F$3]+[.F$4]*[.C613]^[.F$5]+[.F$6]*[.C613]^[.F$7]+[.F$8]" office:value-type="float" office:value="1121114.552928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1121114.55332845" calcext:value-type="float">
            <text:p>1 121 115</text:p>
          </table:table-cell>
          <table:table-cell/>
          <table:table-cell table:formula="of:=[.F$2]*[.C614]^[.F$3]+[.F$4]*[.C614]^[.F$5]+[.F$6]*[.C614]^[.F$7]+[.F$8]" office:value-type="float" office:value="1121114.5533284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1121114.55371548" calcext:value-type="float">
            <text:p>1 121 115</text:p>
          </table:table-cell>
          <table:table-cell/>
          <table:table-cell table:formula="of:=[.F$2]*[.C615]^[.F$3]+[.F$4]*[.C615]^[.F$5]+[.F$6]*[.C615]^[.F$7]+[.F$8]" office:value-type="float" office:value="1121114.5537154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1121114.55408982" calcext:value-type="float">
            <text:p>1 121 115</text:p>
          </table:table-cell>
          <table:table-cell/>
          <table:table-cell table:formula="of:=[.F$2]*[.C616]^[.F$3]+[.F$4]*[.C616]^[.F$5]+[.F$6]*[.C616]^[.F$7]+[.F$8]" office:value-type="float" office:value="1121114.5540898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1121114.55445188" calcext:value-type="float">
            <text:p>1 121 115</text:p>
          </table:table-cell>
          <table:table-cell/>
          <table:table-cell table:formula="of:=[.F$2]*[.C617]^[.F$3]+[.F$4]*[.C617]^[.F$5]+[.F$6]*[.C617]^[.F$7]+[.F$8]" office:value-type="float" office:value="1121114.5544518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1121114.55480205" calcext:value-type="float">
            <text:p>1 121 115</text:p>
          </table:table-cell>
          <table:table-cell/>
          <table:table-cell table:formula="of:=[.F$2]*[.C618]^[.F$3]+[.F$4]*[.C618]^[.F$5]+[.F$6]*[.C618]^[.F$7]+[.F$8]" office:value-type="float" office:value="1121114.5548020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1121114.55514075" calcext:value-type="float">
            <text:p>1 121 115</text:p>
          </table:table-cell>
          <table:table-cell/>
          <table:table-cell table:formula="of:=[.F$2]*[.C619]^[.F$3]+[.F$4]*[.C619]^[.F$5]+[.F$6]*[.C619]^[.F$7]+[.F$8]" office:value-type="float" office:value="1121114.5551407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1121114.55546833" calcext:value-type="float">
            <text:p>1 121 115</text:p>
          </table:table-cell>
          <table:table-cell/>
          <table:table-cell table:formula="of:=[.F$2]*[.C620]^[.F$3]+[.F$4]*[.C620]^[.F$5]+[.F$6]*[.C620]^[.F$7]+[.F$8]" office:value-type="float" office:value="1121114.5554683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1121114.55578516" calcext:value-type="float">
            <text:p>1 121 115</text:p>
          </table:table-cell>
          <table:table-cell/>
          <table:table-cell table:formula="of:=[.F$2]*[.C621]^[.F$3]+[.F$4]*[.C621]^[.F$5]+[.F$6]*[.C621]^[.F$7]+[.F$8]" office:value-type="float" office:value="1121114.5557851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1121114.55609161" calcext:value-type="float">
            <text:p>1 121 115</text:p>
          </table:table-cell>
          <table:table-cell/>
          <table:table-cell table:formula="of:=[.F$2]*[.C622]^[.F$3]+[.F$4]*[.C622]^[.F$5]+[.F$6]*[.C622]^[.F$7]+[.F$8]" office:value-type="float" office:value="1121114.5560916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1121114.556388" calcext:value-type="float">
            <text:p>1 121 115</text:p>
          </table:table-cell>
          <table:table-cell/>
          <table:table-cell table:formula="of:=[.F$2]*[.C623]^[.F$3]+[.F$4]*[.C623]^[.F$5]+[.F$6]*[.C623]^[.F$7]+[.F$8]" office:value-type="float" office:value="1121114.55638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1121114.55667466" calcext:value-type="float">
            <text:p>1 121 115</text:p>
          </table:table-cell>
          <table:table-cell/>
          <table:table-cell table:formula="of:=[.F$2]*[.C624]^[.F$3]+[.F$4]*[.C624]^[.F$5]+[.F$6]*[.C624]^[.F$7]+[.F$8]" office:value-type="float" office:value="1121114.5566746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1121114.55695193" calcext:value-type="float">
            <text:p>1 121 115</text:p>
          </table:table-cell>
          <table:table-cell/>
          <table:table-cell table:formula="of:=[.F$2]*[.C625]^[.F$3]+[.F$4]*[.C625]^[.F$5]+[.F$6]*[.C625]^[.F$7]+[.F$8]" office:value-type="float" office:value="1121114.5569519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1121114.5572201" calcext:value-type="float">
            <text:p>1 121 115</text:p>
          </table:table-cell>
          <table:table-cell/>
          <table:table-cell table:formula="of:=[.F$2]*[.C626]^[.F$3]+[.F$4]*[.C626]^[.F$5]+[.F$6]*[.C626]^[.F$7]+[.F$8]" office:value-type="float" office:value="1121114.557220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1121114.55747947" calcext:value-type="float">
            <text:p>1 121 115</text:p>
          </table:table-cell>
          <table:table-cell/>
          <table:table-cell table:formula="of:=[.F$2]*[.C627]^[.F$3]+[.F$4]*[.C627]^[.F$5]+[.F$6]*[.C627]^[.F$7]+[.F$8]" office:value-type="float" office:value="1121114.5574794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1121114.55773033" calcext:value-type="float">
            <text:p>1 121 115</text:p>
          </table:table-cell>
          <table:table-cell/>
          <table:table-cell table:formula="of:=[.F$2]*[.C628]^[.F$3]+[.F$4]*[.C628]^[.F$5]+[.F$6]*[.C628]^[.F$7]+[.F$8]" office:value-type="float" office:value="1121114.5577303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1121114.55797297" calcext:value-type="float">
            <text:p>1 121 115</text:p>
          </table:table-cell>
          <table:table-cell/>
          <table:table-cell table:formula="of:=[.F$2]*[.C629]^[.F$3]+[.F$4]*[.C629]^[.F$5]+[.F$6]*[.C629]^[.F$7]+[.F$8]" office:value-type="float" office:value="1121114.5579729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1121114.55820764" calcext:value-type="float">
            <text:p>1 121 115</text:p>
          </table:table-cell>
          <table:table-cell/>
          <table:table-cell table:formula="of:=[.F$2]*[.C630]^[.F$3]+[.F$4]*[.C630]^[.F$5]+[.F$6]*[.C630]^[.F$7]+[.F$8]" office:value-type="float" office:value="1121114.5582076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1121114.55843462" calcext:value-type="float">
            <text:p>1 121 115</text:p>
          </table:table-cell>
          <table:table-cell/>
          <table:table-cell table:formula="of:=[.F$2]*[.C631]^[.F$3]+[.F$4]*[.C631]^[.F$5]+[.F$6]*[.C631]^[.F$7]+[.F$8]" office:value-type="float" office:value="1121114.5584346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1121114.55865415" calcext:value-type="float">
            <text:p>1 121 115</text:p>
          </table:table-cell>
          <table:table-cell/>
          <table:table-cell table:formula="of:=[.F$2]*[.C632]^[.F$3]+[.F$4]*[.C632]^[.F$5]+[.F$6]*[.C632]^[.F$7]+[.F$8]" office:value-type="float" office:value="1121114.5586541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1121114.55886648" calcext:value-type="float">
            <text:p>1 121 115</text:p>
          </table:table-cell>
          <table:table-cell/>
          <table:table-cell table:formula="of:=[.F$2]*[.C633]^[.F$3]+[.F$4]*[.C633]^[.F$5]+[.F$6]*[.C633]^[.F$7]+[.F$8]" office:value-type="float" office:value="1121114.5588664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1121114.55907185" calcext:value-type="float">
            <text:p>1 121 115</text:p>
          </table:table-cell>
          <table:table-cell/>
          <table:table-cell table:formula="of:=[.F$2]*[.C634]^[.F$3]+[.F$4]*[.C634]^[.F$5]+[.F$6]*[.C634]^[.F$7]+[.F$8]" office:value-type="float" office:value="1121114.5590718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1121114.55927047" calcext:value-type="float">
            <text:p>1 121 115</text:p>
          </table:table-cell>
          <table:table-cell/>
          <table:table-cell table:formula="of:=[.F$2]*[.C635]^[.F$3]+[.F$4]*[.C635]^[.F$5]+[.F$6]*[.C635]^[.F$7]+[.F$8]" office:value-type="float" office:value="1121114.5592704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1121114.55946259" calcext:value-type="float">
            <text:p>1 121 115</text:p>
          </table:table-cell>
          <table:table-cell/>
          <table:table-cell table:formula="of:=[.F$2]*[.C636]^[.F$3]+[.F$4]*[.C636]^[.F$5]+[.F$6]*[.C636]^[.F$7]+[.F$8]" office:value-type="float" office:value="1121114.5594625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1121114.5596484" calcext:value-type="float">
            <text:p>1 121 115</text:p>
          </table:table-cell>
          <table:table-cell/>
          <table:table-cell table:formula="of:=[.F$2]*[.C637]^[.F$3]+[.F$4]*[.C637]^[.F$5]+[.F$6]*[.C637]^[.F$7]+[.F$8]" office:value-type="float" office:value="1121114.559648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1121114.55982811" calcext:value-type="float">
            <text:p>1 121 115</text:p>
          </table:table-cell>
          <table:table-cell/>
          <table:table-cell table:formula="of:=[.F$2]*[.C638]^[.F$3]+[.F$4]*[.C638]^[.F$5]+[.F$6]*[.C638]^[.F$7]+[.F$8]" office:value-type="float" office:value="1121114.5598281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1121114.56000193" calcext:value-type="float">
            <text:p>1 121 115</text:p>
          </table:table-cell>
          <table:table-cell/>
          <table:table-cell table:formula="of:=[.F$2]*[.C639]^[.F$3]+[.F$4]*[.C639]^[.F$5]+[.F$6]*[.C639]^[.F$7]+[.F$8]" office:value-type="float" office:value="1121114.5600019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1121114.56017005" calcext:value-type="float">
            <text:p>1 121 115</text:p>
          </table:table-cell>
          <table:table-cell/>
          <table:table-cell table:formula="of:=[.F$2]*[.C640]^[.F$3]+[.F$4]*[.C640]^[.F$5]+[.F$6]*[.C640]^[.F$7]+[.F$8]" office:value-type="float" office:value="1121114.5601700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1121114.56033265" calcext:value-type="float">
            <text:p>1 121 115</text:p>
          </table:table-cell>
          <table:table-cell/>
          <table:table-cell table:formula="of:=[.F$2]*[.C641]^[.F$3]+[.F$4]*[.C641]^[.F$5]+[.F$6]*[.C641]^[.F$7]+[.F$8]" office:value-type="float" office:value="1121114.5603326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1121114.56048992" calcext:value-type="float">
            <text:p>1 121 115</text:p>
          </table:table-cell>
          <table:table-cell/>
          <table:table-cell table:formula="of:=[.F$2]*[.C642]^[.F$3]+[.F$4]*[.C642]^[.F$5]+[.F$6]*[.C642]^[.F$7]+[.F$8]" office:value-type="float" office:value="1121114.5604899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1121114.56064203" calcext:value-type="float">
            <text:p>1 121 115</text:p>
          </table:table-cell>
          <table:table-cell/>
          <table:table-cell table:formula="of:=[.F$2]*[.C643]^[.F$3]+[.F$4]*[.C643]^[.F$5]+[.F$6]*[.C643]^[.F$7]+[.F$8]" office:value-type="float" office:value="1121114.5606420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1121114.56078915" calcext:value-type="float">
            <text:p>1 121 115</text:p>
          </table:table-cell>
          <table:table-cell/>
          <table:table-cell table:formula="of:=[.F$2]*[.C644]^[.F$3]+[.F$4]*[.C644]^[.F$5]+[.F$6]*[.C644]^[.F$7]+[.F$8]" office:value-type="float" office:value="1121114.5607891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1121114.56093145" calcext:value-type="float">
            <text:p>1 121 115</text:p>
          </table:table-cell>
          <table:table-cell/>
          <table:table-cell table:formula="of:=[.F$2]*[.C645]^[.F$3]+[.F$4]*[.C645]^[.F$5]+[.F$6]*[.C645]^[.F$7]+[.F$8]" office:value-type="float" office:value="1121114.5609314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1121114.56106908" calcext:value-type="float">
            <text:p>1 121 115</text:p>
          </table:table-cell>
          <table:table-cell/>
          <table:table-cell table:formula="of:=[.F$2]*[.C646]^[.F$3]+[.F$4]*[.C646]^[.F$5]+[.F$6]*[.C646]^[.F$7]+[.F$8]" office:value-type="float" office:value="1121114.5610690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1121114.56120219" calcext:value-type="float">
            <text:p>1 121 115</text:p>
          </table:table-cell>
          <table:table-cell/>
          <table:table-cell table:formula="of:=[.F$2]*[.C647]^[.F$3]+[.F$4]*[.C647]^[.F$5]+[.F$6]*[.C647]^[.F$7]+[.F$8]" office:value-type="float" office:value="1121114.5612021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1121114.56133093" calcext:value-type="float">
            <text:p>1 121 115</text:p>
          </table:table-cell>
          <table:table-cell/>
          <table:table-cell table:formula="of:=[.F$2]*[.C648]^[.F$3]+[.F$4]*[.C648]^[.F$5]+[.F$6]*[.C648]^[.F$7]+[.F$8]" office:value-type="float" office:value="1121114.5613309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1121114.56145546" calcext:value-type="float">
            <text:p>1 121 115</text:p>
          </table:table-cell>
          <table:table-cell/>
          <table:table-cell table:formula="of:=[.F$2]*[.C649]^[.F$3]+[.F$4]*[.C649]^[.F$5]+[.F$6]*[.C649]^[.F$7]+[.F$8]" office:value-type="float" office:value="1121114.5614554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1121114.56157589" calcext:value-type="float">
            <text:p>1 121 115</text:p>
          </table:table-cell>
          <table:table-cell/>
          <table:table-cell table:formula="of:=[.F$2]*[.C650]^[.F$3]+[.F$4]*[.C650]^[.F$5]+[.F$6]*[.C650]^[.F$7]+[.F$8]" office:value-type="float" office:value="1121114.5615758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1121114.56169238" calcext:value-type="float">
            <text:p>1 121 115</text:p>
          </table:table-cell>
          <table:table-cell/>
          <table:table-cell table:formula="of:=[.F$2]*[.C651]^[.F$3]+[.F$4]*[.C651]^[.F$5]+[.F$6]*[.C651]^[.F$7]+[.F$8]" office:value-type="float" office:value="1121114.5616923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1121114.56180505" calcext:value-type="float">
            <text:p>1 121 115</text:p>
          </table:table-cell>
          <table:table-cell/>
          <table:table-cell table:formula="of:=[.F$2]*[.C652]^[.F$3]+[.F$4]*[.C652]^[.F$5]+[.F$6]*[.C652]^[.F$7]+[.F$8]" office:value-type="float" office:value="1121114.5618050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1121114.56191402" calcext:value-type="float">
            <text:p>1 121 115</text:p>
          </table:table-cell>
          <table:table-cell/>
          <table:table-cell table:formula="of:=[.F$2]*[.C653]^[.F$3]+[.F$4]*[.C653]^[.F$5]+[.F$6]*[.C653]^[.F$7]+[.F$8]" office:value-type="float" office:value="1121114.5619140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1121114.56201941" calcext:value-type="float">
            <text:p>1 121 115</text:p>
          </table:table-cell>
          <table:table-cell/>
          <table:table-cell table:formula="of:=[.F$2]*[.C654]^[.F$3]+[.F$4]*[.C654]^[.F$5]+[.F$6]*[.C654]^[.F$7]+[.F$8]" office:value-type="float" office:value="1121114.5620194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1121114.56212135" calcext:value-type="float">
            <text:p>1 121 115</text:p>
          </table:table-cell>
          <table:table-cell/>
          <table:table-cell table:formula="of:=[.F$2]*[.C655]^[.F$3]+[.F$4]*[.C655]^[.F$5]+[.F$6]*[.C655]^[.F$7]+[.F$8]" office:value-type="float" office:value="1121114.5621213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1121114.56221994" calcext:value-type="float">
            <text:p>1 121 115</text:p>
          </table:table-cell>
          <table:table-cell/>
          <table:table-cell table:formula="of:=[.F$2]*[.C656]^[.F$3]+[.F$4]*[.C656]^[.F$5]+[.F$6]*[.C656]^[.F$7]+[.F$8]" office:value-type="float" office:value="1121114.5622199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1121114.5623153" calcext:value-type="float">
            <text:p>1 121 115</text:p>
          </table:table-cell>
          <table:table-cell/>
          <table:table-cell table:formula="of:=[.F$2]*[.C657]^[.F$3]+[.F$4]*[.C657]^[.F$5]+[.F$6]*[.C657]^[.F$7]+[.F$8]" office:value-type="float" office:value="1121114.562315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1121114.56240754" calcext:value-type="float">
            <text:p>1 121 115</text:p>
          </table:table-cell>
          <table:table-cell/>
          <table:table-cell table:formula="of:=[.F$2]*[.C658]^[.F$3]+[.F$4]*[.C658]^[.F$5]+[.F$6]*[.C658]^[.F$7]+[.F$8]" office:value-type="float" office:value="1121114.5624075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1121114.56249674" calcext:value-type="float">
            <text:p>1 121 115</text:p>
          </table:table-cell>
          <table:table-cell/>
          <table:table-cell table:formula="of:=[.F$2]*[.C659]^[.F$3]+[.F$4]*[.C659]^[.F$5]+[.F$6]*[.C659]^[.F$7]+[.F$8]" office:value-type="float" office:value="1121114.5624967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1121114.56258302" calcext:value-type="float">
            <text:p>1 121 115</text:p>
          </table:table-cell>
          <table:table-cell/>
          <table:table-cell table:formula="of:=[.F$2]*[.C660]^[.F$3]+[.F$4]*[.C660]^[.F$5]+[.F$6]*[.C660]^[.F$7]+[.F$8]" office:value-type="float" office:value="1121114.5625830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1121114.56266647" calcext:value-type="float">
            <text:p>1 121 115</text:p>
          </table:table-cell>
          <table:table-cell/>
          <table:table-cell table:formula="of:=[.F$2]*[.C661]^[.F$3]+[.F$4]*[.C661]^[.F$5]+[.F$6]*[.C661]^[.F$7]+[.F$8]" office:value-type="float" office:value="1121114.5626664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1121114.56274718" calcext:value-type="float">
            <text:p>1 121 115</text:p>
          </table:table-cell>
          <table:table-cell/>
          <table:table-cell table:formula="of:=[.F$2]*[.C662]^[.F$3]+[.F$4]*[.C662]^[.F$5]+[.F$6]*[.C662]^[.F$7]+[.F$8]" office:value-type="float" office:value="1121114.5627471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1121114.56282525" calcext:value-type="float">
            <text:p>1 121 115</text:p>
          </table:table-cell>
          <table:table-cell/>
          <table:table-cell table:formula="of:=[.F$2]*[.C663]^[.F$3]+[.F$4]*[.C663]^[.F$5]+[.F$6]*[.C663]^[.F$7]+[.F$8]" office:value-type="float" office:value="1121114.5628252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1121114.56290075" calcext:value-type="float">
            <text:p>1 121 115</text:p>
          </table:table-cell>
          <table:table-cell/>
          <table:table-cell table:formula="of:=[.F$2]*[.C664]^[.F$3]+[.F$4]*[.C664]^[.F$5]+[.F$6]*[.C664]^[.F$7]+[.F$8]" office:value-type="float" office:value="1121114.5629007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1121114.56297378" calcext:value-type="float">
            <text:p>1 121 115</text:p>
          </table:table-cell>
          <table:table-cell/>
          <table:table-cell table:formula="of:=[.F$2]*[.C665]^[.F$3]+[.F$4]*[.C665]^[.F$5]+[.F$6]*[.C665]^[.F$7]+[.F$8]" office:value-type="float" office:value="1121114.5629737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1121114.56304441" calcext:value-type="float">
            <text:p>1 121 115</text:p>
          </table:table-cell>
          <table:table-cell/>
          <table:table-cell table:formula="of:=[.F$2]*[.C666]^[.F$3]+[.F$4]*[.C666]^[.F$5]+[.F$6]*[.C666]^[.F$7]+[.F$8]" office:value-type="float" office:value="1121114.5630444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1121114.56311273" calcext:value-type="float">
            <text:p>1 121 115</text:p>
          </table:table-cell>
          <table:table-cell/>
          <table:table-cell table:formula="of:=[.F$2]*[.C667]^[.F$3]+[.F$4]*[.C667]^[.F$5]+[.F$6]*[.C667]^[.F$7]+[.F$8]" office:value-type="float" office:value="1121114.5631127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1121114.5631788" calcext:value-type="float">
            <text:p>1 121 115</text:p>
          </table:table-cell>
          <table:table-cell/>
          <table:table-cell table:formula="of:=[.F$2]*[.C668]^[.F$3]+[.F$4]*[.C668]^[.F$5]+[.F$6]*[.C668]^[.F$7]+[.F$8]" office:value-type="float" office:value="1121114.563178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1121114.56324271" calcext:value-type="float">
            <text:p>1 121 115</text:p>
          </table:table-cell>
          <table:table-cell/>
          <table:table-cell table:formula="of:=[.F$2]*[.C669]^[.F$3]+[.F$4]*[.C669]^[.F$5]+[.F$6]*[.C669]^[.F$7]+[.F$8]" office:value-type="float" office:value="1121114.5632427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1121114.56330452" calcext:value-type="float">
            <text:p>1 121 115</text:p>
          </table:table-cell>
          <table:table-cell/>
          <table:table-cell table:formula="of:=[.F$2]*[.C670]^[.F$3]+[.F$4]*[.C670]^[.F$5]+[.F$6]*[.C670]^[.F$7]+[.F$8]" office:value-type="float" office:value="1121114.5633045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1121114.5633643" calcext:value-type="float">
            <text:p>1 121 115</text:p>
          </table:table-cell>
          <table:table-cell/>
          <table:table-cell table:formula="of:=[.F$2]*[.C671]^[.F$3]+[.F$4]*[.C671]^[.F$5]+[.F$6]*[.C671]^[.F$7]+[.F$8]" office:value-type="float" office:value="1121114.563364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1121114.56342212" calcext:value-type="float">
            <text:p>1 121 115</text:p>
          </table:table-cell>
          <table:table-cell/>
          <table:table-cell table:formula="of:=[.F$2]*[.C672]^[.F$3]+[.F$4]*[.C672]^[.F$5]+[.F$6]*[.C672]^[.F$7]+[.F$8]" office:value-type="float" office:value="1121114.5634221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1121114.56347804" calcext:value-type="float">
            <text:p>1 121 115</text:p>
          </table:table-cell>
          <table:table-cell/>
          <table:table-cell table:formula="of:=[.F$2]*[.C673]^[.F$3]+[.F$4]*[.C673]^[.F$5]+[.F$6]*[.C673]^[.F$7]+[.F$8]" office:value-type="float" office:value="1121114.5634780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1121114.56353213" calcext:value-type="float">
            <text:p>1 121 115</text:p>
          </table:table-cell>
          <table:table-cell/>
          <table:table-cell table:formula="of:=[.F$2]*[.C674]^[.F$3]+[.F$4]*[.C674]^[.F$5]+[.F$6]*[.C674]^[.F$7]+[.F$8]" office:value-type="float" office:value="1121114.5635321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1121114.56358445" calcext:value-type="float">
            <text:p>1 121 115</text:p>
          </table:table-cell>
          <table:table-cell/>
          <table:table-cell table:formula="of:=[.F$2]*[.C675]^[.F$3]+[.F$4]*[.C675]^[.F$5]+[.F$6]*[.C675]^[.F$7]+[.F$8]" office:value-type="float" office:value="1121114.5635844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1121114.56363505" calcext:value-type="float">
            <text:p>1 121 115</text:p>
          </table:table-cell>
          <table:table-cell/>
          <table:table-cell table:formula="of:=[.F$2]*[.C676]^[.F$3]+[.F$4]*[.C676]^[.F$5]+[.F$6]*[.C676]^[.F$7]+[.F$8]" office:value-type="float" office:value="1121114.5636350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1121114.56368399" calcext:value-type="float">
            <text:p>1 121 115</text:p>
          </table:table-cell>
          <table:table-cell/>
          <table:table-cell table:formula="of:=[.F$2]*[.C677]^[.F$3]+[.F$4]*[.C677]^[.F$5]+[.F$6]*[.C677]^[.F$7]+[.F$8]" office:value-type="float" office:value="1121114.5636839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1121114.56373132" calcext:value-type="float">
            <text:p>1 121 115</text:p>
          </table:table-cell>
          <table:table-cell/>
          <table:table-cell table:formula="of:=[.F$2]*[.C678]^[.F$3]+[.F$4]*[.C678]^[.F$5]+[.F$6]*[.C678]^[.F$7]+[.F$8]" office:value-type="float" office:value="1121114.5637313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1121114.5637771" calcext:value-type="float">
            <text:p>1 121 115</text:p>
          </table:table-cell>
          <table:table-cell/>
          <table:table-cell table:formula="of:=[.F$2]*[.C679]^[.F$3]+[.F$4]*[.C679]^[.F$5]+[.F$6]*[.C679]^[.F$7]+[.F$8]" office:value-type="float" office:value="1121114.563777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1121114.56382138" calcext:value-type="float">
            <text:p>1 121 115</text:p>
          </table:table-cell>
          <table:table-cell/>
          <table:table-cell table:formula="of:=[.F$2]*[.C680]^[.F$3]+[.F$4]*[.C680]^[.F$5]+[.F$6]*[.C680]^[.F$7]+[.F$8]" office:value-type="float" office:value="1121114.5638213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1121114.56386421" calcext:value-type="float">
            <text:p>1 121 115</text:p>
          </table:table-cell>
          <table:table-cell/>
          <table:table-cell table:formula="of:=[.F$2]*[.C681]^[.F$3]+[.F$4]*[.C681]^[.F$5]+[.F$6]*[.C681]^[.F$7]+[.F$8]" office:value-type="float" office:value="1121114.5638642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1121114.56390563" calcext:value-type="float">
            <text:p>1 121 115</text:p>
          </table:table-cell>
          <table:table-cell/>
          <table:table-cell table:formula="of:=[.F$2]*[.C682]^[.F$3]+[.F$4]*[.C682]^[.F$5]+[.F$6]*[.C682]^[.F$7]+[.F$8]" office:value-type="float" office:value="1121114.5639056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1121114.5639457" calcext:value-type="float">
            <text:p>1 121 115</text:p>
          </table:table-cell>
          <table:table-cell/>
          <table:table-cell table:formula="of:=[.F$2]*[.C683]^[.F$3]+[.F$4]*[.C683]^[.F$5]+[.F$6]*[.C683]^[.F$7]+[.F$8]" office:value-type="float" office:value="1121114.563945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1121114.56398445" calcext:value-type="float">
            <text:p>1 121 115</text:p>
          </table:table-cell>
          <table:table-cell/>
          <table:table-cell table:formula="of:=[.F$2]*[.C684]^[.F$3]+[.F$4]*[.C684]^[.F$5]+[.F$6]*[.C684]^[.F$7]+[.F$8]" office:value-type="float" office:value="1121114.5639844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1121114.56402192" calcext:value-type="float">
            <text:p>1 121 115</text:p>
          </table:table-cell>
          <table:table-cell/>
          <table:table-cell table:formula="of:=[.F$2]*[.C685]^[.F$3]+[.F$4]*[.C685]^[.F$5]+[.F$6]*[.C685]^[.F$7]+[.F$8]" office:value-type="float" office:value="1121114.5640219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1121114.56405817" calcext:value-type="float">
            <text:p>1 121 115</text:p>
          </table:table-cell>
          <table:table-cell/>
          <table:table-cell table:formula="of:=[.F$2]*[.C686]^[.F$3]+[.F$4]*[.C686]^[.F$5]+[.F$6]*[.C686]^[.F$7]+[.F$8]" office:value-type="float" office:value="1121114.5640581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1121114.56409323" calcext:value-type="float">
            <text:p>1 121 115</text:p>
          </table:table-cell>
          <table:table-cell/>
          <table:table-cell table:formula="of:=[.F$2]*[.C687]^[.F$3]+[.F$4]*[.C687]^[.F$5]+[.F$6]*[.C687]^[.F$7]+[.F$8]" office:value-type="float" office:value="1121114.5640932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1121114.56412714" calcext:value-type="float">
            <text:p>1 121 115</text:p>
          </table:table-cell>
          <table:table-cell/>
          <table:table-cell table:formula="of:=[.F$2]*[.C688]^[.F$3]+[.F$4]*[.C688]^[.F$5]+[.F$6]*[.C688]^[.F$7]+[.F$8]" office:value-type="float" office:value="1121114.5641271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1121114.56415994" calcext:value-type="float">
            <text:p>1 121 115</text:p>
          </table:table-cell>
          <table:table-cell/>
          <table:table-cell table:formula="of:=[.F$2]*[.C689]^[.F$3]+[.F$4]*[.C689]^[.F$5]+[.F$6]*[.C689]^[.F$7]+[.F$8]" office:value-type="float" office:value="1121114.5641599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1121114.56419166" calcext:value-type="float">
            <text:p>1 121 115</text:p>
          </table:table-cell>
          <table:table-cell/>
          <table:table-cell table:formula="of:=[.F$2]*[.C690]^[.F$3]+[.F$4]*[.C690]^[.F$5]+[.F$6]*[.C690]^[.F$7]+[.F$8]" office:value-type="float" office:value="1121114.5641916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1121114.56422234" calcext:value-type="float">
            <text:p>1 121 115</text:p>
          </table:table-cell>
          <table:table-cell/>
          <table:table-cell table:formula="of:=[.F$2]*[.C691]^[.F$3]+[.F$4]*[.C691]^[.F$5]+[.F$6]*[.C691]^[.F$7]+[.F$8]" office:value-type="float" office:value="1121114.5642223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1121114.56425202" calcext:value-type="float">
            <text:p>1 121 115</text:p>
          </table:table-cell>
          <table:table-cell/>
          <table:table-cell table:formula="of:=[.F$2]*[.C692]^[.F$3]+[.F$4]*[.C692]^[.F$5]+[.F$6]*[.C692]^[.F$7]+[.F$8]" office:value-type="float" office:value="1121114.5642520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1121114.56428072" calcext:value-type="float">
            <text:p>1 121 115</text:p>
          </table:table-cell>
          <table:table-cell/>
          <table:table-cell table:formula="of:=[.F$2]*[.C693]^[.F$3]+[.F$4]*[.C693]^[.F$5]+[.F$6]*[.C693]^[.F$7]+[.F$8]" office:value-type="float" office:value="1121114.5642807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1121114.56430848" calcext:value-type="float">
            <text:p>1 121 115</text:p>
          </table:table-cell>
          <table:table-cell/>
          <table:table-cell table:formula="of:=[.F$2]*[.C694]^[.F$3]+[.F$4]*[.C694]^[.F$5]+[.F$6]*[.C694]^[.F$7]+[.F$8]" office:value-type="float" office:value="1121114.5643084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1121114.56433533" calcext:value-type="float">
            <text:p>1 121 115</text:p>
          </table:table-cell>
          <table:table-cell/>
          <table:table-cell table:formula="of:=[.F$2]*[.C695]^[.F$3]+[.F$4]*[.C695]^[.F$5]+[.F$6]*[.C695]^[.F$7]+[.F$8]" office:value-type="float" office:value="1121114.5643353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1121114.56436129" calcext:value-type="float">
            <text:p>1 121 115</text:p>
          </table:table-cell>
          <table:table-cell/>
          <table:table-cell table:formula="of:=[.F$2]*[.C696]^[.F$3]+[.F$4]*[.C696]^[.F$5]+[.F$6]*[.C696]^[.F$7]+[.F$8]" office:value-type="float" office:value="1121114.5643612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1121114.56438641" calcext:value-type="float">
            <text:p>1 121 115</text:p>
          </table:table-cell>
          <table:table-cell/>
          <table:table-cell table:formula="of:=[.F$2]*[.C697]^[.F$3]+[.F$4]*[.C697]^[.F$5]+[.F$6]*[.C697]^[.F$7]+[.F$8]" office:value-type="float" office:value="1121114.5643864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1121114.5644107" calcext:value-type="float">
            <text:p>1 121 115</text:p>
          </table:table-cell>
          <table:table-cell/>
          <table:table-cell table:formula="of:=[.F$2]*[.C698]^[.F$3]+[.F$4]*[.C698]^[.F$5]+[.F$6]*[.C698]^[.F$7]+[.F$8]" office:value-type="float" office:value="1121114.564410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1121114.5644342" calcext:value-type="float">
            <text:p>1 121 115</text:p>
          </table:table-cell>
          <table:table-cell/>
          <table:table-cell table:formula="of:=[.F$2]*[.C699]^[.F$3]+[.F$4]*[.C699]^[.F$5]+[.F$6]*[.C699]^[.F$7]+[.F$8]" office:value-type="float" office:value="1121114.564434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1121114.56445692" calcext:value-type="float">
            <text:p>1 121 115</text:p>
          </table:table-cell>
          <table:table-cell/>
          <table:table-cell table:formula="of:=[.F$2]*[.C700]^[.F$3]+[.F$4]*[.C700]^[.F$5]+[.F$6]*[.C700]^[.F$7]+[.F$8]" office:value-type="float" office:value="1121114.5644569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1121114.5644789" calcext:value-type="float">
            <text:p>1 121 115</text:p>
          </table:table-cell>
          <table:table-cell/>
          <table:table-cell table:formula="of:=[.F$2]*[.C701]^[.F$3]+[.F$4]*[.C701]^[.F$5]+[.F$6]*[.C701]^[.F$7]+[.F$8]" office:value-type="float" office:value="1121114.564478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1121114.56450016" calcext:value-type="float">
            <text:p>1 121 115</text:p>
          </table:table-cell>
          <table:table-cell/>
          <table:table-cell table:formula="of:=[.F$2]*[.C702]^[.F$3]+[.F$4]*[.C702]^[.F$5]+[.F$6]*[.C702]^[.F$7]+[.F$8]" office:value-type="float" office:value="1121114.5645001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1121114.56452072" calcext:value-type="float">
            <text:p>1 121 115</text:p>
          </table:table-cell>
          <table:table-cell/>
          <table:table-cell table:formula="of:=[.F$2]*[.C703]^[.F$3]+[.F$4]*[.C703]^[.F$5]+[.F$6]*[.C703]^[.F$7]+[.F$8]" office:value-type="float" office:value="1121114.5645207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1121114.56454061" calcext:value-type="float">
            <text:p>1 121 115</text:p>
          </table:table-cell>
          <table:table-cell/>
          <table:table-cell table:formula="of:=[.F$2]*[.C704]^[.F$3]+[.F$4]*[.C704]^[.F$5]+[.F$6]*[.C704]^[.F$7]+[.F$8]" office:value-type="float" office:value="1121114.5645406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1121114.56455984" calcext:value-type="float">
            <text:p>1 121 115</text:p>
          </table:table-cell>
          <table:table-cell/>
          <table:table-cell table:formula="of:=[.F$2]*[.C705]^[.F$3]+[.F$4]*[.C705]^[.F$5]+[.F$6]*[.C705]^[.F$7]+[.F$8]" office:value-type="float" office:value="1121114.5645598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1121114.56457845" calcext:value-type="float">
            <text:p>1 121 115</text:p>
          </table:table-cell>
          <table:table-cell/>
          <table:table-cell table:formula="of:=[.F$2]*[.C706]^[.F$3]+[.F$4]*[.C706]^[.F$5]+[.F$6]*[.C706]^[.F$7]+[.F$8]" office:value-type="float" office:value="1121114.5645784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1121114.56459644" calcext:value-type="float">
            <text:p>1 121 115</text:p>
          </table:table-cell>
          <table:table-cell/>
          <table:table-cell table:formula="of:=[.F$2]*[.C707]^[.F$3]+[.F$4]*[.C707]^[.F$5]+[.F$6]*[.C707]^[.F$7]+[.F$8]" office:value-type="float" office:value="1121114.5645964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1121114.56461384" calcext:value-type="float">
            <text:p>1 121 115</text:p>
          </table:table-cell>
          <table:table-cell/>
          <table:table-cell table:formula="of:=[.F$2]*[.C708]^[.F$3]+[.F$4]*[.C708]^[.F$5]+[.F$6]*[.C708]^[.F$7]+[.F$8]" office:value-type="float" office:value="1121114.5646138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1121114.56463067" calcext:value-type="float">
            <text:p>1 121 115</text:p>
          </table:table-cell>
          <table:table-cell/>
          <table:table-cell table:formula="of:=[.F$2]*[.C709]^[.F$3]+[.F$4]*[.C709]^[.F$5]+[.F$6]*[.C709]^[.F$7]+[.F$8]" office:value-type="float" office:value="1121114.5646306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1121114.56464695" calcext:value-type="float">
            <text:p>1 121 115</text:p>
          </table:table-cell>
          <table:table-cell/>
          <table:table-cell table:formula="of:=[.F$2]*[.C710]^[.F$3]+[.F$4]*[.C710]^[.F$5]+[.F$6]*[.C710]^[.F$7]+[.F$8]" office:value-type="float" office:value="1121114.5646469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1121114.5646627" calcext:value-type="float">
            <text:p>1 121 115</text:p>
          </table:table-cell>
          <table:table-cell/>
          <table:table-cell table:formula="of:=[.F$2]*[.C711]^[.F$3]+[.F$4]*[.C711]^[.F$5]+[.F$6]*[.C711]^[.F$7]+[.F$8]" office:value-type="float" office:value="1121114.564662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1121114.56467793" calcext:value-type="float">
            <text:p>1 121 115</text:p>
          </table:table-cell>
          <table:table-cell/>
          <table:table-cell table:formula="of:=[.F$2]*[.C712]^[.F$3]+[.F$4]*[.C712]^[.F$5]+[.F$6]*[.C712]^[.F$7]+[.F$8]" office:value-type="float" office:value="1121114.5646779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1121114.56469266" calcext:value-type="float">
            <text:p>1 121 115</text:p>
          </table:table-cell>
          <table:table-cell/>
          <table:table-cell table:formula="of:=[.F$2]*[.C713]^[.F$3]+[.F$4]*[.C713]^[.F$5]+[.F$6]*[.C713]^[.F$7]+[.F$8]" office:value-type="float" office:value="1121114.5646926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1121114.56470691" calcext:value-type="float">
            <text:p>1 121 115</text:p>
          </table:table-cell>
          <table:table-cell/>
          <table:table-cell table:formula="of:=[.F$2]*[.C714]^[.F$3]+[.F$4]*[.C714]^[.F$5]+[.F$6]*[.C714]^[.F$7]+[.F$8]" office:value-type="float" office:value="1121114.5647069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1121114.56472068" calcext:value-type="float">
            <text:p>1 121 115</text:p>
          </table:table-cell>
          <table:table-cell/>
          <table:table-cell table:formula="of:=[.F$2]*[.C715]^[.F$3]+[.F$4]*[.C715]^[.F$5]+[.F$6]*[.C715]^[.F$7]+[.F$8]" office:value-type="float" office:value="1121114.5647206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1121114.56473401" calcext:value-type="float">
            <text:p>1 121 115</text:p>
          </table:table-cell>
          <table:table-cell/>
          <table:table-cell table:formula="of:=[.F$2]*[.C716]^[.F$3]+[.F$4]*[.C716]^[.F$5]+[.F$6]*[.C716]^[.F$7]+[.F$8]" office:value-type="float" office:value="1121114.5647340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1121114.5647469" calcext:value-type="float">
            <text:p>1 121 115</text:p>
          </table:table-cell>
          <table:table-cell/>
          <table:table-cell table:formula="of:=[.F$2]*[.C717]^[.F$3]+[.F$4]*[.C717]^[.F$5]+[.F$6]*[.C717]^[.F$7]+[.F$8]" office:value-type="float" office:value="1121114.564746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1121114.56475937" calcext:value-type="float">
            <text:p>1 121 115</text:p>
          </table:table-cell>
          <table:table-cell/>
          <table:table-cell table:formula="of:=[.F$2]*[.C718]^[.F$3]+[.F$4]*[.C718]^[.F$5]+[.F$6]*[.C718]^[.F$7]+[.F$8]" office:value-type="float" office:value="1121114.5647593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1121114.56477143" calcext:value-type="float">
            <text:p>1 121 115</text:p>
          </table:table-cell>
          <table:table-cell/>
          <table:table-cell table:formula="of:=[.F$2]*[.C719]^[.F$3]+[.F$4]*[.C719]^[.F$5]+[.F$6]*[.C719]^[.F$7]+[.F$8]" office:value-type="float" office:value="1121114.5647714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1121114.56478309" calcext:value-type="float">
            <text:p>1 121 115</text:p>
          </table:table-cell>
          <table:table-cell/>
          <table:table-cell table:formula="of:=[.F$2]*[.C720]^[.F$3]+[.F$4]*[.C720]^[.F$5]+[.F$6]*[.C720]^[.F$7]+[.F$8]" office:value-type="float" office:value="1121114.5647830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1121114.56479437" calcext:value-type="float">
            <text:p>1 121 115</text:p>
          </table:table-cell>
          <table:table-cell/>
          <table:table-cell table:formula="of:=[.F$2]*[.C721]^[.F$3]+[.F$4]*[.C721]^[.F$5]+[.F$6]*[.C721]^[.F$7]+[.F$8]" office:value-type="float" office:value="1121114.5647943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1121114.56480528" calcext:value-type="float">
            <text:p>1 121 115</text:p>
          </table:table-cell>
          <table:table-cell/>
          <table:table-cell table:formula="of:=[.F$2]*[.C722]^[.F$3]+[.F$4]*[.C722]^[.F$5]+[.F$6]*[.C722]^[.F$7]+[.F$8]" office:value-type="float" office:value="1121114.5648052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1121114.56481583" calcext:value-type="float">
            <text:p>1 121 115</text:p>
          </table:table-cell>
          <table:table-cell/>
          <table:table-cell table:formula="of:=[.F$2]*[.C723]^[.F$3]+[.F$4]*[.C723]^[.F$5]+[.F$6]*[.C723]^[.F$7]+[.F$8]" office:value-type="float" office:value="1121114.5648158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1121114.56482604" calcext:value-type="float">
            <text:p>1 121 115</text:p>
          </table:table-cell>
          <table:table-cell/>
          <table:table-cell table:formula="of:=[.F$2]*[.C724]^[.F$3]+[.F$4]*[.C724]^[.F$5]+[.F$6]*[.C724]^[.F$7]+[.F$8]" office:value-type="float" office:value="1121114.5648260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1121114.56483591" calcext:value-type="float">
            <text:p>1 121 115</text:p>
          </table:table-cell>
          <table:table-cell/>
          <table:table-cell table:formula="of:=[.F$2]*[.C725]^[.F$3]+[.F$4]*[.C725]^[.F$5]+[.F$6]*[.C725]^[.F$7]+[.F$8]" office:value-type="float" office:value="1121114.5648359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1121114.56484546" calcext:value-type="float">
            <text:p>1 121 115</text:p>
          </table:table-cell>
          <table:table-cell/>
          <table:table-cell table:formula="of:=[.F$2]*[.C726]^[.F$3]+[.F$4]*[.C726]^[.F$5]+[.F$6]*[.C726]^[.F$7]+[.F$8]" office:value-type="float" office:value="1121114.5648454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1121114.56485469" calcext:value-type="float">
            <text:p>1 121 115</text:p>
          </table:table-cell>
          <table:table-cell/>
          <table:table-cell table:formula="of:=[.F$2]*[.C727]^[.F$3]+[.F$4]*[.C727]^[.F$5]+[.F$6]*[.C727]^[.F$7]+[.F$8]" office:value-type="float" office:value="1121114.5648546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1121114.56486362" calcext:value-type="float">
            <text:p>1 121 115</text:p>
          </table:table-cell>
          <table:table-cell/>
          <table:table-cell table:formula="of:=[.F$2]*[.C728]^[.F$3]+[.F$4]*[.C728]^[.F$5]+[.F$6]*[.C728]^[.F$7]+[.F$8]" office:value-type="float" office:value="1121114.5648636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1121114.56487226" calcext:value-type="float">
            <text:p>1 121 115</text:p>
          </table:table-cell>
          <table:table-cell/>
          <table:table-cell table:formula="of:=[.F$2]*[.C729]^[.F$3]+[.F$4]*[.C729]^[.F$5]+[.F$6]*[.C729]^[.F$7]+[.F$8]" office:value-type="float" office:value="1121114.5648722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1121114.56488062" calcext:value-type="float">
            <text:p>1 121 115</text:p>
          </table:table-cell>
          <table:table-cell/>
          <table:table-cell table:formula="of:=[.F$2]*[.C730]^[.F$3]+[.F$4]*[.C730]^[.F$5]+[.F$6]*[.C730]^[.F$7]+[.F$8]" office:value-type="float" office:value="1121114.5648806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1121114.5648887" calcext:value-type="float">
            <text:p>1 121 115</text:p>
          </table:table-cell>
          <table:table-cell/>
          <table:table-cell table:formula="of:=[.F$2]*[.C731]^[.F$3]+[.F$4]*[.C731]^[.F$5]+[.F$6]*[.C731]^[.F$7]+[.F$8]" office:value-type="float" office:value="1121114.564888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1121114.56489651" calcext:value-type="float">
            <text:p>1 121 115</text:p>
          </table:table-cell>
          <table:table-cell/>
          <table:table-cell table:formula="of:=[.F$2]*[.C732]^[.F$3]+[.F$4]*[.C732]^[.F$5]+[.F$6]*[.C732]^[.F$7]+[.F$8]" office:value-type="float" office:value="1121114.5648965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1121114.56490407" calcext:value-type="float">
            <text:p>1 121 115</text:p>
          </table:table-cell>
          <table:table-cell/>
          <table:table-cell table:formula="of:=[.F$2]*[.C733]^[.F$3]+[.F$4]*[.C733]^[.F$5]+[.F$6]*[.C733]^[.F$7]+[.F$8]" office:value-type="float" office:value="1121114.5649040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1121114.56491138" calcext:value-type="float">
            <text:p>1 121 115</text:p>
          </table:table-cell>
          <table:table-cell/>
          <table:table-cell table:formula="of:=[.F$2]*[.C734]^[.F$3]+[.F$4]*[.C734]^[.F$5]+[.F$6]*[.C734]^[.F$7]+[.F$8]" office:value-type="float" office:value="1121114.5649113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1121114.56491845" calcext:value-type="float">
            <text:p>1 121 115</text:p>
          </table:table-cell>
          <table:table-cell/>
          <table:table-cell table:formula="of:=[.F$2]*[.C735]^[.F$3]+[.F$4]*[.C735]^[.F$5]+[.F$6]*[.C735]^[.F$7]+[.F$8]" office:value-type="float" office:value="1121114.5649184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1121114.56492529" calcext:value-type="float">
            <text:p>1 121 115</text:p>
          </table:table-cell>
          <table:table-cell/>
          <table:table-cell table:formula="of:=[.F$2]*[.C736]^[.F$3]+[.F$4]*[.C736]^[.F$5]+[.F$6]*[.C736]^[.F$7]+[.F$8]" office:value-type="float" office:value="1121114.5649252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1121114.56493191" calcext:value-type="float">
            <text:p>1 121 115</text:p>
          </table:table-cell>
          <table:table-cell/>
          <table:table-cell table:formula="of:=[.F$2]*[.C737]^[.F$3]+[.F$4]*[.C737]^[.F$5]+[.F$6]*[.C737]^[.F$7]+[.F$8]" office:value-type="float" office:value="1121114.5649319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1121114.56493831" calcext:value-type="float">
            <text:p>1 121 115</text:p>
          </table:table-cell>
          <table:table-cell/>
          <table:table-cell table:formula="of:=[.F$2]*[.C738]^[.F$3]+[.F$4]*[.C738]^[.F$5]+[.F$6]*[.C738]^[.F$7]+[.F$8]" office:value-type="float" office:value="1121114.5649383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1121114.5649445" calcext:value-type="float">
            <text:p>1 121 115</text:p>
          </table:table-cell>
          <table:table-cell/>
          <table:table-cell table:formula="of:=[.F$2]*[.C739]^[.F$3]+[.F$4]*[.C739]^[.F$5]+[.F$6]*[.C739]^[.F$7]+[.F$8]" office:value-type="float" office:value="1121114.564944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1121114.56495048" calcext:value-type="float">
            <text:p>1 121 115</text:p>
          </table:table-cell>
          <table:table-cell/>
          <table:table-cell table:formula="of:=[.F$2]*[.C740]^[.F$3]+[.F$4]*[.C740]^[.F$5]+[.F$6]*[.C740]^[.F$7]+[.F$8]" office:value-type="float" office:value="1121114.5649504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1121114.56495627" calcext:value-type="float">
            <text:p>1 121 115</text:p>
          </table:table-cell>
          <table:table-cell/>
          <table:table-cell table:formula="of:=[.F$2]*[.C741]^[.F$3]+[.F$4]*[.C741]^[.F$5]+[.F$6]*[.C741]^[.F$7]+[.F$8]" office:value-type="float" office:value="1121114.5649562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1121114.56496187" calcext:value-type="float">
            <text:p>1 121 115</text:p>
          </table:table-cell>
          <table:table-cell/>
          <table:table-cell table:formula="of:=[.F$2]*[.C742]^[.F$3]+[.F$4]*[.C742]^[.F$5]+[.F$6]*[.C742]^[.F$7]+[.F$8]" office:value-type="float" office:value="1121114.5649618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1121114.56496729" calcext:value-type="float">
            <text:p>1 121 115</text:p>
          </table:table-cell>
          <table:table-cell/>
          <table:table-cell table:formula="of:=[.F$2]*[.C743]^[.F$3]+[.F$4]*[.C743]^[.F$5]+[.F$6]*[.C743]^[.F$7]+[.F$8]" office:value-type="float" office:value="1121114.5649672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1121114.56497252" calcext:value-type="float">
            <text:p>1 121 115</text:p>
          </table:table-cell>
          <table:table-cell/>
          <table:table-cell table:formula="of:=[.F$2]*[.C744]^[.F$3]+[.F$4]*[.C744]^[.F$5]+[.F$6]*[.C744]^[.F$7]+[.F$8]" office:value-type="float" office:value="1121114.5649725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1121114.56497759" calcext:value-type="float">
            <text:p>1 121 115</text:p>
          </table:table-cell>
          <table:table-cell/>
          <table:table-cell table:formula="of:=[.F$2]*[.C745]^[.F$3]+[.F$4]*[.C745]^[.F$5]+[.F$6]*[.C745]^[.F$7]+[.F$8]" office:value-type="float" office:value="1121114.5649775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1121114.56498249" calcext:value-type="float">
            <text:p>1 121 115</text:p>
          </table:table-cell>
          <table:table-cell/>
          <table:table-cell table:formula="of:=[.F$2]*[.C746]^[.F$3]+[.F$4]*[.C746]^[.F$5]+[.F$6]*[.C746]^[.F$7]+[.F$8]" office:value-type="float" office:value="1121114.5649824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1121114.56498723" calcext:value-type="float">
            <text:p>1 121 115</text:p>
          </table:table-cell>
          <table:table-cell/>
          <table:table-cell table:formula="of:=[.F$2]*[.C747]^[.F$3]+[.F$4]*[.C747]^[.F$5]+[.F$6]*[.C747]^[.F$7]+[.F$8]" office:value-type="float" office:value="1121114.5649872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1121114.56499181" calcext:value-type="float">
            <text:p>1 121 115</text:p>
          </table:table-cell>
          <table:table-cell/>
          <table:table-cell table:formula="of:=[.F$2]*[.C748]^[.F$3]+[.F$4]*[.C748]^[.F$5]+[.F$6]*[.C748]^[.F$7]+[.F$8]" office:value-type="float" office:value="1121114.5649918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1121114.56499625" calcext:value-type="float">
            <text:p>1 121 115</text:p>
          </table:table-cell>
          <table:table-cell/>
          <table:table-cell table:formula="of:=[.F$2]*[.C749]^[.F$3]+[.F$4]*[.C749]^[.F$5]+[.F$6]*[.C749]^[.F$7]+[.F$8]" office:value-type="float" office:value="1121114.5649962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1121114.56500053" calcext:value-type="float">
            <text:p>1 121 115</text:p>
          </table:table-cell>
          <table:table-cell/>
          <table:table-cell table:formula="of:=[.F$2]*[.C750]^[.F$3]+[.F$4]*[.C750]^[.F$5]+[.F$6]*[.C750]^[.F$7]+[.F$8]" office:value-type="float" office:value="1121114.5650005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1121114.56500468" calcext:value-type="float">
            <text:p>1 121 115</text:p>
          </table:table-cell>
          <table:table-cell/>
          <table:table-cell table:formula="of:=[.F$2]*[.C751]^[.F$3]+[.F$4]*[.C751]^[.F$5]+[.F$6]*[.C751]^[.F$7]+[.F$8]" office:value-type="float" office:value="1121114.5650046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1121114.56500869" calcext:value-type="float">
            <text:p>1 121 115</text:p>
          </table:table-cell>
          <table:table-cell/>
          <table:table-cell table:formula="of:=[.F$2]*[.C752]^[.F$3]+[.F$4]*[.C752]^[.F$5]+[.F$6]*[.C752]^[.F$7]+[.F$8]" office:value-type="float" office:value="1121114.5650086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1121114.56501257" calcext:value-type="float">
            <text:p>1 121 115</text:p>
          </table:table-cell>
          <table:table-cell/>
          <table:table-cell table:formula="of:=[.F$2]*[.C753]^[.F$3]+[.F$4]*[.C753]^[.F$5]+[.F$6]*[.C753]^[.F$7]+[.F$8]" office:value-type="float" office:value="1121114.5650125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1121114.56501632" calcext:value-type="float">
            <text:p>1 121 115</text:p>
          </table:table-cell>
          <table:table-cell/>
          <table:table-cell table:formula="of:=[.F$2]*[.C754]^[.F$3]+[.F$4]*[.C754]^[.F$5]+[.F$6]*[.C754]^[.F$7]+[.F$8]" office:value-type="float" office:value="1121114.5650163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1121114.56501995" calcext:value-type="float">
            <text:p>1 121 115</text:p>
          </table:table-cell>
          <table:table-cell/>
          <table:table-cell table:formula="of:=[.F$2]*[.C755]^[.F$3]+[.F$4]*[.C755]^[.F$5]+[.F$6]*[.C755]^[.F$7]+[.F$8]" office:value-type="float" office:value="1121114.5650199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1121114.56502346" calcext:value-type="float">
            <text:p>1 121 115</text:p>
          </table:table-cell>
          <table:table-cell/>
          <table:table-cell table:formula="of:=[.F$2]*[.C756]^[.F$3]+[.F$4]*[.C756]^[.F$5]+[.F$6]*[.C756]^[.F$7]+[.F$8]" office:value-type="float" office:value="1121114.5650234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1121114.56502686" calcext:value-type="float">
            <text:p>1 121 115</text:p>
          </table:table-cell>
          <table:table-cell/>
          <table:table-cell table:formula="of:=[.F$2]*[.C757]^[.F$3]+[.F$4]*[.C757]^[.F$5]+[.F$6]*[.C757]^[.F$7]+[.F$8]" office:value-type="float" office:value="1121114.5650268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1121114.56503014" calcext:value-type="float">
            <text:p>1 121 115</text:p>
          </table:table-cell>
          <table:table-cell/>
          <table:table-cell table:formula="of:=[.F$2]*[.C758]^[.F$3]+[.F$4]*[.C758]^[.F$5]+[.F$6]*[.C758]^[.F$7]+[.F$8]" office:value-type="float" office:value="1121114.5650301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1121114.56503332" calcext:value-type="float">
            <text:p>1 121 115</text:p>
          </table:table-cell>
          <table:table-cell/>
          <table:table-cell table:formula="of:=[.F$2]*[.C759]^[.F$3]+[.F$4]*[.C759]^[.F$5]+[.F$6]*[.C759]^[.F$7]+[.F$8]" office:value-type="float" office:value="1121114.5650333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1121114.56503639" calcext:value-type="float">
            <text:p>1 121 115</text:p>
          </table:table-cell>
          <table:table-cell/>
          <table:table-cell table:formula="of:=[.F$2]*[.C760]^[.F$3]+[.F$4]*[.C760]^[.F$5]+[.F$6]*[.C760]^[.F$7]+[.F$8]" office:value-type="float" office:value="1121114.5650363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1121114.56503936" calcext:value-type="float">
            <text:p>1 121 115</text:p>
          </table:table-cell>
          <table:table-cell/>
          <table:table-cell table:formula="of:=[.F$2]*[.C761]^[.F$3]+[.F$4]*[.C761]^[.F$5]+[.F$6]*[.C761]^[.F$7]+[.F$8]" office:value-type="float" office:value="1121114.5650393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1121114.56504223" calcext:value-type="float">
            <text:p>1 121 115</text:p>
          </table:table-cell>
          <table:table-cell/>
          <table:table-cell table:formula="of:=[.F$2]*[.C762]^[.F$3]+[.F$4]*[.C762]^[.F$5]+[.F$6]*[.C762]^[.F$7]+[.F$8]" office:value-type="float" office:value="1121114.5650422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1121114.56504501" calcext:value-type="float">
            <text:p>1 121 115</text:p>
          </table:table-cell>
          <table:table-cell/>
          <table:table-cell table:formula="of:=[.F$2]*[.C763]^[.F$3]+[.F$4]*[.C763]^[.F$5]+[.F$6]*[.C763]^[.F$7]+[.F$8]" office:value-type="float" office:value="1121114.5650450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1121114.5650477" calcext:value-type="float">
            <text:p>1 121 115</text:p>
          </table:table-cell>
          <table:table-cell/>
          <table:table-cell table:formula="of:=[.F$2]*[.C764]^[.F$3]+[.F$4]*[.C764]^[.F$5]+[.F$6]*[.C764]^[.F$7]+[.F$8]" office:value-type="float" office:value="1121114.565047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1121114.5650503" calcext:value-type="float">
            <text:p>1 121 115</text:p>
          </table:table-cell>
          <table:table-cell/>
          <table:table-cell table:formula="of:=[.F$2]*[.C765]^[.F$3]+[.F$4]*[.C765]^[.F$5]+[.F$6]*[.C765]^[.F$7]+[.F$8]" office:value-type="float" office:value="1121114.565050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1121114.56505282" calcext:value-type="float">
            <text:p>1 121 115</text:p>
          </table:table-cell>
          <table:table-cell/>
          <table:table-cell table:formula="of:=[.F$2]*[.C766]^[.F$3]+[.F$4]*[.C766]^[.F$5]+[.F$6]*[.C766]^[.F$7]+[.F$8]" office:value-type="float" office:value="1121114.5650528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1121114.56505525" calcext:value-type="float">
            <text:p>1 121 115</text:p>
          </table:table-cell>
          <table:table-cell/>
          <table:table-cell table:formula="of:=[.F$2]*[.C767]^[.F$3]+[.F$4]*[.C767]^[.F$5]+[.F$6]*[.C767]^[.F$7]+[.F$8]" office:value-type="float" office:value="1121114.5650552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1121114.5650576" calcext:value-type="float">
            <text:p>1 121 115</text:p>
          </table:table-cell>
          <table:table-cell/>
          <table:table-cell table:formula="of:=[.F$2]*[.C768]^[.F$3]+[.F$4]*[.C768]^[.F$5]+[.F$6]*[.C768]^[.F$7]+[.F$8]" office:value-type="float" office:value="1121114.565057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1121114.56505988" calcext:value-type="float">
            <text:p>1 121 115</text:p>
          </table:table-cell>
          <table:table-cell/>
          <table:table-cell table:formula="of:=[.F$2]*[.C769]^[.F$3]+[.F$4]*[.C769]^[.F$5]+[.F$6]*[.C769]^[.F$7]+[.F$8]" office:value-type="float" office:value="1121114.5650598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1121114.56506208" calcext:value-type="float">
            <text:p>1 121 115</text:p>
          </table:table-cell>
          <table:table-cell/>
          <table:table-cell table:formula="of:=[.F$2]*[.C770]^[.F$3]+[.F$4]*[.C770]^[.F$5]+[.F$6]*[.C770]^[.F$7]+[.F$8]" office:value-type="float" office:value="1121114.5650620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1121114.5650642" calcext:value-type="float">
            <text:p>1 121 115</text:p>
          </table:table-cell>
          <table:table-cell/>
          <table:table-cell table:formula="of:=[.F$2]*[.C771]^[.F$3]+[.F$4]*[.C771]^[.F$5]+[.F$6]*[.C771]^[.F$7]+[.F$8]" office:value-type="float" office:value="1121114.565064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1121114.56506626" calcext:value-type="float">
            <text:p>1 121 115</text:p>
          </table:table-cell>
          <table:table-cell/>
          <table:table-cell table:formula="of:=[.F$2]*[.C772]^[.F$3]+[.F$4]*[.C772]^[.F$5]+[.F$6]*[.C772]^[.F$7]+[.F$8]" office:value-type="float" office:value="1121114.5650662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1121114.56506825" calcext:value-type="float">
            <text:p>1 121 115</text:p>
          </table:table-cell>
          <table:table-cell/>
          <table:table-cell table:formula="of:=[.F$2]*[.C773]^[.F$3]+[.F$4]*[.C773]^[.F$5]+[.F$6]*[.C773]^[.F$7]+[.F$8]" office:value-type="float" office:value="1121114.5650682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1121114.56507018" calcext:value-type="float">
            <text:p>1 121 115</text:p>
          </table:table-cell>
          <table:table-cell/>
          <table:table-cell table:formula="of:=[.F$2]*[.C774]^[.F$3]+[.F$4]*[.C774]^[.F$5]+[.F$6]*[.C774]^[.F$7]+[.F$8]" office:value-type="float" office:value="1121114.5650701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1121114.56507204" calcext:value-type="float">
            <text:p>1 121 115</text:p>
          </table:table-cell>
          <table:table-cell/>
          <table:table-cell table:formula="of:=[.F$2]*[.C775]^[.F$3]+[.F$4]*[.C775]^[.F$5]+[.F$6]*[.C775]^[.F$7]+[.F$8]" office:value-type="float" office:value="1121114.5650720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1121114.56507384" calcext:value-type="float">
            <text:p>1 121 115</text:p>
          </table:table-cell>
          <table:table-cell/>
          <table:table-cell table:formula="of:=[.F$2]*[.C776]^[.F$3]+[.F$4]*[.C776]^[.F$5]+[.F$6]*[.C776]^[.F$7]+[.F$8]" office:value-type="float" office:value="1121114.5650738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1121114.56507559" calcext:value-type="float">
            <text:p>1 121 115</text:p>
          </table:table-cell>
          <table:table-cell/>
          <table:table-cell table:formula="of:=[.F$2]*[.C777]^[.F$3]+[.F$4]*[.C777]^[.F$5]+[.F$6]*[.C777]^[.F$7]+[.F$8]" office:value-type="float" office:value="1121114.5650755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1121114.56507727" calcext:value-type="float">
            <text:p>1 121 115</text:p>
          </table:table-cell>
          <table:table-cell/>
          <table:table-cell table:formula="of:=[.F$2]*[.C778]^[.F$3]+[.F$4]*[.C778]^[.F$5]+[.F$6]*[.C778]^[.F$7]+[.F$8]" office:value-type="float" office:value="1121114.5650772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1121114.5650789" calcext:value-type="float">
            <text:p>1 121 115</text:p>
          </table:table-cell>
          <table:table-cell/>
          <table:table-cell table:formula="of:=[.F$2]*[.C779]^[.F$3]+[.F$4]*[.C779]^[.F$5]+[.F$6]*[.C779]^[.F$7]+[.F$8]" office:value-type="float" office:value="1121114.565078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1121114.56508048" calcext:value-type="float">
            <text:p>1 121 115</text:p>
          </table:table-cell>
          <table:table-cell/>
          <table:table-cell table:formula="of:=[.F$2]*[.C780]^[.F$3]+[.F$4]*[.C780]^[.F$5]+[.F$6]*[.C780]^[.F$7]+[.F$8]" office:value-type="float" office:value="1121114.5650804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1121114.565082" calcext:value-type="float">
            <text:p>1 121 115</text:p>
          </table:table-cell>
          <table:table-cell/>
          <table:table-cell table:formula="of:=[.F$2]*[.C781]^[.F$3]+[.F$4]*[.C781]^[.F$5]+[.F$6]*[.C781]^[.F$7]+[.F$8]" office:value-type="float" office:value="1121114.56508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1121114.56508348" calcext:value-type="float">
            <text:p>1 121 115</text:p>
          </table:table-cell>
          <table:table-cell/>
          <table:table-cell table:formula="of:=[.F$2]*[.C782]^[.F$3]+[.F$4]*[.C782]^[.F$5]+[.F$6]*[.C782]^[.F$7]+[.F$8]" office:value-type="float" office:value="1121114.5650834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1121114.5650849" calcext:value-type="float">
            <text:p>1 121 115</text:p>
          </table:table-cell>
          <table:table-cell/>
          <table:table-cell table:formula="of:=[.F$2]*[.C783]^[.F$3]+[.F$4]*[.C783]^[.F$5]+[.F$6]*[.C783]^[.F$7]+[.F$8]" office:value-type="float" office:value="1121114.565084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1121114.56508628" calcext:value-type="float">
            <text:p>1 121 115</text:p>
          </table:table-cell>
          <table:table-cell/>
          <table:table-cell table:formula="of:=[.F$2]*[.C784]^[.F$3]+[.F$4]*[.C784]^[.F$5]+[.F$6]*[.C784]^[.F$7]+[.F$8]" office:value-type="float" office:value="1121114.5650862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1121114.56508762" calcext:value-type="float">
            <text:p>1 121 115</text:p>
          </table:table-cell>
          <table:table-cell/>
          <table:table-cell table:formula="of:=[.F$2]*[.C785]^[.F$3]+[.F$4]*[.C785]^[.F$5]+[.F$6]*[.C785]^[.F$7]+[.F$8]" office:value-type="float" office:value="1121114.5650876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1121114.56508891" calcext:value-type="float">
            <text:p>1 121 115</text:p>
          </table:table-cell>
          <table:table-cell/>
          <table:table-cell table:formula="of:=[.F$2]*[.C786]^[.F$3]+[.F$4]*[.C786]^[.F$5]+[.F$6]*[.C786]^[.F$7]+[.F$8]" office:value-type="float" office:value="1121114.5650889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1121114.56509016" calcext:value-type="float">
            <text:p>1 121 115</text:p>
          </table:table-cell>
          <table:table-cell/>
          <table:table-cell table:formula="of:=[.F$2]*[.C787]^[.F$3]+[.F$4]*[.C787]^[.F$5]+[.F$6]*[.C787]^[.F$7]+[.F$8]" office:value-type="float" office:value="1121114.5650901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1121114.56509136" calcext:value-type="float">
            <text:p>1 121 115</text:p>
          </table:table-cell>
          <table:table-cell/>
          <table:table-cell table:formula="of:=[.F$2]*[.C788]^[.F$3]+[.F$4]*[.C788]^[.F$5]+[.F$6]*[.C788]^[.F$7]+[.F$8]" office:value-type="float" office:value="1121114.5650913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1121114.56509253" calcext:value-type="float">
            <text:p>1 121 115</text:p>
          </table:table-cell>
          <table:table-cell/>
          <table:table-cell table:formula="of:=[.F$2]*[.C789]^[.F$3]+[.F$4]*[.C789]^[.F$5]+[.F$6]*[.C789]^[.F$7]+[.F$8]" office:value-type="float" office:value="1121114.5650925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1121114.56509366" calcext:value-type="float">
            <text:p>1 121 115</text:p>
          </table:table-cell>
          <table:table-cell/>
          <table:table-cell table:formula="of:=[.F$2]*[.C790]^[.F$3]+[.F$4]*[.C790]^[.F$5]+[.F$6]*[.C790]^[.F$7]+[.F$8]" office:value-type="float" office:value="1121114.5650936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1121114.56509475" calcext:value-type="float">
            <text:p>1 121 115</text:p>
          </table:table-cell>
          <table:table-cell/>
          <table:table-cell table:formula="of:=[.F$2]*[.C791]^[.F$3]+[.F$4]*[.C791]^[.F$5]+[.F$6]*[.C791]^[.F$7]+[.F$8]" office:value-type="float" office:value="1121114.5650947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1121114.56509581" calcext:value-type="float">
            <text:p>1 121 115</text:p>
          </table:table-cell>
          <table:table-cell/>
          <table:table-cell table:formula="of:=[.F$2]*[.C792]^[.F$3]+[.F$4]*[.C792]^[.F$5]+[.F$6]*[.C792]^[.F$7]+[.F$8]" office:value-type="float" office:value="1121114.5650958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1121114.56509683" calcext:value-type="float">
            <text:p>1 121 115</text:p>
          </table:table-cell>
          <table:table-cell/>
          <table:table-cell table:formula="of:=[.F$2]*[.C793]^[.F$3]+[.F$4]*[.C793]^[.F$5]+[.F$6]*[.C793]^[.F$7]+[.F$8]" office:value-type="float" office:value="1121114.5650968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1121114.56509782" calcext:value-type="float">
            <text:p>1 121 115</text:p>
          </table:table-cell>
          <table:table-cell/>
          <table:table-cell table:formula="of:=[.F$2]*[.C794]^[.F$3]+[.F$4]*[.C794]^[.F$5]+[.F$6]*[.C794]^[.F$7]+[.F$8]" office:value-type="float" office:value="1121114.5650978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1121114.56509877" calcext:value-type="float">
            <text:p>1 121 115</text:p>
          </table:table-cell>
          <table:table-cell/>
          <table:table-cell table:formula="of:=[.F$2]*[.C795]^[.F$3]+[.F$4]*[.C795]^[.F$5]+[.F$6]*[.C795]^[.F$7]+[.F$8]" office:value-type="float" office:value="1121114.5650987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1121114.5650997" calcext:value-type="float">
            <text:p>1 121 115</text:p>
          </table:table-cell>
          <table:table-cell/>
          <table:table-cell table:formula="of:=[.F$2]*[.C796]^[.F$3]+[.F$4]*[.C796]^[.F$5]+[.F$6]*[.C796]^[.F$7]+[.F$8]" office:value-type="float" office:value="1121114.565099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1121114.56510059" calcext:value-type="float">
            <text:p>1 121 115</text:p>
          </table:table-cell>
          <table:table-cell/>
          <table:table-cell table:formula="of:=[.F$2]*[.C797]^[.F$3]+[.F$4]*[.C797]^[.F$5]+[.F$6]*[.C797]^[.F$7]+[.F$8]" office:value-type="float" office:value="1121114.5651005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1121114.56510146" calcext:value-type="float">
            <text:p>1 121 115</text:p>
          </table:table-cell>
          <table:table-cell/>
          <table:table-cell table:formula="of:=[.F$2]*[.C798]^[.F$3]+[.F$4]*[.C798]^[.F$5]+[.F$6]*[.C798]^[.F$7]+[.F$8]" office:value-type="float" office:value="1121114.5651014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1121114.56510229" calcext:value-type="float">
            <text:p>1 121 115</text:p>
          </table:table-cell>
          <table:table-cell/>
          <table:table-cell table:formula="of:=[.F$2]*[.C799]^[.F$3]+[.F$4]*[.C799]^[.F$5]+[.F$6]*[.C799]^[.F$7]+[.F$8]" office:value-type="float" office:value="1121114.5651022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1121114.5651031" calcext:value-type="float">
            <text:p>1 121 115</text:p>
          </table:table-cell>
          <table:table-cell/>
          <table:table-cell table:formula="of:=[.F$2]*[.C800]^[.F$3]+[.F$4]*[.C800]^[.F$5]+[.F$6]*[.C800]^[.F$7]+[.F$8]" office:value-type="float" office:value="1121114.565103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1121114.56510389" calcext:value-type="float">
            <text:p>1 121 115</text:p>
          </table:table-cell>
          <table:table-cell/>
          <table:table-cell table:formula="of:=[.F$2]*[.C801]^[.F$3]+[.F$4]*[.C801]^[.F$5]+[.F$6]*[.C801]^[.F$7]+[.F$8]" office:value-type="float" office:value="1121114.5651038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1121114.56510464" calcext:value-type="float">
            <text:p>1 121 115</text:p>
          </table:table-cell>
          <table:table-cell/>
          <table:table-cell table:formula="of:=[.F$2]*[.C802]^[.F$3]+[.F$4]*[.C802]^[.F$5]+[.F$6]*[.C802]^[.F$7]+[.F$8]" office:value-type="float" office:value="1121114.5651046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1121114.56510538" calcext:value-type="float">
            <text:p>1 121 115</text:p>
          </table:table-cell>
          <table:table-cell/>
          <table:table-cell table:formula="of:=[.F$2]*[.C803]^[.F$3]+[.F$4]*[.C803]^[.F$5]+[.F$6]*[.C803]^[.F$7]+[.F$8]" office:value-type="float" office:value="1121114.5651053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1121114.56510608" calcext:value-type="float">
            <text:p>1 121 115</text:p>
          </table:table-cell>
          <table:table-cell/>
          <table:table-cell table:formula="of:=[.F$2]*[.C804]^[.F$3]+[.F$4]*[.C804]^[.F$5]+[.F$6]*[.C804]^[.F$7]+[.F$8]" office:value-type="float" office:value="1121114.5651060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1121114.56510677" calcext:value-type="float">
            <text:p>1 121 115</text:p>
          </table:table-cell>
          <table:table-cell/>
          <table:table-cell table:formula="of:=[.F$2]*[.C805]^[.F$3]+[.F$4]*[.C805]^[.F$5]+[.F$6]*[.C805]^[.F$7]+[.F$8]" office:value-type="float" office:value="1121114.5651067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1121114.56510743" calcext:value-type="float">
            <text:p>1 121 115</text:p>
          </table:table-cell>
          <table:table-cell/>
          <table:table-cell table:formula="of:=[.F$2]*[.C806]^[.F$3]+[.F$4]*[.C806]^[.F$5]+[.F$6]*[.C806]^[.F$7]+[.F$8]" office:value-type="float" office:value="1121114.5651074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1121114.56510807" calcext:value-type="float">
            <text:p>1 121 115</text:p>
          </table:table-cell>
          <table:table-cell/>
          <table:table-cell table:formula="of:=[.F$2]*[.C807]^[.F$3]+[.F$4]*[.C807]^[.F$5]+[.F$6]*[.C807]^[.F$7]+[.F$8]" office:value-type="float" office:value="1121114.5651080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1121114.56510869" calcext:value-type="float">
            <text:p>1 121 115</text:p>
          </table:table-cell>
          <table:table-cell/>
          <table:table-cell table:formula="of:=[.F$2]*[.C808]^[.F$3]+[.F$4]*[.C808]^[.F$5]+[.F$6]*[.C808]^[.F$7]+[.F$8]" office:value-type="float" office:value="1121114.5651086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1121114.56510929" calcext:value-type="float">
            <text:p>1 121 115</text:p>
          </table:table-cell>
          <table:table-cell/>
          <table:table-cell table:formula="of:=[.F$2]*[.C809]^[.F$3]+[.F$4]*[.C809]^[.F$5]+[.F$6]*[.C809]^[.F$7]+[.F$8]" office:value-type="float" office:value="1121114.5651092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1121114.56510987" calcext:value-type="float">
            <text:p>1 121 115</text:p>
          </table:table-cell>
          <table:table-cell/>
          <table:table-cell table:formula="of:=[.F$2]*[.C810]^[.F$3]+[.F$4]*[.C810]^[.F$5]+[.F$6]*[.C810]^[.F$7]+[.F$8]" office:value-type="float" office:value="1121114.5651098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1121114.56511043" calcext:value-type="float">
            <text:p>1 121 115</text:p>
          </table:table-cell>
          <table:table-cell/>
          <table:table-cell table:formula="of:=[.F$2]*[.C811]^[.F$3]+[.F$4]*[.C811]^[.F$5]+[.F$6]*[.C811]^[.F$7]+[.F$8]" office:value-type="float" office:value="1121114.5651104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1121114.56511097" calcext:value-type="float">
            <text:p>1 121 115</text:p>
          </table:table-cell>
          <table:table-cell/>
          <table:table-cell table:formula="of:=[.F$2]*[.C812]^[.F$3]+[.F$4]*[.C812]^[.F$5]+[.F$6]*[.C812]^[.F$7]+[.F$8]" office:value-type="float" office:value="1121114.5651109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1121114.5651115" calcext:value-type="float">
            <text:p>1 121 115</text:p>
          </table:table-cell>
          <table:table-cell/>
          <table:table-cell table:formula="of:=[.F$2]*[.C813]^[.F$3]+[.F$4]*[.C813]^[.F$5]+[.F$6]*[.C813]^[.F$7]+[.F$8]" office:value-type="float" office:value="1121114.565111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1121114.565112" calcext:value-type="float">
            <text:p>1 121 115</text:p>
          </table:table-cell>
          <table:table-cell/>
          <table:table-cell table:formula="of:=[.F$2]*[.C814]^[.F$3]+[.F$4]*[.C814]^[.F$5]+[.F$6]*[.C814]^[.F$7]+[.F$8]" office:value-type="float" office:value="1121114.56511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1121114.56511249" calcext:value-type="float">
            <text:p>1 121 115</text:p>
          </table:table-cell>
          <table:table-cell/>
          <table:table-cell table:formula="of:=[.F$2]*[.C815]^[.F$3]+[.F$4]*[.C815]^[.F$5]+[.F$6]*[.C815]^[.F$7]+[.F$8]" office:value-type="float" office:value="1121114.5651124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1121114.56511297" calcext:value-type="float">
            <text:p>1 121 115</text:p>
          </table:table-cell>
          <table:table-cell/>
          <table:table-cell table:formula="of:=[.F$2]*[.C816]^[.F$3]+[.F$4]*[.C816]^[.F$5]+[.F$6]*[.C816]^[.F$7]+[.F$8]" office:value-type="float" office:value="1121114.5651129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1121114.56511343" calcext:value-type="float">
            <text:p>1 121 115</text:p>
          </table:table-cell>
          <table:table-cell/>
          <table:table-cell table:formula="of:=[.F$2]*[.C817]^[.F$3]+[.F$4]*[.C817]^[.F$5]+[.F$6]*[.C817]^[.F$7]+[.F$8]" office:value-type="float" office:value="1121114.5651134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1121114.56511387" calcext:value-type="float">
            <text:p>1 121 115</text:p>
          </table:table-cell>
          <table:table-cell/>
          <table:table-cell table:formula="of:=[.F$2]*[.C818]^[.F$3]+[.F$4]*[.C818]^[.F$5]+[.F$6]*[.C818]^[.F$7]+[.F$8]" office:value-type="float" office:value="1121114.5651138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1121114.5651143" calcext:value-type="float">
            <text:p>1 121 115</text:p>
          </table:table-cell>
          <table:table-cell/>
          <table:table-cell table:formula="of:=[.F$2]*[.C819]^[.F$3]+[.F$4]*[.C819]^[.F$5]+[.F$6]*[.C819]^[.F$7]+[.F$8]" office:value-type="float" office:value="1121114.565114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1121114.56511472" calcext:value-type="float">
            <text:p>1 121 115</text:p>
          </table:table-cell>
          <table:table-cell/>
          <table:table-cell table:formula="of:=[.F$2]*[.C820]^[.F$3]+[.F$4]*[.C820]^[.F$5]+[.F$6]*[.C820]^[.F$7]+[.F$8]" office:value-type="float" office:value="1121114.5651147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1121114.56511512" calcext:value-type="float">
            <text:p>1 121 115</text:p>
          </table:table-cell>
          <table:table-cell/>
          <table:table-cell table:formula="of:=[.F$2]*[.C821]^[.F$3]+[.F$4]*[.C821]^[.F$5]+[.F$6]*[.C821]^[.F$7]+[.F$8]" office:value-type="float" office:value="1121114.5651151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1121114.56511551" calcext:value-type="float">
            <text:p>1 121 115</text:p>
          </table:table-cell>
          <table:table-cell/>
          <table:table-cell table:formula="of:=[.F$2]*[.C822]^[.F$3]+[.F$4]*[.C822]^[.F$5]+[.F$6]*[.C822]^[.F$7]+[.F$8]" office:value-type="float" office:value="1121114.5651155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1121114.56511588" calcext:value-type="float">
            <text:p>1 121 115</text:p>
          </table:table-cell>
          <table:table-cell/>
          <table:table-cell table:formula="of:=[.F$2]*[.C823]^[.F$3]+[.F$4]*[.C823]^[.F$5]+[.F$6]*[.C823]^[.F$7]+[.F$8]" office:value-type="float" office:value="1121114.5651158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1121114.56511625" calcext:value-type="float">
            <text:p>1 121 115</text:p>
          </table:table-cell>
          <table:table-cell/>
          <table:table-cell table:formula="of:=[.F$2]*[.C824]^[.F$3]+[.F$4]*[.C824]^[.F$5]+[.F$6]*[.C824]^[.F$7]+[.F$8]" office:value-type="float" office:value="1121114.5651162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1121114.5651166" calcext:value-type="float">
            <text:p>1 121 115</text:p>
          </table:table-cell>
          <table:table-cell/>
          <table:table-cell table:formula="of:=[.F$2]*[.C825]^[.F$3]+[.F$4]*[.C825]^[.F$5]+[.F$6]*[.C825]^[.F$7]+[.F$8]" office:value-type="float" office:value="1121114.565116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1121114.56511694" calcext:value-type="float">
            <text:p>1 121 115</text:p>
          </table:table-cell>
          <table:table-cell/>
          <table:table-cell table:formula="of:=[.F$2]*[.C826]^[.F$3]+[.F$4]*[.C826]^[.F$5]+[.F$6]*[.C826]^[.F$7]+[.F$8]" office:value-type="float" office:value="1121114.5651169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1121114.56511727" calcext:value-type="float">
            <text:p>1 121 115</text:p>
          </table:table-cell>
          <table:table-cell/>
          <table:table-cell table:formula="of:=[.F$2]*[.C827]^[.F$3]+[.F$4]*[.C827]^[.F$5]+[.F$6]*[.C827]^[.F$7]+[.F$8]" office:value-type="float" office:value="1121114.5651172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1121114.56511758" calcext:value-type="float">
            <text:p>1 121 115</text:p>
          </table:table-cell>
          <table:table-cell/>
          <table:table-cell table:formula="of:=[.F$2]*[.C828]^[.F$3]+[.F$4]*[.C828]^[.F$5]+[.F$6]*[.C828]^[.F$7]+[.F$8]" office:value-type="float" office:value="1121114.5651175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1121114.56511789" calcext:value-type="float">
            <text:p>1 121 115</text:p>
          </table:table-cell>
          <table:table-cell/>
          <table:table-cell table:formula="of:=[.F$2]*[.C829]^[.F$3]+[.F$4]*[.C829]^[.F$5]+[.F$6]*[.C829]^[.F$7]+[.F$8]" office:value-type="float" office:value="1121114.5651178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1121114.56511819" calcext:value-type="float">
            <text:p>1 121 115</text:p>
          </table:table-cell>
          <table:table-cell/>
          <table:table-cell table:formula="of:=[.F$2]*[.C830]^[.F$3]+[.F$4]*[.C830]^[.F$5]+[.F$6]*[.C830]^[.F$7]+[.F$8]" office:value-type="float" office:value="1121114.5651181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1121114.56511848" calcext:value-type="float">
            <text:p>1 121 115</text:p>
          </table:table-cell>
          <table:table-cell/>
          <table:table-cell table:formula="of:=[.F$2]*[.C831]^[.F$3]+[.F$4]*[.C831]^[.F$5]+[.F$6]*[.C831]^[.F$7]+[.F$8]" office:value-type="float" office:value="1121114.5651184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1121114.56511875" calcext:value-type="float">
            <text:p>1 121 115</text:p>
          </table:table-cell>
          <table:table-cell/>
          <table:table-cell table:formula="of:=[.F$2]*[.C832]^[.F$3]+[.F$4]*[.C832]^[.F$5]+[.F$6]*[.C832]^[.F$7]+[.F$8]" office:value-type="float" office:value="1121114.5651187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1121114.56511902" calcext:value-type="float">
            <text:p>1 121 115</text:p>
          </table:table-cell>
          <table:table-cell/>
          <table:table-cell table:formula="of:=[.F$2]*[.C833]^[.F$3]+[.F$4]*[.C833]^[.F$5]+[.F$6]*[.C833]^[.F$7]+[.F$8]" office:value-type="float" office:value="1121114.5651190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1121114.56511928" calcext:value-type="float">
            <text:p>1 121 115</text:p>
          </table:table-cell>
          <table:table-cell/>
          <table:table-cell table:formula="of:=[.F$2]*[.C834]^[.F$3]+[.F$4]*[.C834]^[.F$5]+[.F$6]*[.C834]^[.F$7]+[.F$8]" office:value-type="float" office:value="1121114.5651192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1121114.56511954" calcext:value-type="float">
            <text:p>1 121 115</text:p>
          </table:table-cell>
          <table:table-cell/>
          <table:table-cell table:formula="of:=[.F$2]*[.C835]^[.F$3]+[.F$4]*[.C835]^[.F$5]+[.F$6]*[.C835]^[.F$7]+[.F$8]" office:value-type="float" office:value="1121114.5651195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1121114.56511978" calcext:value-type="float">
            <text:p>1 121 115</text:p>
          </table:table-cell>
          <table:table-cell/>
          <table:table-cell table:formula="of:=[.F$2]*[.C836]^[.F$3]+[.F$4]*[.C836]^[.F$5]+[.F$6]*[.C836]^[.F$7]+[.F$8]" office:value-type="float" office:value="1121114.5651197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1121114.56512001" calcext:value-type="float">
            <text:p>1 121 115</text:p>
          </table:table-cell>
          <table:table-cell/>
          <table:table-cell table:formula="of:=[.F$2]*[.C837]^[.F$3]+[.F$4]*[.C837]^[.F$5]+[.F$6]*[.C837]^[.F$7]+[.F$8]" office:value-type="float" office:value="1121114.5651200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1121114.56512024" calcext:value-type="float">
            <text:p>1 121 115</text:p>
          </table:table-cell>
          <table:table-cell/>
          <table:table-cell table:formula="of:=[.F$2]*[.C838]^[.F$3]+[.F$4]*[.C838]^[.F$5]+[.F$6]*[.C838]^[.F$7]+[.F$8]" office:value-type="float" office:value="1121114.5651202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1121114.56512046" calcext:value-type="float">
            <text:p>1 121 115</text:p>
          </table:table-cell>
          <table:table-cell/>
          <table:table-cell table:formula="of:=[.F$2]*[.C839]^[.F$3]+[.F$4]*[.C839]^[.F$5]+[.F$6]*[.C839]^[.F$7]+[.F$8]" office:value-type="float" office:value="1121114.5651204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1121114.56512068" calcext:value-type="float">
            <text:p>1 121 115</text:p>
          </table:table-cell>
          <table:table-cell/>
          <table:table-cell table:formula="of:=[.F$2]*[.C840]^[.F$3]+[.F$4]*[.C840]^[.F$5]+[.F$6]*[.C840]^[.F$7]+[.F$8]" office:value-type="float" office:value="1121114.5651206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1121114.56512088" calcext:value-type="float">
            <text:p>1 121 115</text:p>
          </table:table-cell>
          <table:table-cell/>
          <table:table-cell table:formula="of:=[.F$2]*[.C841]^[.F$3]+[.F$4]*[.C841]^[.F$5]+[.F$6]*[.C841]^[.F$7]+[.F$8]" office:value-type="float" office:value="1121114.5651208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1121114.56512108" calcext:value-type="float">
            <text:p>1 121 115</text:p>
          </table:table-cell>
          <table:table-cell/>
          <table:table-cell table:formula="of:=[.F$2]*[.C842]^[.F$3]+[.F$4]*[.C842]^[.F$5]+[.F$6]*[.C842]^[.F$7]+[.F$8]" office:value-type="float" office:value="1121114.5651210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1121114.56512127" calcext:value-type="float">
            <text:p>1 121 115</text:p>
          </table:table-cell>
          <table:table-cell/>
          <table:table-cell table:formula="of:=[.F$2]*[.C843]^[.F$3]+[.F$4]*[.C843]^[.F$5]+[.F$6]*[.C843]^[.F$7]+[.F$8]" office:value-type="float" office:value="1121114.5651212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1121114.56512146" calcext:value-type="float">
            <text:p>1 121 115</text:p>
          </table:table-cell>
          <table:table-cell/>
          <table:table-cell table:formula="of:=[.F$2]*[.C844]^[.F$3]+[.F$4]*[.C844]^[.F$5]+[.F$6]*[.C844]^[.F$7]+[.F$8]" office:value-type="float" office:value="1121114.5651214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1121114.56512164" calcext:value-type="float">
            <text:p>1 121 115</text:p>
          </table:table-cell>
          <table:table-cell/>
          <table:table-cell table:formula="of:=[.F$2]*[.C845]^[.F$3]+[.F$4]*[.C845]^[.F$5]+[.F$6]*[.C845]^[.F$7]+[.F$8]" office:value-type="float" office:value="1121114.5651216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1121114.56512181" calcext:value-type="float">
            <text:p>1 121 115</text:p>
          </table:table-cell>
          <table:table-cell/>
          <table:table-cell table:formula="of:=[.F$2]*[.C846]^[.F$3]+[.F$4]*[.C846]^[.F$5]+[.F$6]*[.C846]^[.F$7]+[.F$8]" office:value-type="float" office:value="1121114.5651218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1121114.56512198" calcext:value-type="float">
            <text:p>1 121 115</text:p>
          </table:table-cell>
          <table:table-cell/>
          <table:table-cell table:formula="of:=[.F$2]*[.C847]^[.F$3]+[.F$4]*[.C847]^[.F$5]+[.F$6]*[.C847]^[.F$7]+[.F$8]" office:value-type="float" office:value="1121114.5651219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1121114.56512215" calcext:value-type="float">
            <text:p>1 121 115</text:p>
          </table:table-cell>
          <table:table-cell/>
          <table:table-cell table:formula="of:=[.F$2]*[.C848]^[.F$3]+[.F$4]*[.C848]^[.F$5]+[.F$6]*[.C848]^[.F$7]+[.F$8]" office:value-type="float" office:value="1121114.5651221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1121114.5651223" calcext:value-type="float">
            <text:p>1 121 115</text:p>
          </table:table-cell>
          <table:table-cell/>
          <table:table-cell table:formula="of:=[.F$2]*[.C849]^[.F$3]+[.F$4]*[.C849]^[.F$5]+[.F$6]*[.C849]^[.F$7]+[.F$8]" office:value-type="float" office:value="1121114.565122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1121114.56512246" calcext:value-type="float">
            <text:p>1 121 115</text:p>
          </table:table-cell>
          <table:table-cell/>
          <table:table-cell table:formula="of:=[.F$2]*[.C850]^[.F$3]+[.F$4]*[.C850]^[.F$5]+[.F$6]*[.C850]^[.F$7]+[.F$8]" office:value-type="float" office:value="1121114.5651224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1121114.5651226" calcext:value-type="float">
            <text:p>1 121 115</text:p>
          </table:table-cell>
          <table:table-cell/>
          <table:table-cell table:formula="of:=[.F$2]*[.C851]^[.F$3]+[.F$4]*[.C851]^[.F$5]+[.F$6]*[.C851]^[.F$7]+[.F$8]" office:value-type="float" office:value="1121114.5651226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1121114.56512275" calcext:value-type="float">
            <text:p>1 121 115</text:p>
          </table:table-cell>
          <table:table-cell/>
          <table:table-cell table:formula="of:=[.F$2]*[.C852]^[.F$3]+[.F$4]*[.C852]^[.F$5]+[.F$6]*[.C852]^[.F$7]+[.F$8]" office:value-type="float" office:value="1121114.5651227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1121114.56512289" calcext:value-type="float">
            <text:p>1 121 115</text:p>
          </table:table-cell>
          <table:table-cell/>
          <table:table-cell table:formula="of:=[.F$2]*[.C853]^[.F$3]+[.F$4]*[.C853]^[.F$5]+[.F$6]*[.C853]^[.F$7]+[.F$8]" office:value-type="float" office:value="1121114.5651228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1121114.56512302" calcext:value-type="float">
            <text:p>1 121 115</text:p>
          </table:table-cell>
          <table:table-cell/>
          <table:table-cell table:formula="of:=[.F$2]*[.C854]^[.F$3]+[.F$4]*[.C854]^[.F$5]+[.F$6]*[.C854]^[.F$7]+[.F$8]" office:value-type="float" office:value="1121114.5651230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1121114.56512315" calcext:value-type="float">
            <text:p>1 121 115</text:p>
          </table:table-cell>
          <table:table-cell/>
          <table:table-cell table:formula="of:=[.F$2]*[.C855]^[.F$3]+[.F$4]*[.C855]^[.F$5]+[.F$6]*[.C855]^[.F$7]+[.F$8]" office:value-type="float" office:value="1121114.5651231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1121114.56512327" calcext:value-type="float">
            <text:p>1 121 115</text:p>
          </table:table-cell>
          <table:table-cell/>
          <table:table-cell table:formula="of:=[.F$2]*[.C856]^[.F$3]+[.F$4]*[.C856]^[.F$5]+[.F$6]*[.C856]^[.F$7]+[.F$8]" office:value-type="float" office:value="1121114.5651232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1121114.56512339" calcext:value-type="float">
            <text:p>1 121 115</text:p>
          </table:table-cell>
          <table:table-cell/>
          <table:table-cell table:formula="of:=[.F$2]*[.C857]^[.F$3]+[.F$4]*[.C857]^[.F$5]+[.F$6]*[.C857]^[.F$7]+[.F$8]" office:value-type="float" office:value="1121114.5651233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1121114.56512351" calcext:value-type="float">
            <text:p>1 121 115</text:p>
          </table:table-cell>
          <table:table-cell/>
          <table:table-cell table:formula="of:=[.F$2]*[.C858]^[.F$3]+[.F$4]*[.C858]^[.F$5]+[.F$6]*[.C858]^[.F$7]+[.F$8]" office:value-type="float" office:value="1121114.5651235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1121114.56512362" calcext:value-type="float">
            <text:p>1 121 115</text:p>
          </table:table-cell>
          <table:table-cell/>
          <table:table-cell table:formula="of:=[.F$2]*[.C859]^[.F$3]+[.F$4]*[.C859]^[.F$5]+[.F$6]*[.C859]^[.F$7]+[.F$8]" office:value-type="float" office:value="1121114.5651236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1121114.56512373" calcext:value-type="float">
            <text:p>1 121 115</text:p>
          </table:table-cell>
          <table:table-cell/>
          <table:table-cell table:formula="of:=[.F$2]*[.C860]^[.F$3]+[.F$4]*[.C860]^[.F$5]+[.F$6]*[.C860]^[.F$7]+[.F$8]" office:value-type="float" office:value="1121114.5651237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1121114.56512384" calcext:value-type="float">
            <text:p>1 121 115</text:p>
          </table:table-cell>
          <table:table-cell/>
          <table:table-cell table:formula="of:=[.F$2]*[.C861]^[.F$3]+[.F$4]*[.C861]^[.F$5]+[.F$6]*[.C861]^[.F$7]+[.F$8]" office:value-type="float" office:value="1121114.5651238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1121114.56512394" calcext:value-type="float">
            <text:p>1 121 115</text:p>
          </table:table-cell>
          <table:table-cell/>
          <table:table-cell table:formula="of:=[.F$2]*[.C862]^[.F$3]+[.F$4]*[.C862]^[.F$5]+[.F$6]*[.C862]^[.F$7]+[.F$8]" office:value-type="float" office:value="1121114.5651239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1121114.56512404" calcext:value-type="float">
            <text:p>1 121 115</text:p>
          </table:table-cell>
          <table:table-cell/>
          <table:table-cell table:formula="of:=[.F$2]*[.C863]^[.F$3]+[.F$4]*[.C863]^[.F$5]+[.F$6]*[.C863]^[.F$7]+[.F$8]" office:value-type="float" office:value="1121114.5651240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1121114.56512414" calcext:value-type="float">
            <text:p>1 121 115</text:p>
          </table:table-cell>
          <table:table-cell/>
          <table:table-cell table:formula="of:=[.F$2]*[.C864]^[.F$3]+[.F$4]*[.C864]^[.F$5]+[.F$6]*[.C864]^[.F$7]+[.F$8]" office:value-type="float" office:value="1121114.5651241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1121114.56512423" calcext:value-type="float">
            <text:p>1 121 115</text:p>
          </table:table-cell>
          <table:table-cell/>
          <table:table-cell table:formula="of:=[.F$2]*[.C865]^[.F$3]+[.F$4]*[.C865]^[.F$5]+[.F$6]*[.C865]^[.F$7]+[.F$8]" office:value-type="float" office:value="1121114.56512423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1121114.56512432" calcext:value-type="float">
            <text:p>1 121 115</text:p>
          </table:table-cell>
          <table:table-cell/>
          <table:table-cell table:formula="of:=[.F$2]*[.C866]^[.F$3]+[.F$4]*[.C866]^[.F$5]+[.F$6]*[.C866]^[.F$7]+[.F$8]" office:value-type="float" office:value="1121114.5651243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1121114.56512441" calcext:value-type="float">
            <text:p>1 121 115</text:p>
          </table:table-cell>
          <table:table-cell/>
          <table:table-cell table:formula="of:=[.F$2]*[.C867]^[.F$3]+[.F$4]*[.C867]^[.F$5]+[.F$6]*[.C867]^[.F$7]+[.F$8]" office:value-type="float" office:value="1121114.56512441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1121114.56512449" calcext:value-type="float">
            <text:p>1 121 115</text:p>
          </table:table-cell>
          <table:table-cell/>
          <table:table-cell table:formula="of:=[.F$2]*[.C868]^[.F$3]+[.F$4]*[.C868]^[.F$5]+[.F$6]*[.C868]^[.F$7]+[.F$8]" office:value-type="float" office:value="1121114.56512449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1121114.56512457" calcext:value-type="float">
            <text:p>1 121 115</text:p>
          </table:table-cell>
          <table:table-cell/>
          <table:table-cell table:formula="of:=[.F$2]*[.C869]^[.F$3]+[.F$4]*[.C869]^[.F$5]+[.F$6]*[.C869]^[.F$7]+[.F$8]" office:value-type="float" office:value="1121114.5651245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1121114.56512465" calcext:value-type="float">
            <text:p>1 121 115</text:p>
          </table:table-cell>
          <table:table-cell/>
          <table:table-cell table:formula="of:=[.F$2]*[.C870]^[.F$3]+[.F$4]*[.C870]^[.F$5]+[.F$6]*[.C870]^[.F$7]+[.F$8]" office:value-type="float" office:value="1121114.5651246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1121114.56512472" calcext:value-type="float">
            <text:p>1 121 115</text:p>
          </table:table-cell>
          <table:table-cell/>
          <table:table-cell table:formula="of:=[.F$2]*[.C871]^[.F$3]+[.F$4]*[.C871]^[.F$5]+[.F$6]*[.C871]^[.F$7]+[.F$8]" office:value-type="float" office:value="1121114.56512472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1121114.5651248" calcext:value-type="float">
            <text:p>1 121 115</text:p>
          </table:table-cell>
          <table:table-cell/>
          <table:table-cell table:formula="of:=[.F$2]*[.C872]^[.F$3]+[.F$4]*[.C872]^[.F$5]+[.F$6]*[.C872]^[.F$7]+[.F$8]" office:value-type="float" office:value="1121114.5651248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1121114.56512487" calcext:value-type="float">
            <text:p>1 121 115</text:p>
          </table:table-cell>
          <table:table-cell/>
          <table:table-cell table:formula="of:=[.F$2]*[.C873]^[.F$3]+[.F$4]*[.C873]^[.F$5]+[.F$6]*[.C873]^[.F$7]+[.F$8]" office:value-type="float" office:value="1121114.5651248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1121114.56512494" calcext:value-type="float">
            <text:p>1 121 115</text:p>
          </table:table-cell>
          <table:table-cell/>
          <table:table-cell table:formula="of:=[.F$2]*[.C874]^[.F$3]+[.F$4]*[.C874]^[.F$5]+[.F$6]*[.C874]^[.F$7]+[.F$8]" office:value-type="float" office:value="1121114.56512494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1121114.565125" calcext:value-type="float">
            <text:p>1 121 115</text:p>
          </table:table-cell>
          <table:table-cell/>
          <table:table-cell table:formula="of:=[.F$2]*[.C875]^[.F$3]+[.F$4]*[.C875]^[.F$5]+[.F$6]*[.C875]^[.F$7]+[.F$8]" office:value-type="float" office:value="1121114.565125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1121114.56512507" calcext:value-type="float">
            <text:p>1 121 115</text:p>
          </table:table-cell>
          <table:table-cell/>
          <table:table-cell table:formula="of:=[.F$2]*[.C876]^[.F$3]+[.F$4]*[.C876]^[.F$5]+[.F$6]*[.C876]^[.F$7]+[.F$8]" office:value-type="float" office:value="1121114.56512507" calcext:value-type="float">
            <text:p>1 121 115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1121114.56512513" calcext:value-type="float">
            <text:p>1 121 115</text:p>
          </table:table-cell>
          <table:table-cell/>
          <table:table-cell table:formula="of:=[.F$2]*[.C877]^[.F$3]+[.F$4]*[.C877]^[.F$5]+[.F$6]*[.C877]^[.F$7]+[.F$8]" office:value-type="float" office:value="1121114.56512513" calcext:value-type="float">
            <text:p>1 121 1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.00.0000</text:date>, <text:time style:data-style-name="N2" text:time-value="14:32:13.414979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7T20:07:30.195594613</dc:date>
    <meta:editing-duration>PT6H42M37S</meta:editing-duration>
    <meta:editing-cycles>23</meta:editing-cycles>
    <meta:generator>LibreOffice/5.1.6.2$Linux_X86_64 LibreOffice_project/10m0$Build-2</meta:generator>
    <meta:document-statistic meta:table-count="1" meta:cell-count="26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17cm" svg:height="12.752cm" xlink:href=".." xlink:type="simple" chart:class="chart:line" chart:style-name="ch1">
        <chart:title svg:x="10.105cm" svg:y="0.391cm" chart:style-name="ch2">
          <text:p>expansion 2019-nCoV</text:p>
        </chart:title>
        <chart:plot-area chart:style-name="ch3" table:cell-range-address="Sheet9.B12:Sheet9.C849" chart:data-source-has-labels="column" svg:x="2.675cm" svg:y="1.321cm" svg:width="21.008cm" svg:height="10.143cm">
          <chartooo:coordinate-region svg:x="4.62cm" svg:y="1.52cm" svg:width="19.063cm" svg:height="8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1.621cm" svg:y="7.891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2609.4415420722">
                <text:p>32609.4415420722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7326.8235978732">
                <text:p>37326.8235978732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42436.9340569264">
                <text:p>42436.9340569264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7947.0576627823">
                <text:p>47947.0576627823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53862.9020501193">
                <text:p>53862.9020501193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60188.5435126081">
                <text:p>60188.5435126081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6926.3918246332">
                <text:p>66926.3918246332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74077.1733444654">
                <text:p>74077.1733444654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81639.9315047171">
                <text:p>81639.9315047171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89612.0436676808">
                <text:p>89612.0436676808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97989.2532014984">
                <text:p>97989.2532014984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06765.71552644">
                <text:p>106765.71552644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115934.056793989">
                <text:p>115934.056793989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125485.443797642">
                <text:p>125485.44379764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135409.663674394">
                <text:p>135409.663674394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145695.211939446">
                <text:p>145695.211939446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156329.387402761">
                <text:p>156329.387402761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167298.392542701">
                <text:p>167298.392542701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178587.437957121">
                <text:p>178587.437957121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190180.849573319">
                <text:p>190180.849573319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202062.177372674">
                <text:p>202062.177372674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214214.304470978">
                <text:p>214214.304470978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226619.555488811">
                <text:p>226619.555488811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239259.803245437">
                <text:p>239259.803245437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252116.572912355">
                <text:p>252116.572912355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265171.14286668">
                <text:p>265171.14286668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278404.641588283">
                <text:p>278404.641588283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291798.14004633">
                <text:p>291798.14004633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305332.73911929">
                <text:p>305332.73911929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318989.651686486">
                <text:p>318989.651686486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332750.279117893">
                <text:p>332750.279117893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346596.281971522">
                <text:p>346596.281971522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360509.644783887">
                <text:p>360509.644783887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374472.734908335">
                <text:p>374472.734908335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388468.355418374">
                <text:p>388468.355418374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402479.792148463">
                <text:p>402479.792148463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416490.854993179">
                <text:p>416490.854993179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430485.913627404">
                <text:p>430485.913627404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444449.927845457">
                <text:p>444449.927845457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458368.472746312">
                <text:p>458368.472746312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472227.759015491">
                <text:p>472227.759015491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486014.648572426">
                <text:p>486014.648572426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499716.665865338">
                <text:p>499716.665865338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513322.005104623">
                <text:p>513322.005104623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526819.533730582">
                <text:p>526819.533730582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540198.792412781">
                <text:p>540198.79241278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553449.991876555">
                <text:p>553449.991876555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566564.006847799">
                <text:p>566564.006847799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579532.367400506">
                <text:p>579532.367400506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592347.247982858">
                <text:p>592347.247982858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605001.454387499">
                <text:p>605001.454387499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617488.40892014">
                <text:p>617488.40892014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629802.134008196">
                <text:p>629802.134008196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641937.234477948">
                <text:p>641937.234477948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653888.878715087">
                <text:p>653888.878715087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665652.778909511">
                <text:p>665652.778909511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677225.170571175">
                <text:p>677225.170571175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688602.791489798">
                <text:p>688602.791489798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699782.86029736">
                <text:p>699782.86029736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710763.054778796">
                <text:p>710763.054778796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721541.490063143">
                <text:p>721541.490063143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732116.696814673">
                <text:p>732116.696814673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742487.599531422">
                <text:p>742487.599531422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752653.495046874">
                <text:p>752653.495046874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762614.031319619">
                <text:p>762614.031319619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772369.186585386">
                <text:p>772369.186585386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781919.248936165">
                <text:p>781919.248936165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791264.796382019">
                <text:p>791264.796382019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800406.677442754">
                <text:p>800406.677442754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809345.992308805">
                <text:p>809345.992308805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818084.074603485">
                <text:p>818084.074603485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826622.473772175">
                <text:p>826622.473772175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834962.938117975">
                <text:p>834962.938117975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843107.398497916">
                <text:p>843107.398497916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851057.952688855">
                <text:p>851057.952688855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858816.850427775">
                <text:p>858816.850427775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866386.479127214">
                <text:p>866386.479127214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873769.350263044">
                <text:p>873769.350263044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880968.086428729">
                <text:p>880968.086428729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887985.409047431">
                <text:p>887985.409047431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894824.126731011">
                <text:p>894824.126731011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901487.124272923">
                <text:p>901487.124272923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907977.352260276">
                <text:p>907977.352260276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914297.817288891">
                <text:p>914297.817288891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920451.57276399">
                <text:p>920451.57276399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926441.710268206">
                <text:p>926441.710268206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932271.351477818">
                <text:p>932271.351477818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937943.64060761">
                <text:p>937943.64060761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943461.737364301">
                <text:p>943461.737364301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948828.810388297">
                <text:p>948828.810388297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954048.031163404">
                <text:p>954048.031163404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959122.568374131">
                <text:p>959122.568374131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964055.58269037">
                <text:p>964055.58269037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968850.221959411">
                <text:p>968850.221959411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973509.616785582">
                <text:p>973509.616785582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978036.876478107">
                <text:p>978036.876478107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982435.085348255">
                <text:p>982435.085348255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986707.29933725">
                <text:p>986707.29933725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990856.542956966">
                <text:p>990856.542956966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994885.80652594">
                <text:p>994885.80652594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998798.043683786">
                <text:p>998798.043683786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1002596.16916771">
                <text:p>1002596.16916771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1006283.05683538">
                <text:p>1006283.05683538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1009861.537919">
                <text:p>1009861.537919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1013334.3994961">
                <text:p>1013334.3994961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1016704.38316309">
                <text:p>1016704.38316309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1019974.1838983">
                <text:p>1019974.1838983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1023146.44910166">
                <text:p>1023146.44910166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1026223.77779914">
                <text:p>1026223.7777991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1029208.72000006">
                <text:p>1029208.72000006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1032103.77619659">
                <text:p>1032103.77619659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1034911.3969948">
                <text:p>1034911.3969948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1037633.98286751">
                <text:p>1037633.98286751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1040273.88401942">
                <text:p>1040273.88401942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1042833.40035578">
                <text:p>1042833.40035578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1045314.7815462">
                <text:p>1045314.7815462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1047720.22717562">
                <text:p>1047720.22717562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1050051.88697508">
                <text:p>1050051.88697508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1052311.86112524">
                <text:p>1052311.86112524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1054502.20062605">
                <text:p>1054502.20062605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1056624.90772643">
                <text:p>1056624.90772643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1058681.93640802">
                <text:p>1058681.93640802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1060675.19291776">
                <text:p>1060675.19291776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1062606.53634401">
                <text:p>1062606.53634401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1064477.77923157">
                <text:p>1064477.77923157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1066290.6882311">
                <text:p>1066290.6882311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1068046.98477881">
                <text:p>1068046.98477881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1069748.34580263">
                <text:p>1069748.34580263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1071396.40445107">
                <text:p>1071396.40445107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1072992.75084171">
                <text:p>1072992.75084171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1074538.93282597">
                <text:p>1074538.93282597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1076036.45676751">
                <text:p>1076036.45676751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1077486.78833143">
                <text:p>1077486.78833143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1078891.35328197">
                <text:p>1078891.35328197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1080251.53828634">
                <text:p>1080251.53828634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1081568.69172267">
                <text:p>1081568.69172267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1082844.12449021">
                <text:p>1082844.12449021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1084079.1108199">
                <text:p>1084079.1108199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1085274.88908388">
                <text:p>1085274.88908388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1086432.66260231">
                <text:p>1086432.66260231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1087553.60044636">
                <text:p>1087553.60044636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1088638.83823598">
                <text:p>1088638.83823598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1089689.47893148">
                <text:p>1089689.47893148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1090706.59361794">
                <text:p>1090706.59361794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1091691.22228145">
                <text:p>1091691.22228145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1092644.37457652">
                <text:p>1092644.37457652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1093567.03058393">
                <text:p>1093567.03058393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1094460.14155827">
                <text:p>1094460.14155827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1095324.63066484">
                <text:p>1095324.63066484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1096161.39370524">
                <text:p>1096161.39370524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1096971.29983129">
                <text:p>1096971.29983129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1097755.19224702">
                <text:p>1097755.19224702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1098513.88889827">
                <text:p>1098513.88889827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1099248.18314974">
                <text:p>1099248.18314974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1099958.84444935">
                <text:p>1099958.84444935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1100646.61897956">
                <text:p>1100646.61897956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1101312.23029576">
                <text:p>1101312.23029576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1101956.37995141">
                <text:p>1101956.37995141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1102579.74811015">
                <text:p>1102579.74811015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1103182.99414455">
                <text:p>1103182.99414455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1103766.75722181">
                <text:p>1103766.75722181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1104331.65687621">
                <text:p>1104331.65687621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1104878.29356851">
                <text:p>1104878.29356851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1105407.24923229">
                <text:p>1105407.24923229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1105919.08780741">
                <text:p>1105919.08780741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1106414.35576059">
                <text:p>1106414.35576059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1106893.58259339">
                <text:p>1106893.58259339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1107357.28133755">
                <text:p>1107357.28133755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1107805.94903804">
                <text:p>1107805.94903804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1108240.0672238">
                <text:p>1108240.0672238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1108660.10236651">
                <text:p>1108660.10236651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109066.50632739">
                <text:p>1109066.50632739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1109459.71679244">
                <text:p>1109459.71679244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109840.15769614">
                <text:p>1109840.15769614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110208.23963384">
                <text:p>1110208.23963384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110564.36026314">
                <text:p>1110564.36026314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110908.90469436">
                <text:p>1110908.90469436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111242.24587037">
                <text:p>1111242.24587037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1111564.74493599">
                <text:p>1111564.7449359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111876.75159714">
                <text:p>1111876.75159714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112178.60447">
                <text:p>1112178.60447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112470.63142038">
                <text:p>1112470.63142038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112753.14989347">
                <text:p>1112753.14989347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1113026.46723432">
                <text:p>1113026.46723432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1113290.88099905">
                <text:p>1113290.88099905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113546.67925724">
                <text:p>1113546.67925724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1113794.14088554">
                <text:p>1113794.140885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1114033.53585279">
                <text:p>1114033.53585279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1114265.1254968">
                <text:p>1114265.1254968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1114489.16279309">
                <text:p>1114489.16279309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1114705.89261572">
                <text:p>1114705.8926157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1114915.55199036">
                <text:p>1114915.55199036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1115118.37033999">
                <text:p>1115118.37033999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1115314.56972317">
                <text:p>1115314.56972317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1115504.3650653">
                <text:p>1115504.365065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1115687.96438289">
                <text:p>1115687.96438289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1115865.56900113">
                <text:p>1115865.56900113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116037.37376487">
                <text:p>1116037.37376487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1116203.56724329">
                <text:p>1116203.56724329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1116364.33192828">
                <text:p>1116364.33192828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1116519.84442688">
                <text:p>1116519.84442688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1116670.27564773">
                <text:p>1116670.27564773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1116815.79098197">
                <text:p>1116815.79098197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116956.55047848">
                <text:p>1116956.55047848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117092.7090138">
                <text:p>1117092.7090138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1117224.41645679">
                <text:p>1117224.41645679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1117351.81782822">
                <text:p>1117351.81782822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117475.05345543">
                <text:p>1117475.05345543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117594.25912219">
                <text:p>1117594.25912219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1117709.56621391">
                <text:p>1117709.56621391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117821.10185832">
                <text:p>1117821.10185832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117928.98906179">
                <text:p>1117928.98906179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1118033.34684139">
                <text:p>1118033.34684139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1118134.2903528">
                <text:p>1118134.2903528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118231.9310142">
                <text:p>1118231.9310142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1118326.37662635">
                <text:p>1118326.37662635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118417.73148881">
                <text:p>1118417.73148881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1118506.09651253">
                <text:p>1118506.09651253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1118591.56932893">
                <text:p>1118591.56932893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1118674.24439547">
                <text:p>1118674.24439547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1118754.21309795">
                <text:p>1118754.21309795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118831.56384951">
                <text:p>1118831.56384951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118906.38218655">
                <text:p>1118906.38218655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118978.75086159">
                <text:p>1118978.75086159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119048.74993313">
                <text:p>1119048.74993313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119116.45685277">
                <text:p>1119116.45685277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119181.9465494">
                <text:p>1119181.9465494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119245.29151088">
                <text:p>1119245.29151088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119306.56186296">
                <text:p>1119306.56186296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119365.82544578">
                <text:p>1119365.82544578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119423.14788791">
                <text:p>1119423.14788791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119478.59267796">
                <text:p>1119478.5926779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119532.22123401">
                <text:p>1119532.22123401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1119584.09297069">
                <text:p>1119584.09297069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119634.26536422">
                <text:p>1119634.2653642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119682.79401528">
                <text:p>1119682.79401528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119729.73270993">
                <text:p>1119729.73270993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119775.13347851">
                <text:p>1119775.13347851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119819.04665268">
                <text:p>1119819.04665268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119861.52092065">
                <text:p>1119861.52092065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119902.60338057">
                <text:p>1119902.60338057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119942.33959223">
                <text:p>1119942.33959223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119980.77362713">
                <text:p>1119980.77362713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120017.94811686">
                <text:p>1120017.94811686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120053.90430001">
                <text:p>1120053.90430001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120088.68206744">
                <text:p>1120088.68206744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120122.32000624">
                <text:p>1120122.32000624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120154.85544215">
                <text:p>1120154.85544215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120186.32448067">
                <text:p>1120186.3244806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120216.76204679">
                <text:p>1120216.76204679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120246.20192348">
                <text:p>1120246.20192348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120274.67678895">
                <text:p>1120274.67678895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120302.21825261">
                <text:p>1120302.21825261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120328.85688997">
                <text:p>1120328.85688997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120354.62227635">
                <text:p>1120354.62227635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120379.54301948">
                <text:p>1120379.54301948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1120403.64679115">
                <text:p>1120403.64679115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120426.96035766">
                <text:p>1120426.96035766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1120449.50960944">
                <text:p>1120449.50960944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1120471.31958963">
                <text:p>1120471.31958963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1120492.41452172">
                <text:p>1120492.41452172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1120512.81783636">
                <text:p>1120512.81783636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1120532.5521972">
                <text:p>1120532.5521972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1120551.63952602">
                <text:p>1120551.63952602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120570.10102688">
                <text:p>1120570.10102688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1120587.95720965">
                <text:p>1120587.95720965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1120605.22791262">
                <text:p>1120605.22791262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120621.93232452">
                <text:p>1120621.93232452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1120638.08900572">
                <text:p>1120638.0890057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1120653.71590877">
                <text:p>1120653.71590877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1120668.83039825">
                <text:p>1120668.83039825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1120683.44927006">
                <text:p>1120683.44927006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1120697.58876995">
                <text:p>1120697.58876995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120711.26461155">
                <text:p>1120711.26461155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120724.49199377">
                <text:p>1120724.49199377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1120737.28561762">
                <text:p>1120737.28561762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1120749.65970252">
                <text:p>1120749.65970252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1120761.62800204">
                <text:p>1120761.62800204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1120773.20381915">
                <text:p>1120773.20381915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1120784.40002097">
                <text:p>1120784.40002097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1120795.22905302">
                <text:p>1120795.22905302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1120805.70295304">
                <text:p>1120805.70295304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1120815.8333643">
                <text:p>1120815.8333643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1120825.63154855">
                <text:p>1120825.63154855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1120835.10839849">
                <text:p>1120835.10839849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1120844.27444986">
                <text:p>1120844.27444986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1120853.13989311">
                <text:p>1120853.13989311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1120861.71458474">
                <text:p>1120861.71458474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1120870.00805818">
                <text:p>1120870.00805818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1120878.02953443">
                <text:p>1120878.02953443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1120885.78793225">
                <text:p>1120885.78793225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1120893.29187808">
                <text:p>1120893.29187808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1120900.54971559">
                <text:p>1120900.54971559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1120907.56951497">
                <text:p>1120907.56951497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1120914.35908186">
                <text:p>1120914.35908186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1120920.92596605">
                <text:p>1120920.92596605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1120927.27746983">
                <text:p>1120927.27746983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120933.42065609">
                <text:p>1120933.42065609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1120939.36235622">
                <text:p>1120939.36235622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1120945.10917763">
                <text:p>1120945.10917763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1120950.66751111">
                <text:p>1120950.66751111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1120956.04353796">
                <text:p>1120956.04353796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1120961.24323679">
                <text:p>1120961.24323679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1120966.27239023">
                <text:p>1120966.27239023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1120971.1365913">
                <text:p>1120971.1365913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1120975.84124964">
                <text:p>1120975.84124964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1120980.39159754">
                <text:p>1120980.39159754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1120984.79269573">
                <text:p>1120984.79269573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1120989.04943899">
                <text:p>1120989.04943899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1120993.16656162">
                <text:p>1120993.16656162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1120997.14864269">
                <text:p>1120997.14864269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1121001.00011112">
                <text:p>1121001.00011112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1121004.72525059">
                <text:p>1121004.72525059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1121008.32820433">
                <text:p>1121008.32820433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1121011.81297971">
                <text:p>1121011.81297971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1121015.1834527">
                <text:p>1121015.1834527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1121018.44337213">
                <text:p>1121018.44337213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1121021.59636395">
                <text:p>1121021.59636395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1121024.64593517">
                <text:p>1121024.64593517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1121027.59547781">
                <text:p>1121027.59547781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1121030.44827264">
                <text:p>1121030.44827264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1121033.20749287">
                <text:p>1121033.20749287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1121035.87620762">
                <text:p>1121035.87620762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1121038.45738537">
                <text:p>1121038.45738537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1121040.95389725">
                <text:p>1121040.95389725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1121043.36852024">
                <text:p>1121043.36852024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1121045.70394023">
                <text:p>1121045.70394023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1121047.96275504">
                <text:p>1121047.96275504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121050.14747729">
                <text:p>1121050.14747729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1121052.2605372">
                <text:p>1121052.260537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1121054.30428527">
                <text:p>1121054.30428527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1121056.28099494">
                <text:p>1121056.28099494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1121058.19286506">
                <text:p>1121058.19286506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1121060.04202238">
                <text:p>1121060.0420223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1121061.83052391">
                <text:p>1121061.83052391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1121063.56035917">
                <text:p>1121063.56035917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1121065.23345245">
                <text:p>1121065.23345245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1121066.85166492">
                <text:p>1121066.85166492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1121068.4167967">
                <text:p>1121068.4167967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1121069.93058888">
                <text:p>1121069.93058888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1121071.39472545">
                <text:p>1121071.39472545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1121072.81083514">
                <text:p>1121072.81083514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1121074.1804933">
                <text:p>1121074.1804933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1121075.50522359">
                <text:p>1121075.50522359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1121076.78649968">
                <text:p>1121076.78649968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1121078.02574694">
                <text:p>1121078.02574694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1121079.22434395">
                <text:p>1121079.22434395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121080.38362411">
                <text:p>1121080.38362411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1121081.50487707">
                <text:p>1121081.50487707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1121082.58935017">
                <text:p>1121082.58935017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1121083.63824985">
                <text:p>1121083.63824985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1121084.65274298">
                <text:p>1121084.65274298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1121085.63395815">
                <text:p>1121085.63395815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1121086.58298693">
                <text:p>1121086.5829869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1121087.5008851">
                <text:p>1121087.5008851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1121088.3886738">
                <text:p>1121088.3886738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1121089.24734068">
                <text:p>1121089.2473406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1121090.07784098">
                <text:p>1121090.07784098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121090.88109862">
                <text:p>1121090.8810986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121091.65800723">
                <text:p>1121091.65800723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1121092.40943111">
                <text:p>1121092.4094311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1121093.1362062">
                <text:p>1121093.1362062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121093.83914105">
                <text:p>1121093.83914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121094.51901766">
                <text:p>1121094.51901766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21095.17659239">
                <text:p>1121095.1765923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121095.81259681">
                <text:p>1121095.81259681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121096.42773846">
                <text:p>1121096.42773846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121097.02270169">
                <text:p>1121097.02270169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121097.59814841">
                <text:p>1121097.59814841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121098.1547188">
                <text:p>1121098.1547188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121098.69303205">
                <text:p>1121098.69303205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121099.21368705">
                <text:p>1121099.21368705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121099.71726302">
                <text:p>1121099.7172630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121100.2043202">
                <text:p>1121100.2043202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121100.67540045">
                <text:p>1121100.67540045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121101.13102786">
                <text:p>1121101.13102786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121101.57170932">
                <text:p>1121101.57170932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1121101.9979351">
                <text:p>1121101.9979351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1121102.41017937">
                <text:p>1121102.41017937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121102.80890078">
                <text:p>1121102.8089007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121103.19454291">
                <text:p>1121103.19454291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121103.56753479">
                <text:p>1121103.5675347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121103.92829139">
                <text:p>1121103.92829139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121104.27721406">
                <text:p>1121104.27721406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121104.61469099">
                <text:p>1121104.61469099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121104.94109762">
                <text:p>1121104.9410976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121105.2567971">
                <text:p>1121105.256797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1105.56214065">
                <text:p>1121105.56214065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121105.85746797">
                <text:p>1121105.8574679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121106.14310763">
                <text:p>1121106.1431076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121106.41937741">
                <text:p>1121106.4193774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121106.68658467">
                <text:p>1121106.686584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121106.94502668">
                <text:p>1121106.94502668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121107.19499097">
                <text:p>1121107.19499097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121107.43675565">
                <text:p>1121107.4367556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21107.67058966">
                <text:p>1121107.6705896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121107.89675318">
                <text:p>1121107.8967531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121108.11549781">
                <text:p>1121108.1154978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121108.32706692">
                <text:p>1121108.3270669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121108.53169587">
                <text:p>1121108.5316958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21108.72961235">
                <text:p>1121108.729612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121108.92103652">
                <text:p>1121108.9210365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121109.10618136">
                <text:p>1121109.106181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121109.28525285">
                <text:p>1121109.285252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121109.45845022">
                <text:p>1121109.4584502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121109.62596615">
                <text:p>1121109.6259661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121109.78798701">
                <text:p>1121109.7879870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21109.94469307">
                <text:p>1121109.9446930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121110.09625865">
                <text:p>1121110.0962586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121110.24285239">
                <text:p>1121110.2428523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121110.38463738">
                <text:p>1121110.3846373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21110.52177135">
                <text:p>1121110.5217713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121110.65440688">
                <text:p>1121110.6544068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121110.78269154">
                <text:p>1121110.7826915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121110.90676803">
                <text:p>1121110.9067680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21111.02677441">
                <text:p>1121111.0267744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121111.14284418">
                <text:p>1121111.1428441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121111.25510648">
                <text:p>1121111.255106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121111.36368621">
                <text:p>1121111.36368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121111.46870417">
                <text:p>1121111.468704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21111.57027719">
                <text:p>1121111.5702771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121111.66851828">
                <text:p>1121111.6685182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21111.76353674">
                <text:p>1121111.7635367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121111.85543828">
                <text:p>1121111.8554382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121111.94432514">
                <text:p>1121111.9443251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21112.03029622">
                <text:p>1121112.0302962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21112.11344717">
                <text:p>1121112.1134471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21112.19387049">
                <text:p>1121112.193870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21112.27165565">
                <text:p>1121112.2716556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21112.3468892">
                <text:p>1121112.346889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21112.41965485">
                <text:p>1121112.4196548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121112.49003353">
                <text:p>1121112.4900335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21112.55810357">
                <text:p>1121112.5581035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121112.62394067">
                <text:p>1121112.6239406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121112.68761811">
                <text:p>1121112.6876181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21112.74920671">
                <text:p>1121112.7492067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21112.808775">
                <text:p>1121112.80877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1112.86638925">
                <text:p>1121112.866389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21112.92211356">
                <text:p>1121112.9221135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121112.97600992">
                <text:p>1121112.9760099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121113.02813831">
                <text:p>1121113.0281383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121113.07855671">
                <text:p>1121113.0785567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121113.12732122">
                <text:p>1121113.1273212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121113.17448608">
                <text:p>1121113.1744860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121113.22010379">
                <text:p>1121113.22010379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121113.26422508">
                <text:p>1121113.2642250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121113.30689904">
                <text:p>1121113.3068990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121113.34817316">
                <text:p>1121113.34817316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121113.38809334">
                <text:p>1121113.3880933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121113.42670401">
                <text:p>1121113.4267040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121113.46404812">
                <text:p>1121113.4640481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121113.50016722">
                <text:p>1121113.50016722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121113.53510149">
                <text:p>1121113.53510149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121113.5688898">
                <text:p>1121113.5688898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121113.60156974">
                <text:p>1121113.6015697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121113.63317767">
                <text:p>1121113.63317767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121113.66374875">
                <text:p>1121113.6637487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121113.69331699">
                <text:p>1121113.69331699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121113.7219153">
                <text:p>1121113.721915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121113.74957549">
                <text:p>1121113.7495754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121113.77632833">
                <text:p>1121113.7763283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121113.80220359">
                <text:p>1121113.8022035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121113.82723005">
                <text:p>1121113.8272300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121113.85143556">
                <text:p>1121113.8514355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121113.87484705">
                <text:p>1121113.8748470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121113.89749056">
                <text:p>1121113.897490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121113.91939129">
                <text:p>1121113.9193912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121113.9405736">
                <text:p>1121113.9405736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121113.96106106">
                <text:p>1121113.96106106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121113.98087646">
                <text:p>1121113.9808764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21114.00004185">
                <text:p>1121114.0000418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21114.01857855">
                <text:p>1121114.018578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21114.03650719">
                <text:p>1121114.0365071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21114.0538477">
                <text:p>1121114.053847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1114.07061939">
                <text:p>1121114.07061939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1114.08684091">
                <text:p>1121114.0868409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21114.10253031">
                <text:p>1121114.1025303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21114.11770504">
                <text:p>1121114.1177050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21114.13238199">
                <text:p>1121114.1323819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21114.14657749">
                <text:p>1121114.1465774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21114.16030733">
                <text:p>1121114.16030733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21114.17358678">
                <text:p>1121114.17358678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21114.18643062">
                <text:p>1121114.1864306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21114.19885314">
                <text:p>1121114.1988531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21114.21086816">
                <text:p>1121114.21086816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21114.22248905">
                <text:p>1121114.2224890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21114.23372873">
                <text:p>1121114.2337287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21114.24459971">
                <text:p>1121114.2445997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21114.25511409">
                <text:p>1121114.25511409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121114.26528356">
                <text:p>1121114.26528356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121114.27511944">
                <text:p>1121114.2751194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121114.28463267">
                <text:p>1121114.2846326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121114.29383383">
                <text:p>1121114.2938338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121114.30273316">
                <text:p>1121114.30273316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121114.31134057">
                <text:p>1121114.3113405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121114.31966562">
                <text:p>1121114.3196656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121114.32771758">
                <text:p>1121114.3277175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121114.33550541">
                <text:p>1121114.3355054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121114.34303777">
                <text:p>1121114.3430377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121114.35032305">
                <text:p>1121114.3503230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121114.35736935">
                <text:p>1121114.3573693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121114.3641845">
                <text:p>1121114.364184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121114.37077609">
                <text:p>1121114.3707760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21114.37715146">
                <text:p>1121114.3771514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121114.38331769">
                <text:p>1121114.38331769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121114.38928165">
                <text:p>1121114.3892816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121114.39504997">
                <text:p>1121114.3950499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121114.40062907">
                <text:p>1121114.4006290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121114.40602516">
                <text:p>1121114.4060251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121114.41124424">
                <text:p>1121114.4112442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121114.41629211">
                <text:p>1121114.4162921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21114.4211744">
                <text:p>1121114.421174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21114.42589653">
                <text:p>1121114.4258965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21114.43046376">
                <text:p>1121114.4304637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21114.43488117">
                <text:p>1121114.4348811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21114.43915367">
                <text:p>1121114.4391536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21114.44328602">
                <text:p>1121114.4432860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121114.44728282">
                <text:p>1121114.4472828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121114.4511485">
                <text:p>1121114.451148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121114.45488738">
                <text:p>1121114.4548873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121114.45850361">
                <text:p>1121114.4585036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121114.46200122">
                <text:p>1121114.4620012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121114.46538409">
                <text:p>1121114.46538409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121114.468656">
                <text:p>1121114.468656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121114.47182057">
                <text:p>1121114.4718205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121114.47488134">
                <text:p>1121114.4748813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121114.4778417">
                <text:p>1121114.477841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121114.48070495">
                <text:p>1121114.4807049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121114.48347428">
                <text:p>1121114.48347428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121114.48615276">
                <text:p>1121114.4861527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121114.48874338">
                <text:p>1121114.4887433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121114.49124902">
                <text:p>1121114.49124902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121114.49367247">
                <text:p>1121114.49367247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121114.49601642">
                <text:p>1121114.4960164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121114.49828348">
                <text:p>1121114.4982834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121114.50047617">
                <text:p>1121114.5004761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121114.50259694">
                <text:p>1121114.5025969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121114.50464813">
                <text:p>1121114.5046481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121114.50663204">
                <text:p>1121114.5066320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121114.50855087">
                <text:p>1121114.5085508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121114.51040676">
                <text:p>1121114.5104067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121114.51220177">
                <text:p>1121114.5122017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121114.51393789">
                <text:p>1121114.5139378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121114.51561707">
                <text:p>1121114.5156170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121114.51724116">
                <text:p>1121114.5172411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121114.51881198">
                <text:p>1121114.51881198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121114.52033126">
                <text:p>1121114.5203312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121114.52180071">
                <text:p>1121114.5218007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121114.52322196">
                <text:p>1121114.5232219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121114.52459659">
                <text:p>1121114.52459659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121114.52592612">
                <text:p>1121114.5259261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121114.52721204">
                <text:p>1121114.5272120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121114.52845578">
                <text:p>1121114.5284557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121114.52965872">
                <text:p>1121114.5296587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121114.5308222">
                <text:p>1121114.530822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121114.53194751">
                <text:p>1121114.5319475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121114.53303591">
                <text:p>1121114.5330359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121114.5340886">
                <text:p>1121114.534088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121114.53510677">
                <text:p>1121114.5351067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121114.53609153">
                <text:p>1121114.5360915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121114.53704399">
                <text:p>1121114.5370439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121114.53796521">
                <text:p>1121114.5379652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121114.5388562">
                <text:p>1121114.538856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121114.53971797">
                <text:p>1121114.5397179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121114.54055147">
                <text:p>1121114.5405514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121114.54135763">
                <text:p>1121114.5413576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121114.54213735">
                <text:p>1121114.5421373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121114.54289148">
                <text:p>1121114.5428914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121114.54362088">
                <text:p>1121114.5436208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121114.54432636">
                <text:p>1121114.5443263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121114.54500869">
                <text:p>1121114.54500869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121114.54566863">
                <text:p>1121114.5456686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121114.54630693">
                <text:p>1121114.5463069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121114.54692429">
                <text:p>1121114.5469242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121114.5475214">
                <text:p>1121114.547521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121114.54809892">
                <text:p>1121114.5480989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121114.5486575">
                <text:p>1121114.548657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21114.54919775">
                <text:p>1121114.5491977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121114.54972029">
                <text:p>1121114.5497202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121114.55022568">
                <text:p>1121114.5502256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121114.55071449">
                <text:p>1121114.55071449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121114.55118727">
                <text:p>1121114.5511872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121114.55164454">
                <text:p>1121114.5516445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121114.55208681">
                <text:p>1121114.55208681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121114.55251457">
                <text:p>1121114.55251457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121114.5529283">
                <text:p>1121114.552928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121114.55332845">
                <text:p>1121114.5533284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121114.55371548">
                <text:p>1121114.5537154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121114.55408982">
                <text:p>1121114.5540898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121114.55445188">
                <text:p>1121114.5544518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121114.55480205">
                <text:p>1121114.5548020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121114.55514075">
                <text:p>1121114.5551407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121114.55546833">
                <text:p>1121114.55546833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121114.55578516">
                <text:p>1121114.55578516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121114.55609161">
                <text:p>1121114.5560916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121114.556388">
                <text:p>1121114.55638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121114.55667466">
                <text:p>1121114.5566746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121114.55695193">
                <text:p>1121114.5569519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121114.5572201">
                <text:p>1121114.557220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121114.55747947">
                <text:p>1121114.55747947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121114.55773033">
                <text:p>1121114.55773033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121114.55797297">
                <text:p>1121114.5579729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121114.55820764">
                <text:p>1121114.5582076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121114.55843462">
                <text:p>1121114.55843462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121114.55865415">
                <text:p>1121114.5586541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121114.55886648">
                <text:p>1121114.55886648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121114.55907185">
                <text:p>1121114.5590718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21114.55927047">
                <text:p>1121114.55927047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121114.55946259">
                <text:p>1121114.55946259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121114.5596484">
                <text:p>1121114.559648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121114.55982811">
                <text:p>1121114.5598281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1121114.56000193">
                <text:p>1121114.56000193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121114.56017005">
                <text:p>1121114.5601700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121114.56033265">
                <text:p>1121114.5603326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121114.56048992">
                <text:p>1121114.5604899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121114.56064203">
                <text:p>1121114.5606420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121114.56078915">
                <text:p>1121114.5607891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121114.56093145">
                <text:p>1121114.5609314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121114.56106908">
                <text:p>1121114.5610690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121114.56120219">
                <text:p>1121114.5612021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121114.56133093">
                <text:p>1121114.5613309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121114.56145546">
                <text:p>1121114.56145546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121114.56157589">
                <text:p>1121114.56157589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121114.56169238">
                <text:p>1121114.5616923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121114.56180505">
                <text:p>1121114.5618050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121114.56191402">
                <text:p>1121114.5619140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121114.56201941">
                <text:p>1121114.5620194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121114.56212135">
                <text:p>1121114.5621213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121114.56221994">
                <text:p>1121114.5622199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121114.5623153">
                <text:p>1121114.562315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121114.56240754">
                <text:p>1121114.5624075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121114.56249674">
                <text:p>1121114.5624967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121114.56258302">
                <text:p>1121114.5625830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121114.56266647">
                <text:p>1121114.56266647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121114.56274718">
                <text:p>1121114.5627471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121114.56282525">
                <text:p>1121114.5628252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121114.56290075">
                <text:p>1121114.5629007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121114.56297378">
                <text:p>1121114.5629737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121114.56304441">
                <text:p>1121114.5630444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121114.56311273">
                <text:p>1121114.5631127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121114.5631788">
                <text:p>1121114.5631788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121114.56324271">
                <text:p>1121114.5632427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121114.56330452">
                <text:p>1121114.56330452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121114.5633643">
                <text:p>1121114.563364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121114.56342212">
                <text:p>1121114.5634221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121114.56347804">
                <text:p>1121114.5634780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121114.56353213">
                <text:p>1121114.5635321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121114.56358445">
                <text:p>1121114.5635844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121114.56363505">
                <text:p>1121114.5636350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121114.56368399">
                <text:p>1121114.56368399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121114.56373132">
                <text:p>1121114.56373132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121114.5637771">
                <text:p>1121114.563777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121114.56382138">
                <text:p>1121114.5638213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121114.56386421">
                <text:p>1121114.5638642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121114.56390563">
                <text:p>1121114.5639056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121114.5639457">
                <text:p>1121114.563945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121114.56398445">
                <text:p>1121114.5639844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21114.56402192">
                <text:p>1121114.56402192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121114.56405817">
                <text:p>1121114.56405817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121114.56409323">
                <text:p>1121114.5640932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21114.56412714">
                <text:p>1121114.5641271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121114.56415994">
                <text:p>1121114.56415994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21114.56419166">
                <text:p>1121114.56419166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21114.56422234">
                <text:p>1121114.56422234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121114.56425202">
                <text:p>1121114.5642520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121114.56428072">
                <text:p>1121114.5642807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121114.56430848">
                <text:p>1121114.5643084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21114.56433533">
                <text:p>1121114.56433533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121114.56436129">
                <text:p>1121114.5643612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121114.56438641">
                <text:p>1121114.5643864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121114.5644107">
                <text:p>1121114.5644107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121114.5644342">
                <text:p>1121114.5644342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121114.56445692">
                <text:p>1121114.56445692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121114.5644789">
                <text:p>1121114.5644789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121114.56450016">
                <text:p>1121114.56450016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121114.56452072">
                <text:p>1121114.5645207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121114.56454061">
                <text:p>1121114.5645406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121114.56455984">
                <text:p>1121114.5645598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121114.56457845">
                <text:p>1121114.5645784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121114.56459644">
                <text:p>1121114.56459644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121114.56461384">
                <text:p>1121114.56461384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21114.56463067">
                <text:p>1121114.56463067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121114.56464695">
                <text:p>1121114.56464695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121114.5646627">
                <text:p>1121114.5646627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121114.56467793">
                <text:p>1121114.56467793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121114.56469266">
                <text:p>1121114.5646926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121114.56470691">
                <text:p>1121114.5647069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121114.56472068">
                <text:p>1121114.5647206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121114.56473401">
                <text:p>1121114.5647340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121114.5647469">
                <text:p>1121114.5647469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121114.56475937">
                <text:p>1121114.5647593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121114.56477143">
                <text:p>1121114.56477143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121114.56478309">
                <text:p>1121114.56478309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121114.56479437">
                <text:p>1121114.56479437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121114.56480528">
                <text:p>1121114.56480528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121114.56481583">
                <text:p>1121114.56481583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121114.56482604">
                <text:p>1121114.5648260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21114.56483591">
                <text:p>1121114.5648359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121114.56484546">
                <text:p>1121114.5648454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121114.56485469">
                <text:p>1121114.56485469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121114.56486362">
                <text:p>1121114.5648636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121114.56487226">
                <text:p>1121114.5648722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121114.56488062">
                <text:p>1121114.56488062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121114.5648887">
                <text:p>1121114.5648887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121114.56489651">
                <text:p>1121114.5648965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121114.56490407">
                <text:p>1121114.56490407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121114.56491138">
                <text:p>1121114.5649113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121114.56491845">
                <text:p>1121114.56491845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121114.56492529">
                <text:p>1121114.56492529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121114.56493191">
                <text:p>1121114.56493191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121114.56493831">
                <text:p>1121114.5649383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121114.5649445">
                <text:p>1121114.5649445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121114.56495048">
                <text:p>1121114.56495048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121114.56495627">
                <text:p>1121114.56495627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121114.56496187">
                <text:p>1121114.56496187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121114.56496729">
                <text:p>1121114.56496729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121114.56497252">
                <text:p>1121114.5649725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121114.56497759">
                <text:p>1121114.56497759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121114.56498249">
                <text:p>1121114.56498249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121114.56498723">
                <text:p>1121114.56498723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121114.56499181">
                <text:p>1121114.56499181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121114.56499625">
                <text:p>1121114.56499625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121114.56500053">
                <text:p>1121114.56500053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121114.56500468">
                <text:p>1121114.56500468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121114.56500869">
                <text:p>1121114.56500869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121114.56501257">
                <text:p>1121114.56501257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121114.56501632">
                <text:p>1121114.5650163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21114.56501995">
                <text:p>1121114.56501995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121114.56502346">
                <text:p>1121114.56502346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121114.56502686">
                <text:p>1121114.56502686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121114.56503014">
                <text:p>1121114.5650301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121114.56503332">
                <text:p>1121114.5650333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121114.56503639">
                <text:p>1121114.56503639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121114.56503936">
                <text:p>1121114.5650393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121114.56504223">
                <text:p>1121114.56504223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121114.56504501">
                <text:p>1121114.56504501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121114.5650477">
                <text:p>1121114.565047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121114.5650503">
                <text:p>1121114.5650503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121114.56505282">
                <text:p>1121114.56505282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121114.56505525">
                <text:p>1121114.56505525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121114.5650576">
                <text:p>1121114.5650576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121114.56505988">
                <text:p>1121114.56505988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121114.56506208">
                <text:p>1121114.5650620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121114.5650642">
                <text:p>1121114.565064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121114.56506626">
                <text:p>1121114.56506626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121114.56506825">
                <text:p>1121114.56506825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121114.56507018">
                <text:p>1121114.5650701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121114.56507204">
                <text:p>1121114.56507204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121114.56507384">
                <text:p>1121114.5650738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121114.56507559">
                <text:p>1121114.56507559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121114.56507727">
                <text:p>1121114.56507727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121114.5650789">
                <text:p>1121114.5650789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121114.56508048">
                <text:p>1121114.5650804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121114.565082">
                <text:p>1121114.56508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121114.56508348">
                <text:p>1121114.56508348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121114.5650849">
                <text:p>1121114.5650849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121114.56508628">
                <text:p>1121114.5650862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121114.56508762">
                <text:p>1121114.5650876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121114.56508891">
                <text:p>1121114.5650889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121114.56509016">
                <text:p>1121114.56509016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121114.56509136">
                <text:p>1121114.56509136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121114.56509253">
                <text:p>1121114.56509253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121114.56509366">
                <text:p>1121114.56509366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121114.56509475">
                <text:p>1121114.56509475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121114.56509581">
                <text:p>1121114.5650958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121114.56509683">
                <text:p>1121114.56509683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121114.56509782">
                <text:p>1121114.5650978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121114.56509877">
                <text:p>1121114.56509877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121114.5650997">
                <text:p>1121114.5650997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121114.56510059">
                <text:p>1121114.56510059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121114.56510146">
                <text:p>1121114.56510146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121114.56510229">
                <text:p>1121114.56510229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121114.5651031">
                <text:p>1121114.565103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121114.56510389">
                <text:p>1121114.56510389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121114.56510464">
                <text:p>1121114.56510464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121114.56510538">
                <text:p>1121114.56510538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121114.56510608">
                <text:p>1121114.5651060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21114.56510677">
                <text:p>1121114.56510677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121114.56510743">
                <text:p>1121114.56510743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121114.56510807">
                <text:p>1121114.56510807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121114.56510869">
                <text:p>1121114.56510869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121114.56510929">
                <text:p>1121114.56510929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121114.56510987">
                <text:p>1121114.56510987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121114.56511043">
                <text:p>1121114.56511043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121114.56511097">
                <text:p>1121114.5651109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121114.5651115">
                <text:p>1121114.5651115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121114.565112">
                <text:p>1121114.56511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21114.56511249">
                <text:p>1121114.56511249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121114.56511297">
                <text:p>1121114.56511297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121114.56511343">
                <text:p>1121114.5651134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121114.56511387">
                <text:p>1121114.56511387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121114.5651143">
                <text:p>1121114.5651143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121114.56511472">
                <text:p>1121114.56511472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121114.56511512">
                <text:p>1121114.56511512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121114.56511551">
                <text:p>1121114.56511551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121114.56511588">
                <text:p>1121114.56511588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121114.56511625">
                <text:p>1121114.5651162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121114.5651166">
                <text:p>1121114.5651166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121114.56511694">
                <text:p>1121114.5651169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121114.56511727">
                <text:p>1121114.56511727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121114.56511758">
                <text:p>1121114.5651175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121114.56511789">
                <text:p>1121114.5651178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121114.56511819">
                <text:p>1121114.56511819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121114.56511848">
                <text:p>1121114.56511848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121114.56511875">
                <text:p>1121114.56511875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121114.56511902">
                <text:p>1121114.5651190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121114.56511928">
                <text:p>1121114.5651192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121114.56511954">
                <text:p>1121114.56511954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121114.56511978">
                <text:p>1121114.56511978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121114.56512001">
                <text:p>1121114.5651200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121114.56512024">
                <text:p>1121114.5651202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121114.56512046">
                <text:p>1121114.56512046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121114.56512068">
                <text:p>1121114.56512068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121114.56512088">
                <text:p>1121114.5651208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121114.56512108">
                <text:p>1121114.56512108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121114.56512127">
                <text:p>1121114.56512127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121114.56512146">
                <text:p>1121114.56512146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121114.56512164">
                <text:p>1121114.56512164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121114.56512181">
                <text:p>1121114.56512181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121114.56512198">
                <text:p>1121114.5651219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121114.56512215">
                <text:p>1121114.56512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